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</office:font-face-decls>
  <office:automatic-styles>
    <style:style style:name="P1" style:family="paragraph" style:parent-style-name="Serif_20_14" style:master-page-name="Standard">
      <style:paragraph-properties fo:text-align="center" style:justify-single-word="false" style:page-number="1"/>
      <style:text-properties officeooo:paragraph-rsid="0010b5fc"/>
    </style:style>
    <style:style style:name="P2" style:family="paragraph" style:parent-style-name="Text_20_body">
      <style:paragraph-properties fo:text-align="center" style:justify-single-word="false"/>
      <style:text-properties officeooo:paragraph-rsid="0010b5fc"/>
    </style:style>
    <style:style style:name="P3" style:family="paragraph" style:parent-style-name="Serif_20_14">
      <style:paragraph-properties fo:text-align="center" style:justify-single-word="false"/>
      <style:text-properties officeooo:paragraph-rsid="0010b5fc"/>
    </style:style>
    <style:style style:name="P4" style:family="paragraph" style:parent-style-name="Text_20_body">
      <style:paragraph-properties fo:text-align="center" style:justify-single-word="false"/>
      <style:text-properties officeooo:rsid="0031dd06" officeooo:paragraph-rsid="0010b5fc"/>
    </style:style>
    <style:style style:name="P5" style:family="paragraph" style:parent-style-name="Serif_20_14">
      <style:paragraph-properties fo:text-align="center" style:justify-single-word="false"/>
      <style:text-properties officeooo:rsid="0010ef92" officeooo:paragraph-rsid="0010ef92"/>
    </style:style>
    <style:style style:name="P6" style:family="paragraph" style:parent-style-name="Serif_20_14">
      <style:paragraph-properties fo:text-align="center" style:justify-single-word="false"/>
      <style:text-properties officeooo:paragraph-rsid="005237d1"/>
    </style:style>
    <style:style style:name="P7" style:family="paragraph" style:parent-style-name="Serif_20_14">
      <style:text-properties officeooo:paragraph-rsid="001ab04e"/>
    </style:style>
    <style:style style:name="P8" style:family="paragraph" style:parent-style-name="Serif_20_14">
      <style:paragraph-properties fo:text-align="center" style:justify-single-word="false"/>
    </style:style>
    <style:style style:name="P9" style:family="paragraph" style:parent-style-name="Serif_20_14">
      <style:paragraph-properties fo:text-align="start" style:justify-single-word="false"/>
      <style:text-properties officeooo:paragraph-rsid="0010b5fc"/>
    </style:style>
    <style:style style:name="P10" style:family="paragraph" style:parent-style-name="Serif_20_14">
      <style:paragraph-properties fo:text-align="center" style:justify-single-word="false"/>
      <style:text-properties officeooo:paragraph-rsid="0010ef92"/>
    </style:style>
    <style:style style:name="P11" style:family="paragraph" style:parent-style-name="Serif_20_14">
      <style:paragraph-properties fo:text-align="start" style:justify-single-word="false"/>
      <style:text-properties officeooo:paragraph-rsid="0010ef92"/>
    </style:style>
    <style:style style:name="P12" style:family="paragraph" style:parent-style-name="Serif_20_14">
      <style:paragraph-properties fo:text-align="center" style:justify-single-word="false"/>
      <style:text-properties officeooo:paragraph-rsid="0011b77c"/>
    </style:style>
    <style:style style:name="P13" style:family="paragraph" style:parent-style-name="Serif_20_14">
      <style:paragraph-properties fo:text-align="center" style:justify-single-word="false"/>
      <style:text-properties officeooo:rsid="0011b77c" officeooo:paragraph-rsid="0011b77c"/>
    </style:style>
    <style:style style:name="P14" style:family="paragraph" style:parent-style-name="Serif_20_14">
      <style:paragraph-properties fo:text-align="end" style:justify-single-word="false"/>
      <style:text-properties officeooo:rsid="0011b77c" officeooo:paragraph-rsid="0011b77c"/>
    </style:style>
    <style:style style:name="P15" style:family="paragraph" style:parent-style-name="Serif_20_14">
      <style:paragraph-properties fo:text-align="justify" style:justify-single-word="false"/>
      <style:text-properties officeooo:rsid="0011b77c" officeooo:paragraph-rsid="0011b77c"/>
    </style:style>
    <style:style style:name="P16" style:family="paragraph" style:parent-style-name="Serif_20_14">
      <style:paragraph-properties fo:text-align="justify" style:justify-single-word="false"/>
      <style:text-properties style:text-underline-style="none" officeooo:rsid="0011b77c" officeooo:paragraph-rsid="0011b77c"/>
    </style:style>
    <style:style style:name="P17" style:family="paragraph" style:parent-style-name="Serif_20_14">
      <style:paragraph-properties fo:text-align="justify" style:justify-single-word="false"/>
      <style:text-properties fo:font-style="italic" style:text-underline-style="solid" style:text-underline-width="auto" style:text-underline-color="font-color" officeooo:rsid="0011b77c" officeooo:paragraph-rsid="0011b77c" style:font-style-asian="italic" style:font-style-complex="italic"/>
    </style:style>
    <style:style style:name="P18" style:family="paragraph" style:parent-style-name="Serif_20_14">
      <style:paragraph-properties fo:text-align="justify" style:justify-single-word="false"/>
      <style:text-properties style:text-underline-style="none" officeooo:rsid="001334d4" officeooo:paragraph-rsid="001334d4"/>
    </style:style>
    <style:style style:name="P19" style:family="paragraph" style:parent-style-name="Serif_20_14">
      <style:paragraph-properties fo:text-align="justify" style:justify-single-word="false"/>
      <style:text-properties fo:font-style="normal" style:text-underline-style="none" officeooo:rsid="001334d4" officeooo:paragraph-rsid="001334d4" style:font-style-asian="normal" style:font-style-complex="normal"/>
    </style:style>
    <style:style style:name="P20" style:family="paragraph">
      <loext:graphic-properties draw:fill-color="#ffffff"/>
    </style:style>
    <style:style style:name="P21" style:family="paragraph" style:parent-style-name="Serif_20_14">
      <style:paragraph-properties fo:text-align="justify" style:justify-single-word="false"/>
      <style:text-properties style:text-underline-style="none" officeooo:rsid="001334d4" officeooo:paragraph-rsid="0013b24c"/>
    </style:style>
    <style:style style:name="P22" style:family="paragraph" style:parent-style-name="Serif_20_14">
      <style:paragraph-properties fo:text-align="justify" style:justify-single-word="false"/>
      <style:text-properties officeooo:paragraph-rsid="0013b24c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 style:parent-style-name="Serif_20_14">
      <style:paragraph-properties fo:text-align="center" style:justify-single-word="false"/>
      <style:text-properties officeooo:paragraph-rsid="001517d9"/>
    </style:style>
    <style:style style:name="P2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1c252a"/>
    </style:style>
    <style:style style:name="P28" style:family="paragraph" style:parent-style-name="Contents_20_1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1d85c5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25a030"/>
    </style:style>
    <style:style style:name="P30" style:family="paragraph" style:parent-style-name="Contents_20_1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25a030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4aafb6"/>
    </style:style>
    <style:style style:name="P32" style:family="paragraph" style:parent-style-name="Contents_20_1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4aafb6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521c36"/>
    </style:style>
    <style:style style:name="P34" style:family="paragraph" style:parent-style-name="Contents_20_1">
      <style:paragraph-properties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paragraph-rsid="00521c36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officeooo:paragraph-rsid="004b12c4"/>
    </style:style>
    <style:style style:name="P36" style:family="paragraph" style:parent-style-name="Serif_20_14">
      <style:paragraph-properties fo:text-align="start" style:justify-single-word="false"/>
      <style:text-properties officeooo:paragraph-rsid="001517d9"/>
    </style:style>
    <style:style style:name="P37" style:family="paragraph" style:parent-style-name="Serif_20_14">
      <style:text-properties officeooo:paragraph-rsid="001517d9"/>
    </style:style>
    <style:style style:name="P38" style:family="paragraph" style:parent-style-name="Serif_20_14">
      <style:paragraph-properties fo:text-align="justify" style:justify-single-word="false"/>
    </style:style>
    <style:style style:name="P39" style:family="paragraph" style:parent-style-name="Serif_20_14">
      <style:text-properties officeooo:paragraph-rsid="0054bda8"/>
    </style:style>
    <style:style style:name="P40" style:family="paragraph" style:parent-style-name="Serif_20_14">
      <loext:graphic-properties draw:fill="none"/>
      <style:paragraph-properties fo:margin-left="1.3cm" fo:margin-right="0cm" fo:margin-top="0cm" fo:margin-bottom="0.139cm" style:contextual-spacing="false" fo:line-height="108%" fo:text-align="start" style:justify-single-word="false" fo:orphans="0" fo:widows="0" fo:text-indent="0cm" style:auto-text-indent="false" fo:break-before="page" fo:background-color="transparent"/>
    </style:style>
    <style:style style:name="P41" style:family="paragraph" style:parent-style-name="Serif_20_14">
      <style:text-properties officeooo:paragraph-rsid="00205fbf"/>
    </style:style>
    <style:style style:name="P42" style:family="paragraph" style:parent-style-name="Serif_20_14">
      <style:text-properties officeooo:paragraph-rsid="001dd158"/>
    </style:style>
    <style:style style:name="P43" style:family="paragraph" style:parent-style-name="Serif_20_14">
      <style:text-properties officeooo:paragraph-rsid="00555ee7"/>
    </style:style>
    <style:style style:name="P44" style:family="paragraph" style:parent-style-name="Serif_20_14">
      <style:text-properties officeooo:paragraph-rsid="001fbb54"/>
    </style:style>
    <style:style style:name="P45" style:family="paragraph" style:parent-style-name="Serif_20_14">
      <style:text-properties officeooo:paragraph-rsid="0057453f"/>
    </style:style>
    <style:style style:name="P46" style:family="paragraph" style:parent-style-name="Serif_20_14">
      <style:text-properties officeooo:paragraph-rsid="0022c280"/>
    </style:style>
    <style:style style:name="P47" style:family="paragraph" style:parent-style-name="Serif_20_14">
      <style:paragraph-properties fo:break-before="page"/>
    </style:style>
    <style:style style:name="P48" style:family="paragraph" style:parent-style-name="U_5f_text_5f_h">
      <style:paragraph-properties fo:line-height="100%" style:writing-mode="lr-tb"/>
    </style:style>
    <style:style style:name="P49" style:family="paragraph" style:parent-style-name="Serif_20_14">
      <style:text-properties officeooo:paragraph-rsid="005a1f09"/>
    </style:style>
    <style:style style:name="P50" style:family="paragraph" style:parent-style-name="Serif_20_14">
      <style:text-properties officeooo:paragraph-rsid="005b13d7"/>
    </style:style>
    <style:style style:name="P51" style:family="paragraph" style:parent-style-name="Serif_20_14">
      <style:text-properties officeooo:paragraph-rsid="002bc5fd"/>
    </style:style>
    <style:style style:name="P52" style:family="paragraph" style:parent-style-name="Serif_20_14">
      <style:text-properties officeooo:paragraph-rsid="005be5d9"/>
    </style:style>
    <style:style style:name="P53" style:family="paragraph" style:parent-style-name="Serif_20_14">
      <style:text-properties officeooo:paragraph-rsid="0029a564"/>
    </style:style>
    <style:style style:name="P54" style:family="paragraph" style:parent-style-name="Serif_20_14">
      <style:text-properties fo:font-weight="bold" style:font-weight-asian="bold" style:font-weight-complex="bold"/>
    </style:style>
    <style:style style:name="P55" style:family="paragraph" style:parent-style-name="Serif_20_14">
      <style:text-properties officeooo:paragraph-rsid="0060905f"/>
    </style:style>
    <style:style style:name="P56" style:family="paragraph" style:parent-style-name="Serif_20_14">
      <style:text-properties officeooo:paragraph-rsid="0092c832"/>
    </style:style>
    <style:style style:name="P57" style:family="paragraph" style:parent-style-name="Serif_20_14">
      <style:text-properties officeooo:paragraph-rsid="0062a1cb"/>
    </style:style>
    <style:style style:name="P58" style:family="paragraph" style:parent-style-name="Serif_20_14">
      <style:text-properties officeooo:paragraph-rsid="002e009c"/>
    </style:style>
    <style:style style:name="P59" style:family="paragraph" style:parent-style-name="Serif_20_14">
      <style:text-properties officeooo:paragraph-rsid="006626a6"/>
    </style:style>
    <style:style style:name="P60" style:family="paragraph" style:parent-style-name="Serif_20_14">
      <style:text-properties officeooo:paragraph-rsid="0067c879"/>
    </style:style>
    <style:style style:name="P61" style:family="paragraph" style:parent-style-name="Serif_20_14">
      <style:text-properties officeooo:paragraph-rsid="0090e864"/>
    </style:style>
    <style:style style:name="P62" style:family="paragraph" style:parent-style-name="Serif_20_14">
      <style:text-properties officeooo:paragraph-rsid="0068f7f7"/>
    </style:style>
    <style:style style:name="P63" style:family="paragraph" style:parent-style-name="Serif_20_14">
      <style:text-properties officeooo:paragraph-rsid="0066a44f"/>
    </style:style>
    <style:style style:name="P64" style:family="paragraph" style:parent-style-name="Serif_20_14">
      <style:paragraph-properties fo:text-align="justify" style:justify-single-word="false"/>
      <style:text-properties officeooo:paragraph-rsid="006defb6"/>
    </style:style>
    <style:style style:name="P65" style:family="paragraph" style:parent-style-name="Serif_20_14">
      <style:text-properties officeooo:paragraph-rsid="003ec02b"/>
    </style:style>
    <style:style style:name="P66" style:family="paragraph" style:parent-style-name="Serif_20_14">
      <style:text-properties fo:font-weight="bold" officeooo:paragraph-rsid="003ec02b" style:font-weight-asian="bold" style:font-weight-complex="bold"/>
    </style:style>
    <style:style style:name="P67" style:family="paragraph" style:parent-style-name="Serif_20_14">
      <style:text-properties officeooo:paragraph-rsid="007c35ce"/>
    </style:style>
    <style:style style:name="P68" style:family="paragraph" style:parent-style-name="Serif_20_14">
      <style:text-properties officeooo:paragraph-rsid="00408650"/>
    </style:style>
    <style:style style:name="P69" style:family="paragraph" style:parent-style-name="Serif_20_14">
      <style:text-properties fo:font-weight="bold" officeooo:paragraph-rsid="00408650" style:font-weight-asian="bold" style:font-weight-complex="bold"/>
    </style:style>
    <style:style style:name="P70" style:family="paragraph" style:parent-style-name="Serif_20_14">
      <style:text-properties officeooo:paragraph-rsid="006defb6"/>
    </style:style>
    <style:style style:name="P71" style:family="paragraph" style:parent-style-name="Serif_20_14">
      <style:text-properties officeooo:paragraph-rsid="006eea08"/>
    </style:style>
    <style:style style:name="P72" style:family="paragraph" style:parent-style-name="Serif_20_14">
      <style:text-properties officeooo:paragraph-rsid="0072ba9f"/>
    </style:style>
    <style:style style:name="P73" style:family="paragraph" style:parent-style-name="Serif_20_14">
      <style:text-properties officeooo:paragraph-rsid="006f5d70"/>
    </style:style>
    <style:style style:name="P74" style:family="paragraph" style:parent-style-name="Serif_20_14">
      <style:text-properties officeooo:paragraph-rsid="0075bd44"/>
    </style:style>
    <style:style style:name="P75" style:family="paragraph" style:parent-style-name="Serif_20_14">
      <style:text-properties officeooo:paragraph-rsid="004e8365"/>
    </style:style>
    <style:style style:name="P76" style:family="paragraph" style:parent-style-name="Serif_20_14">
      <style:text-properties fo:font-style="normal" style:text-underline-style="none" fo:font-weight="bold" officeooo:rsid="004e8365" officeooo:paragraph-rsid="004e8365" style:font-style-asian="normal" style:font-weight-asian="bold" style:font-style-complex="normal" style:font-weight-complex="bold"/>
    </style:style>
    <style:style style:name="P77" style:family="paragraph" style:parent-style-name="Serif_20_14">
      <style:text-properties fo:font-style="normal" style:text-underline-style="none" fo:font-weight="normal" officeooo:rsid="00774a0e" officeooo:paragraph-rsid="004e8365" style:font-style-asian="normal" style:font-weight-asian="normal" style:font-style-complex="normal" style:font-weight-complex="normal"/>
    </style:style>
    <style:style style:name="P78" style:family="paragraph" style:parent-style-name="Serif_20_14">
      <style:paragraph-properties fo:text-align="center" style:justify-single-word="false" fo:break-before="page"/>
      <style:text-properties fo:font-style="normal" style:text-underline-style="none" fo:font-weight="bold" officeooo:rsid="00521c36" officeooo:paragraph-rsid="004e8365" style:font-style-asian="normal" style:font-weight-asian="bold" style:font-style-complex="normal" style:font-weight-complex="bold"/>
    </style:style>
    <style:style style:name="P79" style:family="paragraph" style:parent-style-name="Serif_20_14">
      <style:paragraph-properties fo:text-align="center" style:justify-single-word="false"/>
      <style:text-properties fo:font-weight="bold" officeooo:rsid="00521c36" officeooo:paragraph-rsid="00521c36" style:font-weight-asian="bold" style:font-weight-complex="bold"/>
    </style:style>
    <style:style style:name="P80" style:family="paragraph" style:parent-style-name="Serif_20_14">
      <style:text-properties officeooo:paragraph-rsid="00521c36"/>
    </style:style>
    <style:style style:name="P81" style:family="paragraph" style:parent-style-name="Serif_20_14">
      <style:paragraph-properties fo:text-align="justify" style:justify-single-word="false"/>
      <style:text-properties fo:font-style="normal" style:text-underline-style="none" officeooo:rsid="00885925" officeooo:paragraph-rsid="00521c36" style:font-style-asian="normal" style:font-style-complex="normal"/>
    </style:style>
    <style:style style:name="P82" style:family="paragraph" style:parent-style-name="Serif_20_14">
      <style:paragraph-properties fo:text-align="justify" style:justify-single-word="false"/>
      <style:text-properties officeooo:paragraph-rsid="00521c36"/>
    </style:style>
    <style:style style:name="P83" style:family="paragraph" style:parent-style-name="Serif_20_14">
      <style:paragraph-properties fo:text-align="center" style:justify-single-word="false" fo:break-before="page"/>
      <style:text-properties fo:font-style="normal" style:text-underline-style="none" fo:font-weight="bold" officeooo:rsid="00521c36" officeooo:paragraph-rsid="00521c36" style:font-style-asian="normal" style:font-weight-asian="bold" style:font-style-complex="normal" style:font-weight-complex="bold"/>
    </style:style>
    <style:style style:name="P84" style:family="paragraph" style:parent-style-name="Serif_20_14">
      <style:paragraph-properties fo:margin-top="0cm" fo:margin-bottom="0cm" style:contextual-spacing="true" fo:text-align="justify" style:justify-single-word="false"/>
      <style:text-properties officeooo:paragraph-rsid="008a0aab"/>
    </style:style>
    <style:style style:name="P85" style:family="paragraph" style:parent-style-name="Serif_20_14">
      <style:paragraph-properties fo:margin-top="0cm" fo:margin-bottom="0cm" style:contextual-spacing="true"/>
      <style:text-properties officeooo:paragraph-rsid="008ab15a"/>
    </style:style>
    <style:style style:name="P86" style:family="paragraph" style:parent-style-name="Serif_20_14">
      <style:paragraph-properties fo:text-align="center" style:justify-single-word="false"/>
      <style:text-properties fo:font-style="normal" style:text-underline-style="none" fo:font-weight="normal" officeooo:rsid="00521c36" officeooo:paragraph-rsid="00521c36" style:font-style-asian="normal" style:font-weight-asian="normal" style:font-style-complex="normal" style:font-weight-complex="normal"/>
    </style:style>
    <style:style style:name="P87" style:family="paragraph" style:parent-style-name="Serif_20_14">
      <style:paragraph-properties fo:text-align="center" style:justify-single-word="false"/>
      <style:text-properties fo:font-style="normal" style:text-underline-style="none" fo:font-weight="normal" officeooo:rsid="00521c36" officeooo:paragraph-rsid="007f672b" style:font-style-asian="normal" style:font-weight-asian="normal" style:font-style-complex="normal" style:font-weight-complex="normal"/>
    </style:style>
    <style:style style:name="P88" style:family="paragraph" style:parent-style-name="Serif_20_14">
      <style:paragraph-properties fo:text-align="center" style:justify-single-word="false"/>
      <style:text-properties officeooo:paragraph-rsid="00521c36"/>
    </style:style>
    <style:style style:name="P89" style:family="paragraph" style:parent-style-name="Serif_20_14">
      <style:paragraph-properties fo:text-align="center" style:justify-single-word="false"/>
      <style:text-properties fo:font-style="normal" style:text-underline-style="none" fo:font-weight="bold" officeooo:rsid="00521c36" officeooo:paragraph-rsid="00521c36" style:font-style-asian="normal" style:font-weight-asian="bold" style:font-style-complex="normal" style:font-weight-complex="bold"/>
    </style:style>
    <style:style style:name="P90" style:family="paragraph" style:parent-style-name="Serif_20_14">
      <style:paragraph-properties fo:text-align="center" style:justify-single-word="false"/>
      <style:text-properties fo:font-style="normal" style:text-underline-style="none" fo:font-weight="normal" officeooo:rsid="00521c36" officeooo:paragraph-rsid="008148d9" style:font-style-asian="normal" style:font-weight-asian="normal" style:font-style-complex="normal" style:font-weight-complex="normal"/>
    </style:style>
    <style:style style:name="P91" style:family="paragraph" style:parent-style-name="Serif_20_14">
      <style:paragraph-properties fo:text-align="center" style:justify-single-word="false"/>
      <style:text-properties fo:font-weight="normal" officeooo:rsid="00521c36" officeooo:paragraph-rsid="00521c36" style:font-style-asian="normal" style:font-weight-asian="normal" style:font-style-complex="normal" style:font-weight-complex="normal"/>
    </style:style>
    <style:style style:name="T1" style:family="text">
      <style:text-properties officeooo:rsid="00386e86"/>
    </style:style>
    <style:style style:name="T2" style:family="text">
      <style:text-properties fo:letter-spacing="-0.011cm"/>
    </style:style>
    <style:style style:name="T3" style:family="text">
      <style:text-properties fo:letter-spacing="-0.005cm"/>
    </style:style>
    <style:style style:name="T4" style:family="text">
      <style:text-properties fo:letter-spacing="-0.009cm"/>
    </style:style>
    <style:style style:name="T5" style:family="text">
      <style:text-properties fo:letter-spacing="-0.007cm"/>
    </style:style>
    <style:style style:name="T6" style:family="text">
      <style:text-properties fo:letter-spacing="-0.014cm"/>
    </style:style>
    <style:style style:name="T7" style:family="text">
      <style:text-properties fo:letter-spacing="-0.004cm"/>
    </style:style>
    <style:style style:name="T8" style:family="text">
      <style:text-properties fo:letter-spacing="-0.016cm"/>
    </style:style>
    <style:style style:name="T9" style:family="text">
      <style:text-properties fo:letter-spacing="-0.012cm"/>
    </style:style>
    <style:style style:name="T10" style:family="text">
      <style:text-properties officeooo:rsid="0030b163"/>
    </style:style>
    <style:style style:name="T11" style:family="text">
      <style:text-properties officeooo:rsid="005237d1"/>
    </style:style>
    <style:style style:name="T12" style:family="text">
      <style:text-properties officeooo:rsid="0078db8d"/>
    </style:style>
    <style:style style:name="T13" style:family="text">
      <style:text-properties fo:letter-spacing="-0.002cm"/>
    </style:style>
    <style:style style:name="T14" style:family="text">
      <style:text-properties fo:letter-spacing="-0.002cm" officeooo:rsid="0010ef92"/>
    </style:style>
    <style:style style:name="T15" style:family="text">
      <style:text-properties fo:letter-spacing="-0.002cm" officeooo:rsid="005237d1"/>
    </style:style>
    <style:style style:name="T16" style:family="text">
      <style:text-properties officeooo:rsid="0010ef92"/>
    </style:style>
    <style:style style:name="T17" style:family="text">
      <style:text-properties officeooo:rsid="004e425f"/>
    </style:style>
    <style:style style:name="T18" style:family="text">
      <style:text-properties officeooo:rsid="0011b77c"/>
    </style:style>
    <style:style style:name="T19" style:family="text">
      <style:text-properties style:text-underline-style="solid" style:text-underline-width="auto" style:text-underline-color="font-color" officeooo:rsid="005237d1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officeooo:rsid="005237d1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543bb7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officeooo:rsid="001334d4"/>
    </style:style>
    <style:style style:name="T25" style:family="text">
      <style:text-properties fo:font-style="italic" style:text-underline-style="solid" style:text-underline-width="auto" style:text-underline-color="font-color" officeooo:rsid="0013b24c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officeooo:rsid="0013b24c" style:font-style-asian="italic" style:font-weight-asian="normal" style:font-style-complex="italic" style:font-weight-complex="normal"/>
    </style:style>
    <style:style style:name="T27" style:family="text">
      <style:text-properties officeooo:rsid="0013b24c" style:font-style-asian="normal" style:font-weight-asian="normal" style:font-style-complex="normal" style:font-weight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weight-asian="normal" style:font-style-complex="italic" style:font-weight-complex="normal"/>
    </style:style>
    <style:style style:name="T29" style:family="text">
      <style:text-properties fo:letter-spacing="-0.004cm" fo:font-style="normal" style:text-underline-style="none" officeooo:rsid="0013b24c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officeooo:rsid="0013b24c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officeooo:rsid="0013b24c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officeooo:rsid="00543bb7" style:font-style-asian="normal" style:font-weight-asian="normal" style:font-style-complex="normal" style:font-weight-complex="normal"/>
    </style:style>
    <style:style style:name="T33" style:family="text">
      <style:text-properties fo:font-weight="bold" officeooo:rsid="001517d9" style:font-weight-asian="bold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fo:font-style="normal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1c252a" style:font-size-asian="14pt" style:font-style-asian="normal" style:font-size-complex="14pt" style:font-style-complex="normal"/>
    </style:style>
    <style:style style:name="T37" style:family="text">
      <style:text-properties fo:font-size="14pt" officeooo:rsid="001c252a" style:font-size-asian="14pt" style:font-size-complex="14pt"/>
    </style:style>
    <style:style style:name="T38" style:family="text">
      <style:text-properties fo:font-size="14pt" officeooo:rsid="005ef3fd" style:font-size-asian="14pt" style:font-size-complex="14pt"/>
    </style:style>
    <style:style style:name="T39" style:family="text">
      <style:text-properties fo:font-size="14pt" officeooo:rsid="002bc5fd" style:font-size-asian="14pt" style:font-size-complex="14pt"/>
    </style:style>
    <style:style style:name="T40" style:family="text">
      <style:text-properties fo:font-size="14pt" style:font-size-asian="14pt" style:font-style-asian="italic" style:font-size-complex="14pt" style:font-style-complex="italic"/>
    </style:style>
    <style:style style:name="T41" style:family="text">
      <style:text-properties fo:font-size="14pt" officeooo:rsid="001c252a" style:font-size-asian="14pt" style:font-style-asian="italic" style:font-size-complex="14pt" style:font-style-complex="italic"/>
    </style:style>
    <style:style style:name="T42" style:family="text">
      <style:text-properties fo:font-size="14pt" officeooo:rsid="001d85c5" style:font-size-asian="14pt" style:font-style-asian="italic" style:font-size-complex="14pt" style:font-style-complex="italic"/>
    </style:style>
    <style:style style:name="T43" style:family="text">
      <style:text-properties fo:font-size="14pt" officeooo:rsid="005ef3fd" style:font-size-asian="14pt" style:font-style-asian="italic" style:font-size-complex="14pt" style:font-style-complex="italic"/>
    </style:style>
    <style:style style:name="T44" style:family="text">
      <style:text-properties fo:font-size="14pt" officeooo:rsid="002bc5fd" style:font-size-asian="14pt" style:font-style-asian="italic" style:font-size-complex="14pt" style:font-style-complex="italic"/>
    </style:style>
    <style:style style:name="T45" style:family="text">
      <style:text-properties fo:font-size="14pt" officeooo:rsid="0025a030" style:font-size-asian="14pt" style:font-size-complex="14pt"/>
    </style:style>
    <style:style style:name="T46" style:family="text">
      <style:text-properties fo:font-size="14pt" officeooo:rsid="0025a030" style:font-size-asian="14pt" style:font-style-asian="italic" style:font-size-complex="14pt" style:font-style-complex="italic"/>
    </style:style>
    <style:style style:name="T47" style:family="text">
      <style:text-properties fo:font-size="14pt" officeooo:rsid="006bf830" style:font-size-asian="14pt" style:font-style-asian="italic" style:font-size-complex="14pt" style:font-style-complex="italic"/>
    </style:style>
    <style:style style:name="T48" style:family="text">
      <style:text-properties fo:font-size="14pt" officeooo:rsid="00394af4" style:font-size-asian="14pt" style:font-size-complex="14pt"/>
    </style:style>
    <style:style style:name="T49" style:family="text">
      <style:text-properties fo:font-size="14pt" officeooo:rsid="004aafb6" style:font-size-asian="14pt" style:font-size-complex="14pt"/>
    </style:style>
    <style:style style:name="T50" style:family="text">
      <style:text-properties fo:font-size="14pt" officeooo:rsid="00521c36" style:font-size-asian="14pt" style:font-size-complex="14pt"/>
    </style:style>
    <style:style style:name="T51" style:family="text">
      <style:text-properties fo:font-size="14pt" officeooo:rsid="004b12c4" style:font-size-asian="14pt" style:font-size-complex="14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Liberation Serif" fo:font-size="14pt" style:font-size-asian="14pt" style:font-size-complex="14pt"/>
    </style:style>
    <style:style style:name="T54" style:family="text">
      <style:text-properties officeooo:rsid="0054bda8"/>
    </style:style>
    <style:style style:name="T55" style:family="text">
      <style:text-properties officeooo:rsid="0082ee2b"/>
    </style:style>
    <style:style style:name="T56" style:family="text">
      <style:text-properties fo:font-weight="bold" officeooo:rsid="0015b01e" style:font-weight-asian="bold" style:font-weight-complex="bold"/>
    </style:style>
    <style:style style:name="T57" style:family="text">
      <style:text-properties fo:font-style="normal" style:text-underline-style="none" fo:font-weight="bold" officeooo:rsid="00153329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017538c" style:font-style-asian="normal" style:font-weight-asian="bold" style:font-style-complex="normal" style:font-weight-complex="bold"/>
    </style:style>
    <style:style style:name="T59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60" style:family="text">
      <style:text-properties officeooo:rsid="00555ee7"/>
    </style:style>
    <style:style style:name="T61" style:family="text">
      <style:text-properties fo:font-weight="normal" officeooo:rsid="00555ee7" style:font-weight-asian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5a1f09"/>
    </style:style>
    <style:style style:name="T64" style:family="text">
      <style:text-properties style:font-name="Liberation Serif" fo:font-size="14pt" fo:font-weight="bold" officeooo:rsid="001fbb54" style:font-size-asian="14pt" style:font-weight-asian="bold" style:font-size-complex="14pt" style:font-weight-complex="bold"/>
    </style:style>
    <style:style style:name="T65" style:family="text">
      <style:text-properties style:font-name="Liberation Serif" fo:font-size="14pt" fo:font-weight="bold" officeooo:rsid="001c252a" style:font-size-asian="14pt" style:font-weight-asian="bold" style:font-size-complex="14pt" style:font-weight-complex="bold"/>
    </style:style>
    <style:style style:name="T66" style:family="text">
      <style:text-properties fo:font-weight="normal" officeooo:rsid="00205fbf" style:font-weight-asian="normal" style:font-weight-complex="normal"/>
    </style:style>
    <style:style style:name="T67" style:family="text">
      <style:text-properties fo:font-weight="normal" officeooo:rsid="0082ee2b" style:font-weight-asian="normal" style:font-weight-complex="normal"/>
    </style:style>
    <style:style style:name="T68" style:family="text">
      <style:text-properties officeooo:rsid="0057453f" style:font-weight-asian="normal" style:font-weight-complex="normal"/>
    </style:style>
    <style:style style:name="T69" style:family="text">
      <style:text-properties officeooo:rsid="0082ee2b" style:font-weight-asian="normal" style:font-weight-complex="normal"/>
    </style:style>
    <style:style style:name="T70" style:family="text">
      <style:text-properties style:font-name="Liberation Serif" fo:font-size="14pt" fo:font-weight="bold" officeooo:rsid="0057453f" style:font-size-asian="14pt" style:font-weight-asian="normal" style:font-size-complex="14pt" style:font-weight-complex="normal"/>
    </style:style>
    <style:style style:name="T71" style:family="text">
      <style:text-properties style:font-name="Liberation Serif" fo:font-size="14pt" fo:font-weight="bold" officeooo:rsid="0022c280" style:font-size-asian="14pt" style:font-weight-asian="bold" style:font-size-complex="14pt" style:font-weight-complex="bold"/>
    </style:style>
    <style:style style:name="T72" style:family="text">
      <style:text-properties style:font-name="Liberation Serif" fo:font-size="14pt" fo:font-weight="bold" officeooo:rsid="001c252a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font-weight="normal" officeooo:rsid="00233c53" style:font-weight-asian="normal" style:font-weight-complex="normal"/>
    </style:style>
    <style:style style:name="T74" style:family="text">
      <style:text-properties officeooo:rsid="00233c53"/>
    </style:style>
    <style:style style:name="T75" style:family="text">
      <style:text-properties officeooo:rsid="00233c53" style:font-weight-asian="normal" style:font-weight-complex="normal"/>
    </style:style>
    <style:style style:name="T76" style:family="text">
      <style:text-properties officeooo:rsid="00592c0e" style:font-weight-asian="normal" style:font-weight-complex="normal"/>
    </style:style>
    <style:style style:name="T77" style:family="text">
      <style:text-properties fo:font-weight="normal" officeooo:rsid="00592c0e" style:font-weight-asian="normal" style:font-weight-complex="normal"/>
    </style:style>
    <style:style style:name="T78" style:family="text">
      <style:text-properties fo:font-weight="bold" officeooo:rsid="00192da4" style:font-style-asian="italic" style:font-weight-asian="bold" style:font-style-complex="italic" style:font-weight-complex="bold"/>
    </style:style>
    <style:style style:name="T79" style:family="text">
      <style:text-properties fo:font-weight="bold" officeooo:rsid="0015b01e" style:font-style-asian="italic" style:font-weight-asian="bold" style:font-style-complex="italic" style:font-weight-complex="bold"/>
    </style:style>
    <style:style style:name="T80" style:family="text">
      <style:text-properties style:font-name="Liberation Serif" fo:font-size="14pt" officeooo:rsid="005b13d7" style:font-size-asian="14pt" style:font-size-complex="14pt"/>
    </style:style>
    <style:style style:name="T81" style:family="text">
      <style:text-properties style:font-name="Liberation Serif" fo:font-size="14pt" officeooo:rsid="0082ee2b" style:font-size-asian="14pt" style:font-size-complex="14pt"/>
    </style:style>
    <style:style style:name="T82" style:family="text">
      <style:text-properties officeooo:rsid="005be5d9"/>
    </style:style>
    <style:style style:name="T83" style:family="text">
      <style:text-properties officeooo:rsid="0060905f"/>
    </style:style>
    <style:style style:name="T84" style:family="text">
      <style:text-properties fo:font-weight="normal" officeooo:rsid="0060905f" style:font-weight-asian="normal" style:font-weight-complex="normal"/>
    </style:style>
    <style:style style:name="T85" style:family="text">
      <style:text-properties officeooo:rsid="002b6e60"/>
    </style:style>
    <style:style style:name="T86" style:family="text">
      <style:text-properties officeooo:rsid="008a0aab"/>
    </style:style>
    <style:style style:name="T87" style:family="text">
      <style:text-properties fo:font-weight="normal" officeooo:rsid="002b6e60" style:font-weight-asian="normal" style:font-weight-complex="normal"/>
    </style:style>
    <style:style style:name="T88" style:family="text">
      <style:text-properties fo:font-style="normal" style:text-underline-style="none" fo:font-weight="bold" officeooo:rsid="00192da4" style:font-style-asian="normal" style:font-weight-asian="bold" style:font-style-complex="normal" style:font-weight-complex="bold"/>
    </style:style>
    <style:style style:name="T89" style:family="text">
      <style:text-properties officeooo:rsid="0062a1cb"/>
    </style:style>
    <style:style style:name="T90" style:family="text">
      <style:text-properties officeooo:rsid="002c31b8"/>
    </style:style>
    <style:style style:name="T91" style:family="text">
      <style:text-properties fo:font-style="normal" style:text-underline-style="none" fo:font-weight="normal" officeooo:rsid="0066a44f" style:font-style-asian="normal" style:font-weight-asian="normal" style:font-style-complex="normal" style:font-weight-complex="normal"/>
    </style:style>
    <style:style style:name="T92" style:family="text">
      <style:text-properties officeooo:rsid="002c31b8" style:font-weight-asian="normal" style:font-weight-complex="normal"/>
    </style:style>
    <style:style style:name="T93" style:family="text">
      <style:text-properties officeooo:rsid="0062a1cb" style:font-weight-asian="normal" style:font-weight-complex="normal"/>
    </style:style>
    <style:style style:name="T94" style:family="text">
      <style:text-properties officeooo:rsid="002e009c" style:font-weight-asian="normal" style:font-weight-complex="normal"/>
    </style:style>
    <style:style style:name="T95" style:family="text">
      <style:text-properties officeooo:rsid="0064345c" style:font-weight-asian="normal" style:font-weight-complex="normal"/>
    </style:style>
    <style:style style:name="T96" style:family="text">
      <style:text-properties officeooo:rsid="002e009c"/>
    </style:style>
    <style:style style:name="T97" style:family="text">
      <style:text-properties officeooo:rsid="006626a6"/>
    </style:style>
    <style:style style:name="T98" style:family="text">
      <style:text-properties officeooo:rsid="006626a6" style:font-weight-asian="normal" style:font-weight-complex="normal"/>
    </style:style>
    <style:style style:name="T99" style:family="text">
      <style:text-properties officeooo:rsid="0066a44f" style:font-weight-asian="normal" style:font-weight-complex="normal"/>
    </style:style>
    <style:style style:name="T100" style:family="text">
      <style:text-properties fo:font-size="11pt" style:font-size-asian="11pt" style:font-size-complex="11pt"/>
    </style:style>
    <style:style style:name="T101" style:family="text">
      <style:text-properties officeooo:rsid="0067050d" style:font-weight-asian="normal" style:font-weight-complex="normal"/>
    </style:style>
    <style:style style:name="T102" style:family="text">
      <style:text-properties officeooo:rsid="0067c879" style:font-weight-asian="normal" style:font-weight-complex="normal"/>
    </style:style>
    <style:style style:name="T103" style:family="text">
      <style:text-properties fo:font-style="normal" style:text-underline-style="none" fo:font-weight="normal" officeooo:rsid="0067c879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68f7f7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82ee2b" style:font-style-asian="normal" style:font-weight-asian="normal" style:font-style-complex="normal" style:font-weight-complex="normal"/>
    </style:style>
    <style:style style:name="T106" style:family="text">
      <style:text-properties fo:font-weight="bold" officeooo:rsid="0068f7f7" style:font-style-asian="italic" style:font-weight-asian="bold" style:font-style-complex="italic" style:font-weight-complex="bold"/>
    </style:style>
    <style:style style:name="T107" style:family="text">
      <style:text-properties officeooo:rsid="006defb6"/>
    </style:style>
    <style:style style:name="T108" style:family="text">
      <style:text-properties officeooo:rsid="0072ba9f"/>
    </style:style>
    <style:style style:name="T109" style:family="text">
      <style:text-properties officeooo:rsid="003ec02b"/>
    </style:style>
    <style:style style:name="T110" style:family="text">
      <style:text-properties officeooo:rsid="008be365"/>
    </style:style>
    <style:style style:name="T111" style:family="text">
      <style:text-properties officeooo:rsid="00408650"/>
    </style:style>
    <style:style style:name="T1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defb6" style:text-blinking="false" fo:background-color="#ffffff" loext:char-shading-value="0" style:font-name-asian="Liberation Mono" style:font-size-asian="12pt" style:font-name-complex="Liberation Mono" style:font-size-complex="12pt"/>
    </style:style>
    <style:style style:name="T1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eea08" style:text-blinking="false" fo:background-color="#ffffff" loext:char-shading-value="0" style:font-name-asian="Liberation Mono" style:font-size-asian="12pt" style:font-name-complex="Liberation Mono" style:font-size-complex="12pt"/>
    </style:style>
    <style:style style:name="T1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82ee2b" style:text-blinking="false" fo:background-color="#ffffff" loext:char-shading-value="0" style:font-name-asian="Liberation Mono" style:font-size-asian="12pt" style:font-name-complex="Liberation Mono" style:font-size-complex="12pt"/>
    </style:style>
    <style:style style:name="T115" style:family="text">
      <style:text-properties style:font-name="Liberation Serif" fo:font-size="14pt" officeooo:rsid="006eea08" style:font-size-asian="14pt" style:font-size-complex="14pt"/>
    </style:style>
    <style:style style:name="T116" style:family="text">
      <style:text-properties fo:font-size="14pt" officeooo:rsid="006eea08" style:font-size-asian="14pt" style:font-size-complex="14pt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f5d70" style:text-blinking="false" fo:background-color="#ffffff" loext:char-shading-value="0" style:font-name-asian="Liberation Mono" style:font-size-asian="12pt" style:font-name-complex="Liberation Mono" style:font-size-complex="12pt"/>
    </style:style>
    <style:style style:name="T118" style:family="text">
      <style:text-properties style:font-name="Liberation Serif" fo:font-size="14pt" officeooo:rsid="006f5d70" style:font-size-asian="14pt" style:font-size-complex="14pt"/>
    </style:style>
    <style:style style:name="T119" style:family="text">
      <style:text-properties fo:font-size="14pt" officeooo:rsid="006f5d70" style:font-size-asian="14pt" style:font-size-complex="14pt"/>
    </style:style>
    <style:style style:name="T120" style:family="text">
      <style:text-properties fo:font-style="normal" style:text-underline-style="none" fo:font-weight="bold" officeooo:rsid="004cf96d" style:font-style-asian="normal" style:font-weight-asian="bold" style:font-style-complex="normal" style:font-weight-complex="bold"/>
    </style:style>
    <style:style style:name="T121" style:family="text">
      <style:text-properties style:font-name="Liberation Serif" fo:font-size="14pt" officeooo:rsid="0075bd44" style:font-size-asian="14pt" style:font-size-complex="14pt"/>
    </style:style>
    <style:style style:name="T12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23" style:family="text">
      <style:text-properties style:font-name="Liberation Serif" fo:font-size="14pt" fo:font-weight="normal" officeooo:rsid="0075bd44" style:font-size-asian="14pt" style:font-weight-asian="normal" style:font-size-complex="14pt" style:font-weight-complex="normal"/>
    </style:style>
    <style:style style:name="T124" style:family="text">
      <style:text-properties style:font-name="Liberation Serif" fo:font-size="14pt" fo:font-weight="normal" officeooo:rsid="0082ee2b" style:font-size-asian="14pt" style:font-weight-asian="normal" style:font-size-complex="14pt" style:font-weight-complex="normal"/>
    </style:style>
    <style:style style:name="T125" style:family="text">
      <style:text-properties fo:font-style="normal" style:text-underline-style="none" fo:font-weight="bold" officeooo:rsid="004e8365" style:font-style-asian="normal" style:font-weight-asian="bold" style:font-style-complex="normal" style:font-weight-complex="bold"/>
    </style:style>
    <style:style style:name="T126" style:family="text">
      <style:text-properties fo:font-style="normal" style:text-underline-style="none" fo:font-weight="normal" officeooo:rsid="00774a0e" style:font-style-asian="normal" style:font-weight-asian="normal" style:font-style-complex="normal" style:font-weight-complex="normal"/>
    </style:style>
    <style:style style:name="T127" style:family="text">
      <style:text-properties style:font-name="Liberation Serif" fo:font-size="14pt" fo:font-style="normal" style:text-underline-style="none" fo:font-weight="normal" officeooo:rsid="00774a0e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style:font-name="Liberation Serif" fo:font-size="14pt" fo:font-style="normal" style:text-underline-style="none" fo:font-weight="normal" officeooo:rsid="0087a954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officeooo:rsid="0087a954"/>
    </style:style>
    <style:style style:name="T130" style:family="text">
      <style:text-properties fo:font-style="normal" style:text-underline-style="none" style:font-style-asian="normal" style:font-style-complex="normal"/>
    </style:style>
    <style:style style:name="T131" style:family="text">
      <style:text-properties fo:font-style="normal" style:text-underline-style="none" fo:font-weight="bold" officeooo:rsid="00521c36" style:font-style-asian="normal" style:font-weight-asian="bold" style:font-style-complex="normal" style:font-weight-complex="bold"/>
    </style:style>
    <style:style style:name="T132" style:family="text">
      <style:text-properties fo:font-style="normal" style:text-underline-style="none" officeooo:rsid="00885925" style:font-style-asian="normal" style:font-style-complex="normal"/>
    </style:style>
    <style:style style:name="T133" style:family="text">
      <style:text-properties fo:font-size="12.5pt" fo:font-style="normal" style:text-underline-style="none" officeooo:rsid="00885925" style:font-size-asian="12.5pt" style:font-style-asian="normal" style:font-size-complex="12.5pt" style:font-style-complex="normal"/>
    </style:style>
    <style:style style:name="T134" style:family="text">
      <style:text-properties fo:font-style="normal" style:text-underline-style="none" fo:font-weight="normal" officeooo:rsid="009a8b77" style:font-style-asian="normal" style:font-weight-asian="normal" style:font-style-complex="normal" style:font-weight-complex="normal"/>
    </style:style>
    <style:style style:name="T135" style:family="text">
      <style:text-properties style:font-name="Liberation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ize="12.5pt" fo:font-style="normal" style:text-underline-style="none" style:font-size-asian="12.5pt" style:font-style-asian="normal" style:font-size-complex="12.5pt" style:font-style-complex="normal"/>
    </style:style>
    <style:style style:name="T138" style:family="text">
      <style:text-properties fo:font-size="12.5pt" fo:font-style="normal" style:text-underline-style="none" officeooo:rsid="008a0aab" style:font-size-asian="12.5pt" style:font-style-asian="normal" style:font-size-complex="12.5pt" style:font-style-complex="normal"/>
    </style:style>
    <style:style style:name="T139" style:family="text">
      <style:text-properties style:font-name="Liberation Serif" fo:font-size="14pt" fo:font-style="normal" style:text-underline-style="none" fo:font-weight="normal" officeooo:rsid="008a0aab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font-name="Liberation Serif" fo:font-size="14pt" fo:font-style="normal" style:text-underline-style="none" fo:font-weight="normal" officeooo:rsid="008ab15a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color="#000080" loext:opacity="100%" fo:font-size="12.5pt" fo:font-style="normal" style:text-underline-style="none" style:font-size-asian="12.5pt" style:font-style-asian="normal" style:font-size-complex="12.5pt" style:font-style-complex="normal"/>
    </style:style>
    <style:style style:name="T142" style:family="text">
      <style:text-properties fo:color="#000080" loext:opacity="100%" fo:font-size="12.5pt" fo:font-style="normal" style:text-underline-style="none" fo:font-weight="bold" officeooo:rsid="00521c36" style:font-size-asian="12.5pt" style:font-style-asian="normal" style:font-weight-asian="bold" style:font-size-complex="12.5pt" style:font-style-complex="normal" style:font-weight-complex="bold"/>
    </style:style>
    <style:style style:name="T143" style:family="text">
      <style:text-properties fo:font-size="12.5pt" fo:font-style="normal" style:text-underline-style="none" officeooo:rsid="008ab15a" style:font-size-asian="12.5pt" style:font-style-asian="normal" style:font-size-complex="12.5pt" style:font-style-complex="normal"/>
    </style:style>
    <style:style style:name="T144" style:family="text">
      <style:text-properties fo:font-weight="normal" officeooo:rsid="00521c36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1.217cm" fo:min-width="1.6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3">Б<text:span text:style-name="T1">ЕЛОРУССКИЙ</text:span> ГОСУДАРСТВЕННЫЙ УНИВЕРСИТЕТ </text:p>
      <text:p text:style-name="P3">ИНФОРМАТИКИ И РАДИОЭЛЕКТРОНИКИ</text:p>
      <text:p text:style-name="Serif_20_14"/>
      <text:p text:style-name="Serif_20_14">Факультет<text:span text:style-name="T2"> </text:span>компьютерных<text:span text:style-name="T3"> </text:span>систем<text:span text:style-name="T4"> </text:span>и<text:span text:style-name="T5"> сетей</text:span></text:p>
      <text:p text:style-name="Serif_20_14">Кафедра<text:span text:style-name="T6"> </text:span>электронных<text:span text:style-name="T6"> </text:span>вычислительных<text:span text:style-name="T6"> </text:span><text:span text:style-name="T7">машин</text:span></text:p>
      <text:p text:style-name="Serif_20_14">Дисциплина:<text:span text:style-name="T8"> </text:span>Операционные<text:span text:style-name="T9"> </text:span>системы<text:span text:style-name="T6"> </text:span>и<text:span text:style-name="T4"> </text:span>системное<text:span text:style-name="T9"> </text:span><text:span text:style-name="T7">программирование</text:span></text:p>
      <text:p text:style-name="Serif_20_14"/>
      <text:p text:style-name="P2"/>
      <text:p text:style-name="P2"/>
      <text:p text:style-name="P2"/>
      <text:p text:style-name="P4"/>
      <text:p text:style-name="P5">ПОЯСНИТЕЛЬНАЯ ЗАПИСКА</text:p>
      <text:p text:style-name="P5">к курсово<text:span text:style-name="T10">му проекту</text:span></text:p>
      <text:p text:style-name="P5">на тему</text:p>
      <text:p text:style-name="P5"/>
      <text:p text:style-name="P6">«<text:span text:style-name="T11">УТИЛИТА ФОРМАТИРОВАНИЯ И ПРОВЕРКИ </text:span></text:p>
      <text:p text:style-name="P7"><text:span text:style-name="T11"><text:tab/><text:tab/><text:tab/><text:tab/>ФАЙЛОВОЙ СИСТЕМЫ </text:span><text:span text:style-name="Mono_20_12.5">SFS</text:span>»</text:p>
      <text:p text:style-name="P8"/>
      <text:p text:style-name="P8">БГУИР<text:span text:style-name="T7"> </text:span>К<text:span text:style-name="T12">П</text:span><text:span text:style-name="T3"> </text:span>1-40<text:span text:style-name="T7"> </text:span>02<text:span text:style-name="T5"> </text:span>01<text:span text:style-name="T13"> </text:span><text:span text:style-name="T14">1</text:span><text:span text:style-name="T15">13</text:span><text:span text:style-name="T7"> </text:span><text:span text:style-name="T4">ПЗ</text:span></text:p>
      <text:p text:style-name="P8"/>
      <text:p text:style-name="P8"/>
      <text:p text:style-name="P3"/>
      <text:p text:style-name="P3"/>
      <text:p text:style-name="P9"><text:span text:style-name="T16">Студент</text:span><text:tab/><text:tab/><text:tab/><text:tab/><text:tab/><text:tab/> <text:s text:c="28"/><text:tab/> <text:s text:c="10"/><text:span text:style-name="T11">В</text:span><text:span text:style-name="T1">. </text:span><text:span text:style-name="T11">Н</text:span><text:span text:style-name="T1">. </text:span><text:span text:style-name="T11">Коваль</text:span></text:p>
      <text:p text:style-name="P10"><text:tab/><text:tab/></text:p>
      <text:p text:style-name="P11"><text:span text:style-name="T7">Руководитель</text:span><text:tab/><text:tab/><text:tab/><text:tab/><text:tab/> <text:s text:c="37"/>Л. П. Поденок<text:tab/></text:p>
      <text:p text:style-name="P3"/>
      <text:p text:style-name="P3"/>
      <text:p text:style-name="P3"/>
      <text:p text:style-name="P3"><text:span text:style-name="U_5f_text"><text:span text:style-name="T17">Минск</text:span></text:span><text:span text:style-name="U_5f_text"> 2025</text:span></text:p>
      <text:p text:style-name="P12"><text:soft-page-break/>Учреждение образования</text:p>
      <text:p text:style-name="P12">«<text:span text:style-name="T18">Белорусский государственный университет информатики и </text:span></text:p>
      <text:p text:style-name="P12"><text:span text:style-name="T18">радиоэлектроники</text:span>»</text:p>
      <text:p text:style-name="P12"/>
      <text:p text:style-name="P13">Факультет компьютерных систем и сетей </text:p>
      <text:p text:style-name="P13"/>
      <text:p text:style-name="P14">УТВЕРЖДАЮ <text:s text:c="12"/></text:p>
      <text:p text:style-name="P14">Заведующий кафедрой</text:p>
      <text:p text:style-name="P14">(подпись) <text:s text:c="21"/></text:p>
      <text:p text:style-name="P14">_____________ 2025 г.</text:p>
      <text:p text:style-name="P14"/>
      <text:p text:style-name="P13">ЗАДАНИЕ</text:p>
      <text:p text:style-name="P13">по курсовому проектированию</text:p>
      <text:p text:style-name="P13"/>
      <text:p text:style-name="P13">Студенту <text:span text:style-name="T19">Ковалю Вадиму Николаевичу</text:span></text:p>
      <text:p text:style-name="P13"><text:span text:style-name="T20"/></text:p>
      <text:p text:style-name="P15"><text:span text:style-name="T20">1. Тема проекта: <text:s/></text:span><text:span text:style-name="T21">Утилита форматирования и проверки файловой системы </text:span><text:span text:style-name="T22">SFS</text:span></text:p>
      <text:p text:style-name="P16">2. Срок сдачи студентом законченного проекта: <text:span text:style-name="T23">15 мая 2025 г.</text:span></text:p>
      <text:p text:style-name="P16">3. Исходные данные к проекту: <text:span text:style-name="T23">язык программирования C</text:span></text:p>
      <text:p text:style-name="P16">4. Содержание расчетно-пояснительной записки (перечень вопросов, которые подлежат разработке):</text:p>
      <text:p text:style-name="P17">Введение. 1. Обзор методов и алгоритмов решения <text:span text:style-name="T24">поставленной задачи. 2. Обоснование выбранных методов и алгоритмов. 3. Описание программы для программиста. 4. Описание алгоритмов решения задачи. 5. Руководство пользователя. Заключение. Список использованных источников. Приложения.</text:span></text:p>
      <text:p text:style-name="P18">5. Перечень графического материала (с точными обозначениями обязательных чертежей и графиков):</text:p>
      <text:p text:style-name="P18"><text:s text:c="4"/>1. <text:span text:style-name="T23">Схема алгоритма работы функции</text:span></text:p>
      <text:p text:style-name="P18"><text:s text:c="4"/>2. <text:span text:style-name="T23">Скриншоты работы программы</text:span></text:p>
      <text:p text:style-name="P18"><text:s text:c="4"/>3. <text:span text:style-name="T23">Ведомость документов</text:span></text:p>
      <text:p text:style-name="P18">6. Консультант по проекту (с обозначением разделов проекта) <text:span text:style-name="T23">Поденок Л. П.</text:span></text:p>
      <text:p text:style-name="P19"><draw:custom-shape text:anchor-type="paragraph" draw:z-index="0" draw:name="Фигура 1" draw:style-name="gr1" draw:text-style-name="P20" svg:width="1.641cm" svg:height="1.218cm" svg:x="15.252cm" svg:y="1.732cm"><text:p/><draw:enhanced-geometry svg:viewBox="0 0 21600 21600" draw:type="rectangle" draw:enhanced-path="M 0 0 L 21600 0 21600 21600 0 21600 0 0 Z N"/></draw:custom-shape>7. Календарный график работы над проектом на весь период проектирования (с обозначением сроков выполнения и трудоемкости отдельных этапов):</text:p>
      <text:p text:style-name="P21"><text:soft-page-break/><text:span text:style-name="T23">раздел 1 к </text:span><text:span text:style-name="T25">01.03. </text:span><text:span text:style-name="U_5f_text"><text:span text:style-name="T26">‒ 15%</text:span></text:span><text:span text:style-name="U_5f_text"><text:span text:style-name="T27">;</text:span></text:span></text:p>
      <text:p text:style-name="P21"><text:span text:style-name="U_5f_text"><text:span text:style-name="T28">раздел </text:span></text:span><text:span text:style-name="U_5f_text"><text:span text:style-name="T26">2, 3</text:span></text:span><text:span text:style-name="U_5f_text"><text:span text:style-name="T28"> к </text:span></text:span><text:span text:style-name="U_5f_text"><text:span text:style-name="T26">01.04. ‒ 50%</text:span></text:span><text:span text:style-name="U_5f_text"><text:span text:style-name="T27">;</text:span></text:span></text:p>
      <text:p text:style-name="P21"><text:span text:style-name="U_5f_text"><text:span text:style-name="T28">раздел </text:span></text:span><text:span text:style-name="U_5f_text"><text:span text:style-name="T26">4, 5</text:span></text:span><text:span text:style-name="U_5f_text"><text:span text:style-name="T28"> к </text:span></text:span><text:span text:style-name="U_5f_text"><text:span text:style-name="T26">01.05. ‒ 80%</text:span></text:span><text:span text:style-name="U_5f_text"><text:span text:style-name="T27">;</text:span></text:span></text:p>
      <text:p text:style-name="P21"><text:span text:style-name="U_5f_text"><text:span text:style-name="T26">оформление пояснительной записки и графического материала к 15.05.2025 ‒ 100%</text:span></text:span></text:p>
      <text:p text:style-name="P21"><text:span text:style-name="U_5f_text"><text:span text:style-name="T26">Защита курсового проекта с 29.05 по 09.06.</text:span></text:span></text:p>
      <text:p text:style-name="P21"><text:span text:style-name="U_5f_text"><text:span text:style-name="T26"/></text:span></text:p>
      <text:p text:style-name="P22"><text:span text:style-name="U_5f_text"><text:span text:style-name="T29">Руководитель</text:span></text:span><text:span text:style-name="U_5f_text"><text:span text:style-name="T30"><text:tab/><text:tab/><text:tab/><text:tab/><text:tab/> <text:s text:c="25"/></text:span></text:span><text:span text:style-name="U_5f_text"><text:span text:style-name="T31"><text:s text:c="12"/>Л. П. Поденок</text:span></text:span></text:p>
      <text:p text:style-name="P22"><text:span text:style-name="U_5f_text"><text:span text:style-name="T31"/></text:span></text:p>
      <text:p text:style-name="P22"><text:span text:style-name="U_5f_text"><text:span text:style-name="T30">Задание принял к исполнению <text:s text:c="52"/></text:span></text:span><text:span text:style-name="U_5f_text"><text:span text:style-name="T31"><text:s text:c="7"/></text:span></text:span><text:span text:style-name="U_5f_text"><text:span text:style-name="T32">В. Н. Коваль</text:span></text:span></text:p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><draw:custom-shape text:anchor-type="paragraph" draw:z-index="1" draw:name="Фигура 2" draw:style-name="gr2" draw:text-style-name="P23" svg:width="1.763cm" svg:height="1.763cm" svg:x="15.879cm" svg:y="0.831cm"><text:p/><draw:enhanced-geometry svg:viewBox="0 0 21600 21600" draw:type="rectangle" draw:enhanced-path="M 0 0 L 21600 0 21600 21600 0 21600 0 0 Z N"/></draw:custom-shape></text:p>
      <text:p text:style-name="P24"><text:soft-page-break/><text:span text:style-name="T33">СОДЕРЖАНИЕ </text:span></text:p>
      <text:p text:style-name="P24"/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4339_3339792413" text:style-name="Index_20_Link" text:visited-style-name="Index_20_Link"><text:span text:style-name="T34">ВВЕДЕНИЕ<text:tab/>5</text:span></text:a></text:p>
          <text:p text:style-name="P26"><text:a xlink:type="simple" xlink:href="#__RefHeading___Toc1247_3339792413" text:style-name="Index_20_Link" text:visited-style-name="Index_20_Link"><text:span text:style-name="T34">1 </text:span><text:span text:style-name="T35">О</text:span><text:span text:style-name="T36">бзор методов и алгоритмов решения поставленной задачи</text:span><text:span text:style-name="T34"><text:tab/>6</text:span></text:a></text:p>
          <text:p text:style-name="P27"><text:span text:style-name="T34"><text:s text:c="3"/></text:span><text:span text:style-name="T37">1.1 Методы </text:span><text:span text:style-name="T38">работы с пользовательскими файловыми системами</text:span><text:a xlink:type="simple" xlink:href="#__RefHeading___Toc1247_3339792413" text:style-name="Index_20_Link" text:visited-style-name="Index_20_Link"><text:span text:style-name="T34"><text:tab/>6</text:span></text:a></text:p>
          <text:p text:style-name="P27"><text:span text:style-name="T34"><text:s text:c="3"/></text:span><text:span text:style-name="T37">1.2 </text:span><text:span text:style-name="T38">Методы форматирования и инициализации</text:span><text:a xlink:type="simple" xlink:href="#__RefHeading___Toc1247_3339792413" text:style-name="Index_20_Link" text:visited-style-name="Index_20_Link"><text:span text:style-name="T34"><text:tab/></text:span></text:a><text:span text:style-name="T39">7</text:span></text:p>
          <text:p text:style-name="P28"><text:span text:style-name="T40"><text:s text:c="3"/></text:span><text:span text:style-name="T41">1.</text:span><text:span text:style-name="T42">3</text:span><text:span text:style-name="T41"> </text:span><text:span text:style-name="T43">Методы проверки целостности файловой системы</text:span><text:a xlink:type="simple" xlink:href="#__RefHeading___Toc1247_3339792413" text:style-name="Index_20_Link" text:visited-style-name="Index_20_Link"><text:span text:style-name="T40"><text:tab/></text:span></text:a><text:span text:style-name="T44">8</text:span></text:p>
          <text:p text:style-name="P25"><text:a xlink:type="simple" xlink:href="#__RefHeading___Toc1249_3339792413" text:style-name="Index_20_Link" text:visited-style-name="Index_20_Link"><text:span text:style-name="T40">2 </text:span><text:span text:style-name="T35">О</text:span><text:span text:style-name="T36">боснование выбранных методов и алгоритмов</text:span><text:span text:style-name="T34"><text:tab/></text:span></text:a><text:span text:style-name="T39">9</text:span></text:p>
          <text:p text:style-name="P29"><text:span text:style-name="T37"><text:s text:c="3"/></text:span><text:span text:style-name="T45">2</text:span><text:span text:style-name="T37">.1 Выбор </text:span><text:span text:style-name="T38">подхода к форматированию</text:span><text:a xlink:type="simple" xlink:href="#__RefHeading___Toc1247_3339792413" text:style-name="Index_20_Link" text:visited-style-name="Index_20_Link"><text:span text:style-name="T34"><text:tab/></text:span></text:a><text:span text:style-name="T39">9</text:span></text:p>
          <text:p text:style-name="P30"><text:span text:style-name="T34"><text:s text:c="3"/></text:span><text:span text:style-name="T45">2</text:span><text:span text:style-name="T37">.2 Выбор алгоритма проверки целостности</text:span><text:a xlink:type="simple" xlink:href="#__RefHeading___Toc1247_3339792413" text:style-name="Index_20_Link" text:visited-style-name="Index_20_Link"><text:span text:style-name="T34"><text:tab/></text:span></text:a><text:span text:style-name="T39">9</text:span></text:p>
          <text:p text:style-name="P30"><text:span text:style-name="T40"><text:s text:c="3"/></text:span><text:span text:style-name="T46">2</text:span><text:span text:style-name="T41">.</text:span><text:span text:style-name="T42">3</text:span><text:span text:style-name="T41"> Выбор </text:span><text:span text:style-name="T47">файловой</text:span><text:span text:style-name="T41"> архитектуры</text:span><text:a xlink:type="simple" xlink:href="#__RefHeading___Toc1247_3339792413" text:style-name="Index_20_Link" text:visited-style-name="Index_20_Link"><text:span text:style-name="T40"><text:tab/></text:span></text:a><text:span text:style-name="T44">10</text:span></text:p>
          <text:p text:style-name="P30"><text:span text:style-name="T40"><text:s text:c="3"/></text:span><text:span text:style-name="T46">2</text:span><text:span text:style-name="T41">.</text:span><text:span text:style-name="T46">4</text:span><text:span text:style-name="T41"> Обоснование дополнительных проектных решений</text:span><text:a xlink:type="simple" xlink:href="#__RefHeading___Toc1247_3339792413" text:style-name="Index_20_Link" text:visited-style-name="Index_20_Link"><text:span text:style-name="T40"><text:tab/></text:span><text:span text:style-name="T44">1</text:span></text:a><text:span text:style-name="T44">1</text:span></text:p>
          <text:p text:style-name="P25"><text:a xlink:type="simple" xlink:href="#__RefHeading___Toc1251_3339792413" text:style-name="Index_20_Link" text:visited-style-name="Index_20_Link"><text:span text:style-name="T40">3 </text:span><text:span text:style-name="T35">О</text:span><text:span text:style-name="T36">писание программы для программиста</text:span><text:span text:style-name="T34"><text:tab/></text:span></text:a><text:span text:style-name="T39">12</text:span></text:p>
          <text:p text:style-name="P25"><text:a xlink:type="simple" xlink:href="#__RefHeading___Toc1253_3339792413" text:style-name="Index_20_Link" text:visited-style-name="Index_20_Link"><text:span text:style-name="T40">4 </text:span><text:span text:style-name="T35">О</text:span><text:span text:style-name="T36">писание алгоритмов решения задачи</text:span><text:span text:style-name="T34"><text:tab/></text:span></text:a><text:span text:style-name="T48">15</text:span></text:p>
          <text:p text:style-name="P31"><text:span text:style-name="T37"><text:s text:c="3"/></text:span><text:span text:style-name="T49">4</text:span><text:span text:style-name="T37">.1 </text:span><text:span text:style-name="T49">Разработка схем алгоритмов</text:span><text:a xlink:type="simple" xlink:href="#__RefHeading___Toc1247_3339792413" text:style-name="Index_20_Link" text:visited-style-name="Index_20_Link"><text:span text:style-name="T34"><text:tab/></text:span></text:a><text:span text:style-name="T49">15</text:span></text:p>
          <text:p text:style-name="P32"><text:span text:style-name="T48"><text:s text:c="3"/></text:span><text:span text:style-name="T49">4</text:span><text:span text:style-name="T37">.2 </text:span><text:span text:style-name="T49">Разработка алгоритмов</text:span><text:a xlink:type="simple" xlink:href="#__RefHeading___Toc1247_3339792413" text:style-name="Index_20_Link" text:visited-style-name="Index_20_Link"><text:span text:style-name="T48"><text:tab/></text:span></text:a><text:span text:style-name="T49">15</text:span></text:p>
          <text:p text:style-name="P25"><text:a xlink:type="simple" xlink:href="#__RefHeading___Toc1255_3339792413" text:style-name="Index_20_Link" text:visited-style-name="Index_20_Link"><text:span text:style-name="T40">5 </text:span><text:span text:style-name="T35">Р</text:span><text:span text:style-name="T36">уководство пользователя</text:span><text:span text:style-name="T34"><text:tab/></text:span></text:a><text:span text:style-name="T49">18</text:span></text:p>
          <text:p text:style-name="P33"><text:span text:style-name="T37"><text:s text:c="3"/></text:span><text:span text:style-name="T50">5</text:span><text:span text:style-name="T37">.1 </text:span><text:span text:style-name="T50">Инструкция по использованию программы</text:span><text:a xlink:type="simple" xlink:href="#__RefHeading___Toc1247_3339792413" text:style-name="Index_20_Link" text:visited-style-name="Index_20_Link"><text:span text:style-name="T34"><text:tab/></text:span></text:a><text:span text:style-name="T49">1</text:span><text:span text:style-name="T50">8</text:span></text:p>
          <text:p text:style-name="P34"><text:span text:style-name="T48"><text:s text:c="3"/></text:span><text:span text:style-name="T50">5</text:span><text:span text:style-name="T37">.2 </text:span><text:span text:style-name="T50">Результаты работы программы</text:span><text:a xlink:type="simple" xlink:href="#__RefHeading___Toc1247_3339792413" text:style-name="Index_20_Link" text:visited-style-name="Index_20_Link"><text:span text:style-name="T48"><text:tab/></text:span></text:a><text:span text:style-name="T49">1</text:span><text:span text:style-name="T50">8</text:span></text:p>
          <text:p text:style-name="P35"><text:span text:style-name="T51">ЗАКЛЮЧЕНИЕ</text:span><text:a xlink:type="simple" xlink:href="#__RefHeading___Toc4339_3339792413" text:style-name="Index_20_Link" text:visited-style-name="Index_20_Link"><text:span text:style-name="T49"><text:tab/></text:span></text:a><text:span text:style-name="T50">20</text:span></text:p>
          <text:p text:style-name="P35"><text:span text:style-name="T51">СПИСОК ИСПОЛЬЗОВАННЫХ ИСТОЧНИКОВ</text:span><text:a xlink:type="simple" xlink:href="#__RefHeading___Toc4339_3339792413" text:style-name="Index_20_Link" text:visited-style-name="Index_20_Link"><text:span text:style-name="T49"><text:tab/></text:span></text:a><text:span text:style-name="T50">21</text:span></text:p>
          <text:p text:style-name="P35"><text:span text:style-name="T51">ПРИЛОЖЕНИЕ А</text:span><text:a xlink:type="simple" xlink:href="#__RefHeading___Toc4339_3339792413" text:style-name="Index_20_Link" text:visited-style-name="Index_20_Link"><text:span text:style-name="T49"><text:tab/></text:span></text:a><text:span text:style-name="T50">22</text:span></text:p>
          <text:p text:style-name="P35"><text:span text:style-name="T51">ПРИЛОЖЕНИЕ Б</text:span><text:a xlink:type="simple" xlink:href="#__RefHeading___Toc4339_3339792413" text:style-name="Index_20_Link" text:visited-style-name="Index_20_Link"><text:span text:style-name="T49"><text:tab/></text:span></text:a><text:span text:style-name="T50">23</text:span></text:p>
          <text:p text:style-name="P35"><text:span text:style-name="T51">ПРИЛОЖЕНИЕ В</text:span><text:a xlink:type="simple" xlink:href="#__RefHeading___Toc4339_3339792413" text:style-name="Index_20_Link" text:visited-style-name="Index_20_Link"><text:span text:style-name="T49"><text:tab/></text:span></text:a><text:span text:style-name="T50">24</text:span></text:p>
        </text:index-body>
      </text:table-of-content>
      <text:p text:style-name="P24"><text:span text:style-name="T33"/></text:p>
      <text:p text:style-name="P36"><text:span text:style-name="T33"/></text:p>
      <text:p text:style-name="Serif_20_14"/>
      <text:p text:style-name="P37"/>
      <text:p text:style-name="P38"/>
      <text:p text:style-name="P38"/>
      <text:p text:style-name="P38"/>
      <text:p text:style-name="Serif_20_14"/>
      <text:p text:style-name="Serif_20_14"/>
      <text:p text:style-name="Serif_20_14"/>
      <text:p text:style-name="Serif_20_14"/>
      <text:p text:style-name="Serif_20_14"/>
      <text:p text:style-name="Serif_20_14"/>
      <text:p text:style-name="Serif_20_14"><text:span text:style-name="U_5f_text"><text:span text:style-name="T52"/></text:span></text:p>
      <text:p text:style-name="P8"><text:bookmark-start text:name="__RefHeading___Toc4339_3339792413"/><text:soft-page-break/><text:span text:style-name="U_5f_text"><text:span text:style-name="T52">ВВЕДЕНИЕ</text:span></text:span><text:bookmark-end text:name="__RefHeading___Toc4339_3339792413"/></text:p>
      <text:p text:style-name="Serif_20_14"><text:span text:style-name="U_5f_text"/></text:p>
      <text:p text:style-name="P39"><text:span text:style-name="U_5f_text"><text:tab/></text:span><text:span text:style-name="U_5f_text"><text:span text:style-name="T53">Файловые системы играют ключевую роль в организации и управлении данными в компьютерных системах. Разработка собственной файловой системы требует не только понимания принципов хранения, доступа и защиты данных, но и создания вспомогательных утилит, обеспечивающих корректную работу с её структурой. Одними из таких инструментов являются утилиты форматирования и проверки целостности, <text:s/>которые необходимы как на этапе начальной инициализации файловой системы, так и при её эксплуатации. </text:span></text:span></text:p>
      <text:p text:style-name="P7"><text:span text:style-name="U_5f_text"><text:tab/>В рамках курсового проекта была реализована простая файловая система </text:span><text:span text:style-name="Mono_20_12.5">SFS</text:span><text:span text:style-name="U_5f_text"> (</text:span><text:span text:style-name="Mono_20_12.5">Simple File System</text:span><text:span text:style-name="U_5f_text">) и разработаны две служебные утилиты:</text:span></text:p>
      <text:p text:style-name="P7"><text:span text:style-name="U_5f_text"><text:tab/></text:span><text:span text:style-name="U_5f_text"><text:span text:style-name="T54">1) </text:span></text:span><text:span text:style-name="Mono_20_12.5">mkfs.sfs</text:span><text:span text:style-name="U_5f_text"> — утилита форматирования, создающая новый образ файловой системы с инициализированными структурами (суперблок, иноды, битовые карты, таблицы размещения данных и др.);</text:span></text:p>
      <text:p text:style-name="P7"><text:span text:style-name="U_5f_text"><text:span text:style-name="T54"><text:tab/>2) </text:span></text:span><text:span text:style-name="Mono_20_12.5">fsch</text:span><text:span text:style-name="U_5f_text"> — утилита проверки, осуществляющая валидацию целостности образа файловой системы, обнаружение логических ошибок и повреждений в структуре метаданных.</text:span></text:p>
      <text:p text:style-name="P7"><text:tab/>Создание указанных утилит выполнено на языке программирования <text:span text:style-name="Mono_20_12.5">C</text:span> с использованием стандартных средств работы с файлами и структур данных. Утилиты ориентированы на работу с виртуальной файловой системой, состояние которой хранится <text:span text:style-name="T54">на двух отдельных бинарных файлах.</text:span></text:p>
      <text:p text:style-name="Serif_20_14"><text:tab/>Основные задачи, решаемые с помощью разработанных утилит:</text:p>
      <text:p text:style-name="P7"><text:tab/><text:span text:style-name="T54">1) </text:span><text:span text:style-name="T55">и</text:span>нициализация образа <text:span text:style-name="Mono_20_12.5">SFS</text:span> с зафиксированной структурой данных;</text:p>
      <text:p text:style-name="Serif_20_14"><text:tab/><text:span text:style-name="T54">2) </text:span><text:span text:style-name="T55">к</text:span>онтроль корректности и согласованности данных в метаструктурах;</text:p>
      <text:p text:style-name="Serif_20_14"><text:tab/><text:span text:style-name="T54">3) </text:span><text:span text:style-name="T55">о</text:span>бнаружение типовых ошибок: битые иноды, несоответствия в битмапах, лишние или отсутствующие ссылки на блоки данных.</text:p>
      <text:p text:style-name="Serif_20_14"><text:tab/>Разработка и использование таких инструментов критически важно при построении низкоуровневого хранилища данных, особенно в контексте обучения системному программированию, операционным системам и архитектуре файловых систем.</text:p>
      <text:p text:style-name="Serif_20_14"/>
      <text:p text:style-name="P40"><text:span text:style-name="U_5f_text"><text:span text:style-name="T56">1 </text:span></text:span><text:span text:style-name="U_5f_text"><text:span text:style-name="T57">ОБЗОР МЕТОДОВ И АЛГОРИТМОВ РЕШЕНИЯ</text:span></text:span><text:span text:style-name="U_5f_text"><text:span text:style-name="T58"> </text:span></text:span><text:span text:style-name="U_5f_text"><text:span text:style-name="T57">ПОСТАВЛЕННОЙ ЗАДАЧИ</text:span></text:span></text:p>
      <text:p text:style-name="Serif_20_14"/>
      <text:p text:style-name="Serif_20_14"><text:tab/><text:span text:style-name="T59">1.1 </text:span><text:span text:style-name="Mono_20_12.5"><text:span text:style-name="T59">Методы работы с пользовательскими файловыми системами</text:span></text:span></text:p>
      <text:p text:style-name="Serif_20_14"/>
      <text:p text:style-name="P41"><text:tab/>Реализация собственной пользовательской файловой системы требует разработки набора утилит, обеспечивающих базовую и вспомогательную функциональность: форматирование, проверку целостности, чтение/запись данных, управление метаинформацией и т.д. В рамках поставленной задачи взаимодействие с ядром операционной системы или использование модуля <text:span text:style-name="Mono_20_12.5">FUSE</text:span> не предполагается. Вместо этого, реализация основана на работе с бинарными файлами, которые эмулируют поведение и структуру реального блочного устройства. Такой подход обеспечивает независимость от операционной системы, позволяет точно контролировать структуру данных и облегчает отладку.</text:p>
      <text:p text:style-name="P42"><text:tab/>Типичный подход к построению пользовательской файловой системы в таких условиях включает следующие ключевые методы:</text:p>
      <text:p text:style-name="P41"><text:tab/><text:span text:style-name="T60">1) </text:span><text:span text:style-name="T55">н</text:span>а этапе инициализации файловой системы создаётся специальная структура метаданных — <text:span text:style-name="T60">суперблок</text:span>, содержащая базовую информацию о конфигурации файловой системы. В данной реализации суперблок выделяется в отдельный бинарный файл (<text:span text:style-name="Mono_20_12.5">super</text:span>), что упрощает его изоляцию от пользовательских данных и снижает риск повреждения.</text:p>
      <text:p text:style-name="P43"><text:span text:style-name="T60"><text:tab/>2) </text:span><text:span text:style-name="T55">в</text:span>торой бинарный файл (<text:span text:style-name="Mono_20_12.5">file_structure</text:span>) используется для хранения основной информации, формирующей «тело» файловой системы. Он включает в себя:</text:p>
      <text:p text:style-name="P43"><text:span text:style-name="T60"><text:tab/>1) </text:span><text:span text:style-name="T55">б</text:span><text:span text:style-name="Strong_20_Emphasis"><text:span text:style-name="T61">итмап блоков данных </text:span></text:span>— показывает, какие блоки заняты, а какие свободны;</text:p>
      <text:p text:style-name="P41"><text:span text:style-name="T60"><text:tab/>2) </text:span><text:span text:style-name="T55">б</text:span><text:span text:style-name="Strong_20_Emphasis"><text:span text:style-name="T62">итмап</text:span></text:span><text:span text:style-name="Strong_20_Emphasis"> </text:span><text:span text:style-name="Mono_20_12.5">inodes</text:span> — указывает, какие <text:span text:style-name="Mono_20_12.5">inodes</text:span> используются;</text:p>
      <text:p text:style-name="P41"><text:span text:style-name="T60"><text:tab/>3) </text:span><text:span text:style-name="T55">т</text:span><text:span text:style-name="Strong_20_Emphasis"><text:span text:style-name="T62">аблицу</text:span></text:span><text:span text:style-name="Strong_20_Emphasis"> </text:span><text:span text:style-name="Mono_20_12.5">inodes</text:span> — массив структур, каждая из которых описывает файл или директорию: размер, тип, временные метки, ссылки на блоки данных и т.д.;</text:p>
      <text:p text:style-name="P43"><text:tab/><text:span text:style-name="T60">4) </text:span><text:span text:style-name="T55">б</text:span><text:span text:style-name="Strong_20_Emphasis"><text:span text:style-name="T62">локи пользовательских данных</text:span></text:span><text:span text:style-name="T62"> </text:span>— непосредственно содержимое файлов, расположенное по заранее рассчитанным смещениям и размеченное по блочной системе.</text:p>
      <text:p text:style-name="P43"><text:span text:style-name="T63"><text:tab/>Р</text:span>аздельное хранение позволяет гибко управлять компонентами и уменьшает связанность между утилитами. Например, проверка суперблока может выполняться независимо от анализа данных.</text:p>
      <text:p text:style-name="P44"><text:soft-page-break/><text:span text:style-name="T59"><text:tab/>1.</text:span><text:span text:style-name="T64">2 </text:span><text:span text:style-name="Mono_20_12.5"><text:span text:style-name="T65">Методы форматирования и инициализации</text:span></text:span></text:p>
      <text:p text:style-name="P44"/>
      <text:p text:style-name="Serif_20_14"><text:tab/>Утилита <text:span text:style-name="Mono_20_12.5">mkfs.sfs</text:span> отвечает за первичную инициализацию файловой системы, создавая структуру, пригодную для дальнейшего использования. Форматирование осуществляется напрямую на уровне бинарного файла, представляющего виртуальный диск, с точным соблюдением смещений и порядка размещения данных.</text:p>
      <text:p text:style-name="Serif_20_14"><text:tab/>Основные этапы форматирования:</text:p>
      <text:p text:style-name="P43"><text:span text:style-name="Strong_20_Emphasis"><text:tab/></text:span><text:span text:style-name="Strong_20_Emphasis"><text:span text:style-name="T66">1) </text:span></text:span><text:span text:style-name="Strong_20_Emphasis"><text:span text:style-name="T67">и</text:span></text:span><text:span text:style-name="Strong_20_Emphasis"><text:span text:style-name="T66">нициализация суперблока. </text:span></text:span>Суперблок содержит ключевые параметры: общее количество блоков, размер блока, число <text:span text:style-name="Mono_20_12.5">inodes</text:span>, смещения для каждой области (битмапы, таблица <text:span text:style-name="Mono_20_12.5">inodes</text:span>, данные) и сигнатуру. Эта информация записывается в начало файла и служит ориентиром для всех операций с файловой системой.</text:p>
      <text:p text:style-name="P43"><text:span text:style-name="Strong_20_Emphasis"><text:tab/></text:span><text:span text:style-name="U_5f_text"><text:span text:style-name="T68">2) </text:span></text:span><text:span text:style-name="U_5f_text"><text:span text:style-name="T69">с</text:span></text:span><text:span text:style-name="U_5f_text"><text:span text:style-name="T68">оздание битмапов блоков и </text:span></text:span><text:span text:style-name="Mono_20_12.5">inodes</text:span><text:span text:style-name="U_5f_text"><text:span text:style-name="T68">. Формируются два отдельных битмапа: один — для отслеживания использования блоков данных, второй — для </text:span></text:span><text:span text:style-name="Mono_20_12.5">inodes</text:span><text:span text:style-name="U_5f_text"><text:span text:style-name="T68">. Изначально все позиции помечаются как свободные, за исключением служебных, которые резервируются.</text:span></text:span></text:p>
      <text:p text:style-name="P43"><text:span text:style-name="U_5f_text"><text:span text:style-name="T68"><text:tab/>3) </text:span></text:span><text:span text:style-name="U_5f_text"><text:span text:style-name="T69">о</text:span></text:span><text:span text:style-name="U_5f_text"><text:span text:style-name="T68">чистка блоков данных. Вся область данных заполняется нулями или другим шаблоном. Это исключает наличие мусорной информации и имитирует «пустой» диск. Это достигается простой операцией: </text:span></text:span><text:span text:style-name="Mono_20_12.5">lseek</text:span><text:span text:style-name="U_5f_text"><text:span text:style-name="T68"> до начала </text:span></text:span><text:span text:style-name="Mono_20_12.5">data</text:span><text:span text:style-name="U_5f_text"><text:span text:style-name="T68"> </text:span></text:span><text:span text:style-name="Mono_20_12.5">region</text:span><text:span text:style-name="U_5f_text"><text:span text:style-name="T68"> и многократной записью блоков нулей (</text:span></text:span><text:span text:style-name="Mono_20_12.5">write(zero_block, block_size)</text:span><text:span text:style-name="U_5f_text"><text:span text:style-name="T68"> в цикле). В результате получается полностью предсказуемое и упорядоченное состояние всех данных.</text:span></text:span></text:p>
      <text:p text:style-name="P43"><text:span text:style-name="U_5f_text"><text:span text:style-name="T68"><text:tab/>4) </text:span></text:span><text:span text:style-name="U_5f_text"><text:span text:style-name="T69">ф</text:span></text:span><text:span text:style-name="U_5f_text"><text:span text:style-name="T68">ормирование таблицы </text:span></text:span><text:span text:style-name="Mono_20_12.5">inodes</text:span><text:span text:style-name="U_5f_text"><text:span text:style-name="T68">. Таблица </text:span></text:span><text:span text:style-name="Mono_20_12.5">inodes</text:span><text:span text:style-name="U_5f_text"><text:span text:style-name="T68"> создаётся в виде массива структур фиксированного размера. Каждый </text:span></text:span><text:span text:style-name="Mono_20_12.5">inode</text:span><text:span text:style-name="U_5f_text"><text:span text:style-name="T68"> содержит метаданные файла: тип, размер, указатели на блоки и статус. На этапе форматирования все </text:span></text:span><text:span text:style-name="Mono_20_12.5">inodes</text:span><text:span text:style-name="U_5f_text"><text:span text:style-name="T68"> инициализируются значениями по умолчанию.</text:span></text:span></text:p>
      <text:p text:style-name="P43"><text:span text:style-name="U_5f_text"><text:span text:style-name="T68"><text:tab/>5) </text:span></text:span><text:span text:style-name="U_5f_text"><text:span text:style-name="T69">р</text:span></text:span><text:span text:style-name="U_5f_text"><text:span text:style-name="T68">езервирование служебных ресурсов. Выделяется </text:span></text:span><text:span text:style-name="Mono_20_12.5">inode</text:span><text:span text:style-name="U_5f_text"><text:span text:style-name="T68"> под корневой каталог, а также соответствующий блок данных. Эти элементы сразу помечаются как занятые в битмапах и могут содержать минимальную инициализированную структуру (например, "." и "..").</text:span></text:span></text:p>
      <text:p text:style-name="P45"><text:span text:style-name="U_5f_text"><text:span text:style-name="T68"><text:tab/>Вся логика построена на строгом следовании соглашениям о размещении и фиксированных смещениях, что обеспечивает предсказуемость и совместимость между утилитами и структурой образа.</text:span></text:span></text:p>
      <text:p text:style-name="P45"><text:span text:style-name="U_5f_text"><text:span text:style-name="T68"/></text:span></text:p>
      <text:p text:style-name="P45"><text:span text:style-name="U_5f_text"><text:span text:style-name="T68"/></text:span></text:p>
      <text:p text:style-name="P45"><text:span text:style-name="U_5f_text"><text:span text:style-name="T68"/></text:span></text:p>
      <text:p text:style-name="P46"><text:soft-page-break/><text:span text:style-name="U_5f_text"><text:span text:style-name="T70"><text:tab/></text:span></text:span><text:span text:style-name="T59">1.</text:span><text:span text:style-name="T71">3</text:span><text:span text:style-name="T64"> </text:span><text:span text:style-name="Mono_20_12.5"><text:span text:style-name="T72">Методы проверки целостности файловой системы</text:span></text:span></text:p>
      <text:p text:style-name="P46"/>
      <text:p text:style-name="P43"><text:tab/>Утилита <text:span text:style-name="Mono_20_12.5">fsch</text:span> реализует методы логической проверки образа пользовательской файловой системы <text:span text:style-name="Mono_20_12.5">SFS</text:span>. Целью является выявление нарушений структурной целостности и несоответствий между метаданными и фактическими данными на диске. Работа утилиты основана на анализе бинарного файла <text:span text:style-name="Mono_20_12.5">file_structure</text:span> и суперблока <text:span text:style-name="Mono_20_12.5">super</text:span>.</text:p>
      <text:p text:style-name="Serif_20_14"><text:tab/>Ключевые методы проверки:</text:p>
      <text:p text:style-name="P43"><text:span text:style-name="Strong_20_Emphasis"><text:tab/></text:span><text:span text:style-name="Strong_20_Emphasis"><text:span text:style-name="T73">1) </text:span></text:span><text:span text:style-name="Strong_20_Emphasis"><text:span text:style-name="T67">п</text:span></text:span><text:span text:style-name="Strong_20_Emphasis"><text:span text:style-name="T73">роверка согласованности суперблока. Считываются параметры суперблока (размер блоков, общее число блоков, смещения битмапов и </text:span></text:span><text:span text:style-name="Mono_20_12.5">inode</text:span><text:span text:style-name="Strong_20_Emphasis"><text:span text:style-name="T73">-таблицы) и сопоставляются с фактическими размерами файлов. Обнаружение несоответствий сигнализирует о возможной порче или ошибке при форматировании.</text:span></text:span></text:p>
      <text:p text:style-name="P43"><text:span text:style-name="Strong_20_Emphasis"><text:tab/></text:span><text:span text:style-name="Strong_20_Emphasis"><text:span text:style-name="T73">2) </text:span></text:span><text:span text:style-name="Strong_20_Emphasis"><text:span text:style-name="T67">а</text:span></text:span><text:span text:style-name="Strong_20_Emphasis"><text:span text:style-name="T73">нализ битмапов</text:span></text:span><text:span text:style-name="Strong_20_Emphasis"><text:span text:style-name="T74">.</text:span></text:span><text:span text:style-name="Strong_20_Emphasis"><text:span text:style-name="T73"> Производится проход по битмапам блоков и </text:span></text:span><text:span text:style-name="Mono_20_12.5">inodes</text:span><text:span text:style-name="Strong_20_Emphasis"><text:span text:style-name="T73">: проверяется, не помечены ли используемые блоки как свободные и наоборот. Ведётся подсчёт числа используемых записей, сравниваемый с фактическими </text:span></text:span><text:span text:style-name="Mono_20_12.5">inode</text:span><text:span text:style-name="Strong_20_Emphasis"><text:span text:style-name="T73">-записями и связанными блоками.</text:span></text:span></text:p>
      <text:p text:style-name="P43"><text:span text:style-name="Strong_20_Emphasis"><text:tab/></text:span><text:span text:style-name="Strong_20_Emphasis"><text:span text:style-name="T73">3) </text:span></text:span><text:span text:style-name="Strong_20_Emphasis"><text:span text:style-name="T67">п</text:span></text:span><text:span text:style-name="U_5f_text"><text:span text:style-name="Strong_20_Emphasis"><text:span text:style-name="T73">роверка связности данных</text:span></text:span></text:span><text:span text:style-name="U_5f_text"><text:span text:style-name="T75">. Все активные </text:span></text:span><text:span text:style-name="Mono_20_12.5">inodes</text:span><text:span text:style-name="U_5f_text"><text:span text:style-name="T75"> анализируются на предмет допустимости указанных блоков данных. Проверяется, что блоки не выходят за границы файловой системы, не пересекаются между различными </text:span></text:span><text:span text:style-name="Mono_20_12.5">inodes</text:span><text:span text:style-name="U_5f_text"><text:span text:style-name="T75"> и соответствуют логической структуре хранения.</text:span></text:span></text:p>
      <text:p text:style-name="P43"><text:span text:style-name="U_5f_text"><text:span text:style-name="T75"><text:tab/></text:span></text:span><text:span text:style-name="U_5f_text"><text:span text:style-name="T76">4) </text:span></text:span><text:span text:style-name="U_5f_text"><text:span text:style-name="T69">п</text:span></text:span><text:span text:style-name="U_5f_text"><text:span text:style-name="Strong_20_Emphasis"><text:span text:style-name="T77">роверка ссылочной целостности</text:span></text:span></text:span><text:span text:style-name="U_5f_text"><text:span text:style-name="T76">. Для каждого блока данных и </text:span></text:span><text:span text:style-name="Mono_20_12.5">inode</text:span><text:span text:style-name="U_5f_text"><text:span text:style-name="T76"> отслеживаются ссылки. В процессе обхода формируются таблицы использованных ресурсов. Затем выявляются блоки и </text:span></text:span><text:span text:style-name="Mono_20_12.5">inodes</text:span><text:span text:style-name="U_5f_text"><text:span text:style-name="T76">, на которые никто не ссылается (потенциальные утечки), или наоборот — те, которые используются несколькими структурами (что может указывать на повреждение).</text:span></text:span></text:p>
      <text:p text:style-name="P43"><text:span text:style-name="Strong_20_Emphasis"><text:tab/></text:span><text:span text:style-name="Strong_20_Emphasis"><text:span text:style-name="T62">Таким образом, утилита </text:span></text:span><text:span text:style-name="Mono_20_12.5">fsch</text:span><text:span text:style-name="Strong_20_Emphasis"><text:span text:style-name="T62"> выступает аналогом системной </text:span></text:span><text:span text:style-name="Mono_20_12.5">fsck</text:span><text:span text:style-name="Strong_20_Emphasis"><text:span text:style-name="T62">, но адаптирована под специфику структуры и ограничений файловой системы </text:span></text:span><text:span text:style-name="Mono_20_12.5">SFS</text:span><text:span text:style-name="Strong_20_Emphasis"><text:span text:style-name="T62">. Она обеспечивает базовый уровень контроля целостности данных, особенно важный при прямой работе с бинарным образом без слоя абстракции.</text:span></text:span></text:p>
      <text:p text:style-name="P47"><text:span text:style-name="U_5f_text"><text:span text:style-name="T78"><text:tab/>2</text:span></text:span><text:span text:style-name="U_5f_text"><text:span text:style-name="T79"> </text:span></text:span><text:span text:style-name="U_5f_text"><text:span text:style-name="T58">ОБОСНОВАНИЕ ВЫБРАННЫХ МЕТОДОВ И АЛГОРИТМОВ</text:span></text:span></text:p>
      <text:p text:style-name="Serif_20_14"><text:span text:style-name="U_5f_text"/></text:p>
      <text:p text:style-name="Serif_20_14"><text:span text:style-name="U_5f_text"><text:tab/></text:span><text:span text:style-name="U_5f_text"><text:span text:style-name="T52">2.1 Выбор подхода к форматированию</text:span></text:span></text:p>
      <text:p text:style-name="P48"><text:span text:style-name="U_5f_text"/></text:p>
      <text:p text:style-name="Serif_20_14"><text:tab/>Для реализации утилиты форматирования <text:span text:style-name="Mono_20_12.5">SFS (Simple File System)</text:span> был выбран низкоуровневый подход, основанный на прямом управлении структурой дискового образа через стандартные функции языка <text:span text:style-name="Mono_20_12.5">C</text:span> (<text:span text:style-name="Mono_20_12.5">fopen, fread, fwrite, fseek</text:span>). Такой подход обеспечивает:</text:p>
      <text:p text:style-name="Serif_20_14"><text:tab/><text:span text:style-name="T63">1) </text:span><text:span text:style-name="T55">п</text:span><text:span text:style-name="Strong_20_Emphasis"><text:span text:style-name="T62">рямой контроль над размещением данных</text:span></text:span><text:span text:style-name="T62"> </text:span>— форматирование производится на уровне байтов и секторов, что исключает промежуточные абстракции и даёт полный контроль над структурой файловой системы.</text:p>
      <text:p text:style-name="P43"><text:tab/><text:span text:style-name="T63">2) </text:span><text:span text:style-name="T55">н</text:span><text:span text:style-name="Strong_20_Emphasis"><text:span text:style-name="T62">езависимость от платформенных библиотек</text:span></text:span> — работа осуществляется без внешних зависимостей и драйверов, что делает код переносимым и пригодным для отладки и монтирования с помощью <text:span text:style-name="Mono_20_12.5">FUSE</text:span>.</text:p>
      <text:p text:style-name="P49"><text:span text:style-name="T63"><text:tab/>3) </text:span><text:span text:style-name="T55">в</text:span><text:span text:style-name="Strong_20_Emphasis"><text:span text:style-name="T62">ысокую воспроизводимость</text:span></text:span> — все метаданные инициализируются по заранее определённой схеме, что гарантирует предсказуемость результата.</text:p>
      <text:p text:style-name="P43"><text:tab/>Форматирование начинается с инициализации суперблока, битовых карт (<text:span text:style-name="Mono_20_12.5">data</text:span>/<text:span text:style-name="Mono_20_12.5">inode</text:span> <text:span text:style-name="Mono_20_12.5">bitmap</text:span>) и таблицы инодов. В коде инициализация суперблока осуществляется функцией <text:span text:style-name="Mono_20_12.5">superblock_init()</text:span>, а корневой каталог создаётся с помощью <text:span text:style-name="Mono_20_12.5">root_dir_init()</text:span>.</text:p>
      <text:p text:style-name="P49"><text:tab/>В процессе инициализации корневого каталога (<text:span text:style-name="Source_20_Text">/</text:span>) происходит:</text:p>
      <text:p text:style-name="P43"><text:span text:style-name="T63"><text:tab/>1) </text:span><text:span text:style-name="T55">в</text:span>ыделение памяти под структуру <text:span text:style-name="Mono_20_12.5">filetype</text:span> и <text:span text:style-name="Mono_20_12.5">inode</text:span>.</text:p>
      <text:p text:style-name="P43"><text:span text:style-name="T63"><text:tab/>2) </text:span><text:span text:style-name="T55">у</text:span>становка базовых атрибутов (<text:span text:style-name="Mono_20_12.5">path</text:span>, <text:span text:style-name="Mono_20_12.5">name</text:span>, <text:span text:style-name="Mono_20_12.5">permissions</text:span>, <text:span text:style-name="Mono_20_12.5">timestamps</text:span>, <text:span text:style-name="Mono_20_12.5">UID/GID</text:span> и т.д.).</text:p>
      <text:p text:style-name="P43"><text:span text:style-name="T63"><text:tab/>3) </text:span><text:span text:style-name="T55">у</text:span>становка <text:span text:style-name="Mono_20_12.5">inode_bitmap[1]</text:span><text:span text:style-name="Source_20_Text"> </text:span><text:span text:style-name="Mono_20_12.5">= 1,</text:span> что резервирует второй инод под корень (нулевой инод может быть зарезервирован или неиспользуем).</text:p>
      <text:p text:style-name="P43"><text:span text:style-name="T63"><text:tab/>4) </text:span><text:span text:style-name="T55">н</text:span>азначение числа жёстких ссылок (<text:span text:style-name="Mono_20_12.5">num_links = 2</text:span>) как у типичного корневого каталога.</text:p>
      <text:p text:style-name="P49"><text:span text:style-name="T63"><text:tab/>5) </text:span><text:span text:style-name="T55">н</text:span>азначение уникального номера инода через <text:span text:style-name="Mono_20_12.5">find_free_inode()</text:span>.</text:p>
      <text:p text:style-name="P43"><text:tab/><text:span text:style-name="T63">6) </text:span><text:span text:style-name="T55">и</text:span>нициализация всех временных меток (<text:span text:style-name="Mono_20_12.5">ctime</text:span>, <text:span text:style-name="Mono_20_12.5">atime</text:span>, <text:span text:style-name="Mono_20_12.5">mtime</text:span>, <text:span text:style-name="Mono_20_12.5">btime</text:span>) через <text:span text:style-name="Mono_20_12.5">time(NULL)</text:span>.</text:p>
      <text:p text:style-name="P49"><text:tab/>После инициализации данные сериализуются функцией <text:span text:style-name="Mono_20_12.5">save_system_state()</text:span><text:span text:style-name="Source_20_Text">.</text:span></text:p>
      <text:p text:style-name="P49"><text:span text:style-name="Source_20_Text"><text:tab/></text:span><text:span text:style-name="Source_20_Text"><text:span text:style-name="T53">При наличии ранее созданного образа система предлагает пользователю форматировать диск повторно или загрузить существующую файловую структуру. Это реализовано через</text:span></text:span><text:span text:style-name="Source_20_Text"><text:span text:style-name="T80">:</text:span></text:span></text:p>
      <text:p text:style-name="P50"><text:soft-page-break/><text:span text:style-name="Source_20_Text"><text:span text:style-name="T80"><text:tab/>1) </text:span></text:span><text:span text:style-name="Source_20_Text"><text:span text:style-name="T81">п</text:span></text:span><text:span text:style-name="Source_20_Text"><text:span text:style-name="T80">роверку наличия файлов с помощью </text:span></text:span><text:span text:style-name="Mono_20_12.5">access()</text:span><text:span text:style-name="Source_20_Text"><text:span text:style-name="T80">.</text:span></text:span></text:p>
      <text:p text:style-name="P50"><text:span text:style-name="Source_20_Text"><text:span text:style-name="T80"><text:tab/>2) </text:span></text:span><text:span text:style-name="Source_20_Text"><text:span text:style-name="T81">з</text:span></text:span><text:span text:style-name="Source_20_Text"><text:span text:style-name="T80">апрос подтверждения у пользователя.</text:span></text:span></text:p>
      <text:p text:style-name="P50"><text:span text:style-name="Source_20_Text"><text:span text:style-name="T80"><text:tab/>3) </text:span></text:span><text:span text:style-name="Source_20_Text"><text:span text:style-name="T81">у</text:span></text:span><text:span text:style-name="Source_20_Text"><text:span text:style-name="T80">словное выполнение форматирования или восстановления (</text:span></text:span><text:span text:style-name="Mono_20_12.5">restore_file_system()</text:span><text:span text:style-name="Source_20_Text"><text:span text:style-name="T80">).</text:span></text:span></text:p>
      <text:p text:style-name="P50"><text:span text:style-name="Source_20_Text"><text:span text:style-name="T80"><text:tab/>Такой подход позволяет безопасно переформатировать диск по желанию пользователя и, при необходимости, восстановить состояние из бинарных образов.</text:span></text:span></text:p>
      <text:p text:style-name="P49"><text:span text:style-name="T63"><text:tab/></text:span>Выбранный метод позволяет обеспечить полную гибкость при разработке собственной файловой системы: от ручного управления метаданными до точной отладки процессов сериализации и восстановления. </text:p>
      <text:p text:style-name="P49"/>
      <text:p text:style-name="Serif_20_14"><text:tab/><text:span text:style-name="T52">2.2 Выбор алгоритма проверки целостности</text:span></text:p>
      <text:p text:style-name="Serif_20_14"/>
      <text:p text:style-name="P50"><text:tab/>Проверка целостности является критически важной задачей при работе с файловыми системами. Основной целью данной проверки является выявление логических и структурных ошибок, которые могут привести к потере данных или некорректной работе файловой системы. При разработке утилиты проверки файловой системы <text:span text:style-name="Mono_20_12.5">SFS</text:span> был выбран программный подход, основанный на последовательной десериализации структур и выполнении набора логических проверок над ними.</text:p>
      <text:p text:style-name="P51"><text:tab/>Суперблок десериализуется из бинарного файла <text:span text:style-name="Mono_20_12.5">super.bin</text:span>. После загрузки выполняются следующие проверки:</text:p>
      <text:p text:style-name="P51"><text:tab/><text:span text:style-name="T82">1) </text:span><text:span text:style-name="T55">с</text:span>оответствие размеров битмап и блока данных ожидаемым значениям;</text:p>
      <text:p text:style-name="P50"><text:tab/><text:span text:style-name="T82">2) </text:span><text:span text:style-name="T55">о</text:span>тсутствие явно некорректных значений (например, <text:span text:style-name="Mono_20_12.5">0xFF</text:span> во всех байтах блока данных);</text:p>
      <text:p text:style-name="P51"><text:tab/><text:span text:style-name="T82">3) </text:span><text:span text:style-name="T55">п</text:span>роверка допустимости размеров и структуры.</text:p>
      <text:p text:style-name="P51"><text:tab/>Древовидная структура файлов (<text:span text:style-name="Mono_20_12.5">filetype</text:span>) загружается из файла <text:span text:style-name="Mono_20_12.5">file_structure.bin</text:span>. Для каждой вершины дерева выполняются:</text:p>
      <text:p text:style-name="P51"><text:tab/><text:span text:style-name="T82">1) </text:span><text:span text:style-name="T55">п</text:span>роверка корректности количества дочерних элементов;</text:p>
      <text:p text:style-name="P50"><text:span text:style-name="T82"><text:tab/>2) </text:span><text:span text:style-name="T55">о</text:span>тсутствие <text:span text:style-name="Mono_20_12.5">NULL</text:span>-указателей в массивах дочерних узлов;</text:p>
      <text:p text:style-name="P52"><text:span text:style-name="T82"><text:tab/>3) </text:span><text:span text:style-name="T55">п</text:span>роверка правильности связей родитель-потомок.</text:p>
      <text:p text:style-name="P50"><text:span text:style-name="T82">Для каждого файла и директории (если задан </text:span><text:span text:style-name="Mono_20_12.5">inode</text:span><text:span text:style-name="T82">) осуществляется валидация следующего:</text:span></text:p>
      <text:p text:style-name="P50"><text:span text:style-name="T82"><text:tab/>1) </text:span><text:span text:style-name="T55">к</text:span>орректность номера <text:span text:style-name="Mono_20_12.5">inode</text:span>;</text:p>
      <text:p text:style-name="P52"><text:span text:style-name="T82"><text:tab/>2) </text:span><text:span text:style-name="T55">д</text:span>опустимое количество привязанных блоков данных;</text:p>
      <text:p text:style-name="P50"><text:soft-page-break/><text:span text:style-name="T82"><text:tab/>3) </text:span><text:span text:style-name="T55">д</text:span>опустимость временных меток (<text:span text:style-name="Mono_20_12.5">a_time</text:span>, <text:span text:style-name="Mono_20_12.5">m_time</text:span>, <text:span text:style-name="Mono_20_12.5">c_time</text:span>, <text:span text:style-name="Mono_20_12.5">b_time</text:span>);</text:p>
      <text:p text:style-name="P50"><text:span text:style-name="T82"><text:tab/>4) </text:span><text:span text:style-name="T55">п</text:span>роверка значений полей доступа (<text:span text:style-name="Mono_20_12.5">permissions</text:span>, <text:span text:style-name="Mono_20_12.5">user_id</text:span>, <text:span text:style-name="Mono_20_12.5">group_id</text:span>);</text:p>
      <text:p text:style-name="P52"><text:span text:style-name="T82"><text:tab/>5) </text:span><text:span text:style-name="T55">к</text:span>орректность номеров блоков данных (в пределах общего объема блоков).</text:p>
      <text:p text:style-name="P52"><text:span text:style-name="T82"><text:tab/></text:span>Проверки проводятся итеративно и рекурсивно, что позволяет анализировать всю файловую систему целиком. Такой подход не требует внедрения хэш-функций или контрольных сумм, но обеспечивает детальную диагностику логических ошибок.</text:p>
      <text:p text:style-name="P52"><text:tab/>Выбор именно этого подхода обусловлен следующими причинами:</text:p>
      <text:p text:style-name="P52"><text:tab/><text:span text:style-name="T82">1) </text:span><text:span text:style-name="T55">п</text:span>олный контроль над структурой данных (так как файловая система разрабатывается самостоятельно);</text:p>
      <text:p text:style-name="P52"><text:tab/><text:span text:style-name="T82">2) </text:span><text:span text:style-name="T55">в</text:span>озможность отладки и трассировки ошибок;</text:p>
      <text:p text:style-name="P52"><text:tab/><text:span text:style-name="T82">3) </text:span><text:span text:style-name="T55">п</text:span>ростота реализации и отсутствие зависимости от внешних библиотек;</text:p>
      <text:p text:style-name="P50"><text:tab/><text:span text:style-name="T82">4) </text:span><text:span text:style-name="T55">в</text:span>озможность последующего расширения (например, добавления контрольных сумм, <text:span text:style-name="Mono_20_12.5">CRC</text:span> или хэширования <text:span text:style-name="Mono_20_12.5">inode'ов</text:span> и блоков).</text:p>
      <text:p text:style-name="P52"><text:tab/>Таким образом, был реализован универсальный и расширяемый механизм программной проверки целостности, способный выявлять как очевидные, так и структурные ошибки.</text:p>
      <text:p text:style-name="P53"/>
      <text:p text:style-name="P54"><text:tab/>2.3 Выбор <text:span text:style-name="T83">файловой</text:span> архитектуры</text:p>
      <text:p text:style-name="Serif_20_14"/>
      <text:p text:style-name="P50"><text:tab/>В рамках разработки утилиты форматирования и проверки файловой системы <text:span text:style-name="Mono_20_12.5">SFS</text:span> была выбрана модульная архитектура, включающая три основные структурные компоненты: суперблок, <text:span text:style-name="Mono_20_12.5">inod’ы</text:span> и абстракции файловой иерархии (структура <text:span text:style-name="Mono_20_12.5">filetype</text:span>). Такая архитектура обеспечивает как простоту реализации, так и возможность расширения в будущем.</text:p>
      <text:p text:style-name="Serif_20_14"><text:span text:style-name="Strong_20_Emphasis"><text:tab/></text:span><text:span text:style-name="Strong_20_Emphasis"><text:span text:style-name="T62">Общая структура образа</text:span></text:span><text:span text:style-name="Strong_20_Emphasis"><text:span text:style-name="T84">.</text:span></text:span></text:p>
      <text:p text:style-name="P50"><text:span text:style-name="Strong_20_Emphasis"><text:span text:style-name="T84"><text:tab/>Файловая система </text:span></text:span><text:span text:style-name="Mono_20_12.5">SFS</text:span><text:span text:style-name="Strong_20_Emphasis"><text:span text:style-name="T84"> представляет собой монолитный бинарный образ, состоящий из следующих сегментов:</text:span></text:span></text:p>
      <text:p text:style-name="Serif_20_14"><text:span text:style-name="Strong_20_Emphasis"><text:span text:style-name="T84"><text:tab/>1) </text:span></text:span><text:span text:style-name="Strong_20_Emphasis"><text:span text:style-name="T67">с</text:span></text:span><text:span text:style-name="Strong_20_Emphasis"><text:span text:style-name="T84">уперблок, содержащий служебную информацию и битмапы занятости;</text:span></text:span></text:p>
      <text:p text:style-name="P50"><text:span text:style-name="Strong_20_Emphasis"><text:span text:style-name="T84"><text:tab/>2) </text:span></text:span><text:span text:style-name="Strong_20_Emphasis"><text:span text:style-name="T67">т</text:span></text:span><text:span text:style-name="Strong_20_Emphasis"><text:span text:style-name="T84">аблица </text:span></text:span><text:span text:style-name="Mono_20_12.5">inod’ов</text:span><text:span text:style-name="Strong_20_Emphasis"><text:span text:style-name="T84">, описывающих файлы и каталоги;</text:span></text:span></text:p>
      <text:p text:style-name="P55"><text:span text:style-name="Strong_20_Emphasis"><text:span text:style-name="T84"><text:tab/>3) </text:span></text:span><text:span text:style-name="Strong_20_Emphasis"><text:span text:style-name="T67">н</text:span></text:span><text:span text:style-name="Strong_20_Emphasis"><text:span text:style-name="T84">епрерывная область блоков данных фиксированного размера;</text:span></text:span></text:p>
      <text:p text:style-name="P50"><text:span text:style-name="Strong_20_Emphasis"><text:span text:style-name="T84"><text:tab/>4) </text:span></text:span><text:span text:style-name="Strong_20_Emphasis"><text:span text:style-name="T67">с</text:span></text:span><text:span text:style-name="Strong_20_Emphasis"><text:span text:style-name="T84">вязанная структура </text:span></text:span><text:span text:style-name="Mono_20_12.5">filetype</text:span><text:span text:style-name="Strong_20_Emphasis"><text:span text:style-name="T84">, обеспечивающая иерархию путей, </text:span></text:span><text:soft-page-break/><text:span text:style-name="Strong_20_Emphasis"><text:span text:style-name="T84">метаданные и связи между файлами.</text:span></text:span></text:p>
      <text:p text:style-name="P55"><text:span text:style-name="Strong_20_Emphasis"><text:span text:style-name="T84"><text:tab/>Структура суперблока.</text:span></text:span></text:p>
      <text:p text:style-name="P55"><text:span text:style-name="Strong_20_Emphasis"><text:span text:style-name="T84"><text:tab/>Суперблок определён в </text:span></text:span><text:span text:style-name="Mono_20_12.5">superblock.h</text:span><text:span text:style-name="Strong_20_Emphasis"><text:span text:style-name="T84"> и содержит:</text:span></text:span></text:p>
      <text:p text:style-name="P55"><text:span text:style-name="Strong_20_Emphasis"><text:span text:style-name="T84"><text:tab/>1) </text:span></text:span><text:span text:style-name="Mono_20_12.5">data_blocks[102400]</text:span><text:span text:style-name="Strong_20_Emphasis"><text:span text:style-name="T84"> — область для хранения пользовательских данных (100 блоков по 1024 байта);</text:span></text:span></text:p>
      <text:p text:style-name="P55"><text:span text:style-name="Strong_20_Emphasis"><text:span text:style-name="T84"><text:tab/>2) </text:span></text:span><text:span text:style-name="Mono_20_12.5">data_bitmap[105]</text:span><text:span text:style-name="Strong_20_Emphasis"><text:span text:style-name="T84"> — битовая карта занятости блоков данных;</text:span></text:span></text:p>
      <text:p text:style-name="P50"><text:span text:style-name="Strong_20_Emphasis"><text:span text:style-name="T84"><text:tab/>3) </text:span></text:span><text:span text:style-name="Mono_20_12.5">inode_bitmap[105]</text:span><text:span text:style-name="Strong_20_Emphasis"><text:span text:style-name="T84"> — битовая карта занятости </text:span></text:span><text:span text:style-name="Mono_20_12.5">inod’ов</text:span><text:span text:style-name="Strong_20_Emphasis"><text:span text:style-name="T84">.</text:span></text:span></text:p>
      <text:p text:style-name="P55"><text:span text:style-name="Strong_20_Emphasis"><text:span text:style-name="T84"><text:tab/>Эта информация используется при форматировании и проверке целостности, а также для поиска свободных ресурсов.</text:span></text:span></text:p>
      <text:p text:style-name="P50"><text:span text:style-name="Strong_20_Emphasis"><text:span text:style-name="T84"><text:tab/>Иерархия файлов и каталогов: структура </text:span></text:span><text:span text:style-name="Mono_20_12.5">filetype</text:span><text:span text:style-name="Strong_20_Emphasis"><text:span text:style-name="T84">.</text:span></text:span></text:p>
      <text:p text:style-name="P55"><text:span text:style-name="Strong_20_Emphasis"><text:span text:style-name="T84"><text:tab/>Для поддержки логической структуры файловой системы введена структура </text:span></text:span><text:span text:style-name="Mono_20_12.5">filetype (filetype.h)</text:span><text:span text:style-name="Strong_20_Emphasis"><text:span text:style-name="T84">, содержащая:</text:span></text:span></text:p>
      <text:p text:style-name="P50"><text:span text:style-name="Strong_20_Emphasis"><text:span text:style-name="T84"><text:tab/>1) </text:span></text:span><text:span text:style-name="Strong_20_Emphasis"><text:span text:style-name="T67">а</text:span></text:span><text:span text:style-name="Strong_20_Emphasis"><text:span text:style-name="T84">бсолютный путь (</text:span></text:span><text:span text:style-name="Mono_20_12.5">path</text:span><text:span text:style-name="Strong_20_Emphasis"><text:span text:style-name="T84">) и имя (</text:span></text:span><text:span text:style-name="Mono_20_12.5">name</text:span><text:span text:style-name="Strong_20_Emphasis"><text:span text:style-name="T84">);</text:span></text:span></text:p>
      <text:p text:style-name="P50"><text:span text:style-name="Strong_20_Emphasis"><text:span text:style-name="T84"><text:tab/>2) </text:span></text:span><text:span text:style-name="Strong_20_Emphasis"><text:span text:style-name="T67">у</text:span></text:span><text:span text:style-name="Strong_20_Emphasis"><text:span text:style-name="T84">казатель на соответствующий </text:span></text:span><text:span text:style-name="Mono_20_12.5">inode</text:span><text:span text:style-name="Strong_20_Emphasis"><text:span text:style-name="T84"> (</text:span></text:span><text:span text:style-name="Mono_20_12.5">inum</text:span><text:span text:style-name="Strong_20_Emphasis"><text:span text:style-name="T84">);</text:span></text:span></text:p>
      <text:p text:style-name="P50"><text:span text:style-name="Strong_20_Emphasis"><text:span text:style-name="T84"><text:tab/>3) </text:span></text:span><text:span text:style-name="Strong_20_Emphasis"><text:span text:style-name="T67">у</text:span></text:span><text:span text:style-name="Strong_20_Emphasis"><text:span text:style-name="T84">казатель на родителя (</text:span></text:span><text:span text:style-name="Mono_20_12.5">parent</text:span><text:span text:style-name="Strong_20_Emphasis"><text:span text:style-name="T84">) и массив дочерних элементов (</text:span></text:span><text:span text:style-name="Mono_20_12.5">children</text:span><text:span text:style-name="Strong_20_Emphasis"><text:span text:style-name="T84">);</text:span></text:span></text:p>
      <text:p text:style-name="P50"><text:span text:style-name="Strong_20_Emphasis"><text:span text:style-name="T84"><text:tab/>4) </text:span></text:span><text:span text:style-name="Strong_20_Emphasis"><text:span text:style-name="T67">т</text:span></text:span><text:span text:style-name="Strong_20_Emphasis"><text:span text:style-name="T84">ип объекта (</text:span></text:span><text:span text:style-name="Mono_20_12.5">type</text:span><text:span text:style-name="Strong_20_Emphasis"><text:span text:style-name="T84">) — например, </text:span></text:span><text:span text:style-name="Strong_20_Emphasis"><text:span text:style-name="Source_20_Text"><text:span text:style-name="T84">"</text:span></text:span></text:span><text:span text:style-name="Mono_20_12.5">file</text:span><text:span text:style-name="Strong_20_Emphasis"><text:span text:style-name="Source_20_Text"><text:span text:style-name="T84">"</text:span></text:span></text:span><text:span text:style-name="Strong_20_Emphasis"><text:span text:style-name="T84"> или </text:span></text:span><text:span text:style-name="Strong_20_Emphasis"><text:span text:style-name="Source_20_Text"><text:span text:style-name="T84">"</text:span></text:span></text:span><text:span text:style-name="Mono_20_12.5">directory</text:span><text:span text:style-name="Strong_20_Emphasis"><text:span text:style-name="Source_20_Text"><text:span text:style-name="T84">"</text:span></text:span></text:span><text:span text:style-name="Strong_20_Emphasis"><text:span text:style-name="T84">;</text:span></text:span></text:p>
      <text:p text:style-name="P55"><text:span text:style-name="Strong_20_Emphasis"><text:span text:style-name="T84"><text:tab/>5) </text:span></text:span><text:span text:style-name="Strong_20_Emphasis"><text:span text:style-name="T67">с</text:span></text:span><text:span text:style-name="Strong_20_Emphasis"><text:span text:style-name="T84">чётчик ссылок (</text:span></text:span><text:span text:style-name="Mono_20_12.5">num_links</text:span><text:span text:style-name="Strong_20_Emphasis"><text:span text:style-name="T84">) и дочерних элементов (</text:span></text:span><text:span text:style-name="Mono_20_12.5">num_children</text:span><text:span text:style-name="Strong_20_Emphasis"><text:span text:style-name="T84">);</text:span></text:span></text:p>
      <text:p text:style-name="P50"><text:span text:style-name="Strong_20_Emphasis"><text:span text:style-name="T84"><text:tab/>6) </text:span></text:span><text:span text:style-name="Strong_20_Emphasis"><text:span text:style-name="T67">ф</text:span></text:span><text:span text:style-name="Strong_20_Emphasis"><text:span text:style-name="T84">лаг </text:span></text:span><text:span text:style-name="Mono_20_12.5">valid</text:span><text:span text:style-name="Strong_20_Emphasis"><text:span text:style-name="T84">, определяющий корректность элемента.</text:span></text:span></text:p>
      <text:p text:style-name="P50"><text:span text:style-name="Strong_20_Emphasis"><text:span text:style-name="T84"><text:tab/>Таким образом, </text:span></text:span><text:span text:style-name="Mono_20_12.5">filetype</text:span><text:span text:style-name="Strong_20_Emphasis"><text:span text:style-name="T84"> реализует логическую файловую модель и позволяет выполнять операции поиска, создания, удаления и проверки путей.</text:span></text:span></text:p>
      <text:p text:style-name="P50"><text:span text:style-name="Strong_20_Emphasis"><text:span text:style-name="T84"><text:tab/>Данная архитектура была выбрана благодаря своей логической структурированности: данные и метаданные чётко разделены по модулям, что упрощает отладку и последующую модификацию; </text:span></text:span><text:span text:style-name="Mono_20_12.5">inod’ы</text:span><text:span text:style-name="Strong_20_Emphasis"><text:span text:style-name="T84"> обеспечивают низкоуровневое представление файловых ресурсов, в то время как структура </text:span></text:span><text:span text:style-name="Mono_20_12.5">filetype</text:span><text:span text:style-name="Strong_20_Emphasis"><text:span text:style-name="T84"> реализует высокоуровневую модель, позволяющую строить иерархию каталогов, аналогичную используемой в современных файловых системах. Кроме того, такая архитектура легко масштабируется и допускает дальнейшее расширение — например, добавление поддержки символьных ссылок, механизмов журналирования или кэширования.</text:span></text:span></text:p>
      <text:p text:style-name="Serif_20_14"/>
      <text:p text:style-name="P54"><text:tab/>2.4 Обоснование дополнительных проектных решений</text:p>
      <text:p text:style-name="Serif_20_14"/>
      <text:p text:style-name="P50"><text:tab/>В процессе разработки утилиты проверки и форматирования <text:span text:style-name="Mono_20_12.5">SFS</text:span> были приняты ряд технических решений, направленных на повышение надёжно<text:soft-page-break/>сти, расширяемости и удобства эксплуатации программного обеспечения.</text:p>
      <text:p text:style-name="P50"><text:tab/><text:span text:style-name="T85">1) </text:span><text:span text:style-name="T86">р</text:span>еализована строгая сериализация и десериализация всех ключевых структур файловой системы (<text:span text:style-name="Mono_20_12.5">superblock</text:span>, <text:span text:style-name="Mono_20_12.5">inode</text:span>, <text:span text:style-name="Mono_20_12.5">filetype</text:span>) с чётким контролем порядка записи и считывания, что позволяет гарантировать восстановление корректного состояния даже при наличии рекурсивных связей в структуре каталогов. В целях упрощения отладки и анализа данные разделены между двумя бинарными файлами: метаданные (суперблок и <text:span text:style-name="Mono_20_12.5">inode</text:span>) и файловая иерархия (<text:span text:style-name="Mono_20_12.5">filetype</text:span>) хранятся отдельно. Это повышает читаемость и модульность проекта, позволяя независимо анализировать состояние блоков и логическую структуру дерева.</text:p>
      <text:p text:style-name="P50"><text:tab/><text:span text:style-name="T85">2) </text:span><text:span text:style-name="T55">п</text:span>редусмотрена поддержка вложенной файловой иерархии с восстановлением связей между родительскими и дочерними элементами, что позволяет корректно моделировать реальную структуру файловой системы. Это решение особенно важно для последующей проверки связности дерева каталогов и детектирования «висячих» <text:span text:style-name="Mono_20_12.5">inod</text:span>.</text:p>
      <text:p text:style-name="P50"><text:span text:style-name="Strong_20_Emphasis"><text:tab/></text:span><text:span text:style-name="Strong_20_Emphasis"><text:span text:style-name="T87">3) </text:span></text:span><text:span text:style-name="Strong_20_Emphasis"><text:span text:style-name="T67">р</text:span></text:span><text:span text:style-name="Strong_20_Emphasis"><text:span text:style-name="T87">еализована возможность масштабирования: структура </text:span></text:span><text:span text:style-name="Mono_20_12.5">superblock</text:span><text:span text:style-name="Strong_20_Emphasis"><text:span text:style-name="T87"> и способ хранения </text:span></text:span><text:span text:style-name="Mono_20_12.5">inod</text:span><text:span text:style-name="Strong_20_Emphasis"><text:span text:style-name="T87"> позволяют легко адаптировать систему под различные объёмы — увеличивая количество блоков или добавляя новые типы дескрипторов без кардинальной переработки архитектуры.</text:span></text:span></text:p>
      <text:p text:style-name="Serif_20_14"><text:tab/>Такой подход делает разработанную утилиту не просто инструментом для начальной инициализации файловой системы, но и полноценным средством для анализа, контроля и восстановления её состояния. Архитектура проекта ориентирована на расширение: в дальнейшем может быть реализована поддержка журналирования, учёта прав доступа, квотирования и интеграции с пользовательскими пространствами, что делает систему гибкой основой для дальнейших исследований и разработок в области системного программного обеспечения.</text:p>
      <text:p text:style-name="P47"><text:bookmark-start text:name="__RefHeading___Toc1251_3339792413"/><text:span text:style-name="U_5f_text"><text:span text:style-name="T78"><text:tab/>3</text:span></text:span><text:span text:style-name="U_5f_text"><text:span text:style-name="T79"> </text:span></text:span><text:span text:style-name="U_5f_text"><text:span text:style-name="T88">ОПИСАНИЕ ПРОГРАММЫ ДЛЯ ПРОГРАММИСТА</text:span></text:span><text:bookmark-end text:name="__RefHeading___Toc1251_3339792413"/></text:p>
      <text:p text:style-name="Serif_20_14"><text:span text:style-name="U_5f_text"/></text:p>
      <text:p text:style-name="Serif_20_14"><text:span text:style-name="U_5f_text"><text:tab/>Основная реализация </text:span><text:span text:style-name="U_5f_text"><text:span text:style-name="T89">утилит</text:span></text:span><text:span text:style-name="U_5f_text"> </text:span><text:span text:style-name="U_5f_text"><text:span text:style-name="T89">форматирования и проверки</text:span></text:span><text:span text:style-name="U_5f_text"> файло</text:span><text:span text:style-name="U_5f_text"><text:span text:style-name="T89">вой системы</text:span></text:span><text:span text:style-name="U_5f_text"> выполнена в двух ключевых компонентах:</text:span></text:p>
      <text:p text:style-name="P56"><text:span text:style-name="U_5f_text"><text:tab/></text:span><text:span text:style-name="U_5f_text"><text:span text:style-name="T89">1) </text:span></text:span><text:span text:style-name="Mono_20_12.5">fsch.c</text:span><text:span text:style-name="U_5f_text"><text:span text:style-name="T90"> </text:span></text:span><text:span text:style-name="U_5f_text"><text:span text:style-name="T91">—</text:span></text:span><text:span text:style-name="U_5f_text"><text:span text:style-name="T92"> реализует утилиту проверки целостности пользовательской файловой системы </text:span></text:span><text:span text:style-name="Mono_20_12.5">SFS</text:span><text:span text:style-name="U_5f_text"><text:span text:style-name="T92">. Он загружает </text:span></text:span><text:span text:style-name="Mono_20_12.5">superblock</text:span><text:span text:style-name="U_5f_text"><text:span text:style-name="T92"> и файловую структуру из бинарных файлов, проводит валидацию метаданных (битмап, размеры, блоки, </text:span></text:span><text:span text:style-name="Mono_20_12.5">inode</text:span><text:span text:style-name="U_5f_text"><text:span text:style-name="T92">), а также проверяет целостность дерева каталогов;</text:span></text:span></text:p>
      <text:p text:style-name="P56"><text:span text:style-name="U_5f_text"><text:span text:style-name="T92"><text:tab/></text:span></text:span><text:span text:style-name="U_5f_text"><text:span text:style-name="T93">2) </text:span></text:span><text:span text:style-name="Mono_20_12.5">mkfs_sfs.c</text:span><text:span text:style-name="U_5f_text"><text:span text:style-name="T92"> </text:span></text:span><text:span text:style-name="U_5f_text"><text:span text:style-name="T91">—</text:span></text:span><text:span text:style-name="U_5f_text"><text:span text:style-name="T92"> содержит минимальную обёртку для запуска восстановления файловой системы: он вызывает функцию </text:span></text:span><text:span text:style-name="Mono_20_12.5">restore_file_system()</text:span><text:span text:style-name="U_5f_text"><text:span text:style-name="T92">, которая переинициализирует структуру </text:span></text:span><text:span text:style-name="Mono_20_12.5">SFS</text:span><text:span text:style-name="U_5f_text"><text:span text:style-name="T92">, например, при создании новой файловой системы;</text:span></text:span></text:p>
      <text:p text:style-name="P56"><text:span text:style-name="U_5f_text"><text:span text:style-name="T92"><text:tab/></text:span></text:span><text:span text:style-name="Mono_20_12.5"><text:span text:style-name="T90">Makefile</text:span></text:span><text:span text:style-name="U_5f_text"><text:span text:style-name="T92"> </text:span></text:span><text:span text:style-name="U_5f_text"><text:span text:style-name="T91">—</text:span></text:span><text:span text:style-name="U_5f_text"><text:span text:style-name="T92"> обеспечивает процесс сборки программы.</text:span></text:span></text:p>
      <text:p text:style-name="P57"><text:span text:style-name="U_5f_text"><text:span text:style-name="T92"><text:tab/>Файл </text:span></text:span><text:span text:style-name="Mono_20_12.5">filetype.c</text:span><text:span text:style-name="U_5f_text"><text:span text:style-name="T92"> </text:span></text:span><text:span text:style-name="U_5f_text"><text:span text:style-name="T94">содержит функцию </text:span></text:span><text:span text:style-name="Mono_20_12.5">filetype_from_path</text:span><text:span text:style-name="U_5f_text"><text:span text:style-name="T94">, которая по абсолютному пути находит соответствующий узел (файл или директорию) в структуре </text:span></text:span><text:span text:style-name="Mono_20_12.5">filetype</text:span><text:span text:style-name="U_5f_text"><text:span text:style-name="T94">, начиная от корня </text:span></text:span><text:span text:style-name="Mono_20_12.5">root</text:span><text:span text:style-name="U_5f_text"><text:span text:style-name="T94">.</text:span></text:span></text:p>
      <text:p text:style-name="P58"><text:span text:style-name="U_5f_text"><text:span text:style-name="T92"><text:tab/></text:span></text:span><text:span text:style-name="U_5f_text"><text:span text:style-name="T95">Файл </text:span></text:span><text:span text:style-name="Mono_20_12.5">fs_init.c</text:span><text:span text:style-name="U_5f_text"><text:span text:style-name="T95"> — модуль инициализации и восстановления файловой системы.<text:line-break/><text:tab/>Содержит функции для:</text:span></text:span></text:p>
      <text:p text:style-name="P56"><text:span text:style-name="U_5f_text"><text:span text:style-name="T92"><text:tab/></text:span></text:span><text:span text:style-name="U_5f_text"><text:span text:style-name="T94">1) </text:span></text:span><text:span text:style-name="Mono_20_12.5"><text:span text:style-name="T96">root_dir_init() </text:span></text:span><text:span text:style-name="U_5f_text"><text:span text:style-name="T91">—</text:span></text:span><text:span text:style-name="U_5f_text"><text:span text:style-name="T92"> </text:span></text:span><text:span text:style-name="U_5f_text"><text:span text:style-name="T94">создания корневого каталога</text:span></text:span><text:span text:style-name="U_5f_text"><text:span text:style-name="T92">;</text:span></text:span></text:p>
      <text:p text:style-name="P56"><text:span text:style-name="U_5f_text"><text:span text:style-name="T92"><text:tab/></text:span></text:span><text:span text:style-name="U_5f_text"><text:span text:style-name="T94">2) </text:span></text:span><text:span text:style-name="Mono_20_12.5">save_system_state()</text:span><text:span text:style-name="U_5f_text"><text:span text:style-name="T92"> </text:span></text:span><text:span text:style-name="U_5f_text"><text:span text:style-name="T91">—</text:span></text:span><text:span text:style-name="U_5f_text"><text:span text:style-name="T92"> сохранения состояния;</text:span></text:span></text:p>
      <text:p text:style-name="P56"><text:span text:style-name="U_5f_text"><text:span text:style-name="T95"><text:tab/>3) </text:span></text:span><text:span text:style-name="Mono_20_12.5">restore_file_system()</text:span><text:span text:style-name="U_5f_text"><text:span text:style-name="T95"> </text:span></text:span><text:span text:style-name="U_5f_text"><text:span text:style-name="T91">—</text:span></text:span><text:span text:style-name="U_5f_text"><text:span text:style-name="T92"> восстановления существующей или форматирования новой файловой системы;</text:span></text:span></text:p>
      <text:p text:style-name="P56"><text:span text:style-name="U_5f_text"><text:span text:style-name="T92"><text:tab/></text:span></text:span><text:span text:style-name="U_5f_text"><text:span text:style-name="T95">4) </text:span></text:span><text:span text:style-name="Mono_20_12.5">cleanup_filesystem()</text:span><text:span text:style-name="U_5f_text"><text:span text:style-name="T95"> </text:span></text:span><text:span text:style-name="U_5f_text"><text:span text:style-name="T91">—</text:span></text:span><text:span text:style-name="U_5f_text"><text:span text:style-name="T92"> очистки ресурсов.</text:span></text:span></text:p>
      <text:p text:style-name="P56"><text:span text:style-name="U_5f_text"><text:tab/></text:span><text:span text:style-name="U_5f_text"><text:span text:style-name="T97">Файл </text:span></text:span><text:span text:style-name="U_5f_text">inode.c </text:span><text:span text:style-name="U_5f_text"><text:span text:style-name="T91">—</text:span></text:span><text:span text:style-name="U_5f_text"><text:span text:style-name="T92"> вспомогательный модуль для работы с inode и структурой каталогов.</text:span></text:span></text:p>
      <text:p text:style-name="P59"><text:span text:style-name="U_5f_text"><text:span text:style-name="T92"><text:tab/>Содержит:</text:span></text:span></text:p>
      <text:p text:style-name="P57"><text:span text:style-name="U_5f_text"><text:span text:style-name="T92"><text:tab/></text:span></text:span><text:span text:style-name="U_5f_text"><text:span text:style-name="T98">1) </text:span></text:span><text:span text:style-name="Mono_20_12.5">find_free_inode()</text:span><text:span text:style-name="U_5f_text"><text:span text:style-name="T98"> — поиск первого свободного </text:span></text:span><text:span text:style-name="Mono_20_12.5">inode</text:span><text:span text:style-name="U_5f_text"><text:span text:style-name="T98"> в битовой карте суперблока (начиная с 2, так как 0 и 1 — зарезервированы);</text:span></text:span></text:p>
      <text:p text:style-name="P59"><text:span text:style-name="U_5f_text"><text:span text:style-name="T98"><text:tab/>2) </text:span></text:span><text:span text:style-name="Mono_20_12.5">add_child()</text:span><text:span text:style-name="U_5f_text"><text:span text:style-name="T98"> — добавление дочернего узла (файла или каталога) в родительскую директорию с реаллокацией массива детей;</text:span></text:span></text:p>
      <text:p text:style-name="P59"><text:span text:style-name="U_5f_text"><text:span text:style-name="T98"><text:tab/>Файл </text:span></text:span><text:span text:style-name="Mono_20_12.5">superblok.c</text:span><text:span text:style-name="U_5f_text"><text:span text:style-name="T98"> — модуль инициализации и управления суперблоком файловой системы.</text:span></text:span></text:p>
      <text:p text:style-name="P59"><text:span text:style-name="U_5f_text"><text:span text:style-name="T98"><text:tab/>Содержит:</text:span></text:span></text:p>
      <text:p text:style-name="P59"><text:span text:style-name="U_5f_text"><text:span text:style-name="T98"><text:tab/>1) </text:span></text:span><text:span text:style-name="U_5f_text"><text:span text:style-name="T69">г</text:span></text:span><text:span text:style-name="U_5f_text"><text:span text:style-name="T98">лобальную переменную </text:span></text:span><text:span text:style-name="Mono_20_12.5">s_block</text:span><text:span text:style-name="U_5f_text"><text:span text:style-name="T98"> — сам суперблок;</text:span></text:span></text:p>
      <text:p text:style-name="P57"><text:soft-page-break/><text:span text:style-name="U_5f_text"><text:span text:style-name="T98"><text:tab/>2) </text:span></text:span><text:span text:style-name="Mono_20_12.5">superblock_init()</text:span><text:span text:style-name="U_5f_text"><text:span text:style-name="T98"> — обнуляет битовые карты </text:span></text:span><text:span text:style-name="Mono_20_12.5">inodes</text:span><text:span text:style-name="U_5f_text"><text:span text:style-name="T98"> и </text:span></text:span><text:span text:style-name="Mono_20_12.5">data</text:span><text:span text:style-name="U_5f_text"><text:span text:style-name="T98"> </text:span></text:span><text:span text:style-name="Mono_20_12.5">blocks</text:span><text:span text:style-name="U_5f_text"><text:span text:style-name="T98">;</text:span></text:span></text:p>
      <text:p text:style-name="P57"><text:span text:style-name="U_5f_text"><text:span text:style-name="T98"><text:tab/>3) </text:span></text:span><text:span text:style-name="Mono_20_12.5">find_free_db()</text:span><text:span text:style-name="U_5f_text"><text:span text:style-name="T98"> — ищет первый свободный блок данных в </text:span></text:span><text:span text:style-name="Mono_20_12.5">data</text:span><text:span text:style-name="U_5f_text"><text:span text:style-name="T98"> </text:span></text:span><text:span text:style-name="Mono_20_12.5">bitmap</text:span><text:span text:style-name="U_5f_text"><text:span text:style-name="T98"> и помечает его как занятый.</text:span></text:span></text:p>
      <text:p text:style-name="P59"><text:span text:style-name="U_5f_text"><text:span text:style-name="T98"><text:tab/>Файл </text:span></text:span><text:span text:style-name="Mono_20_12.5">utilities.c</text:span><text:span text:style-name="U_5f_text"><text:span text:style-name="T98"> — вспомогочный модуль, реализующий сериализацию и десериализацию структур данных файловой системы.</text:span></text:span></text:p>
      <text:p text:style-name="P59"><text:span text:style-name="U_5f_text"><text:span text:style-name="T98"><text:tab/>Содержит:</text:span></text:span></text:p>
      <text:p text:style-name="P57"><text:span text:style-name="U_5f_text"><text:span text:style-name="T98"><text:tab/>1) </text:span></text:span><text:span text:style-name="U_5f_text"><text:span text:style-name="T69">ф</text:span></text:span><text:span text:style-name="U_5f_text"><text:span text:style-name="T98">ункции сохранения и восстановления суперблока (</text:span></text:span><text:span text:style-name="Mono_20_12.5">serialize_superblock_to_file</text:span><text:span text:style-name="U_5f_text"><text:span text:style-name="T98">, </text:span></text:span><text:span text:style-name="Mono_20_12.5">deserialize_superblock_from_file</text:span><text:span text:style-name="U_5f_text"><text:span text:style-name="T98">) </text:span></text:span><text:span text:style-name="Mono_20_12.5">inode'ов</text:span><text:span text:style-name="U_5f_text"><text:span text:style-name="T98"> и узлов типа </text:span></text:span><text:span text:style-name="Mono_20_12.5">filetype</text:span><text:span text:style-name="U_5f_text"><text:span text:style-name="T98">;</text:span></text:span></text:p>
      <text:p text:style-name="P59"><text:span text:style-name="U_5f_text"><text:span text:style-name="T98"><text:tab/>2) </text:span></text:span><text:span text:style-name="U_5f_text"><text:span text:style-name="T69">р</text:span></text:span><text:span text:style-name="U_5f_text"><text:span text:style-name="T98">екурсивные функции сериализации </text:span></text:span><text:span text:style-name="U_5f_text"><text:span text:style-name="T99">и</text:span></text:span><text:span text:style-name="U_5f_text"><text:span text:style-name="T98"> десериализации дерева каталогов (</text:span></text:span><text:span text:style-name="Mono_20_12.5">serialize_filetype_to_file</text:span><text:span text:style-name="U_5f_text"><text:span text:style-name="T98">, </text:span></text:span><text:span text:style-name="Mono_20_12.5">deserialize_</text:span><text:span text:style-name="Mono_20_12.5"><text:span text:style-name="T100">filetype</text:span></text:span><text:span text:style-name="Mono_20_12.5">_</text:span><text:span text:style-name="Mono_20_12.5"><text:span text:style-name="T100">from</text:span></text:span><text:span text:style-name="Mono_20_12.5">_</text:span><text:span text:style-name="Mono_20_12.5"><text:span text:style-name="T100">file</text:span></text:span><text:span text:style-name="U_5f_text"><text:span text:style-name="T98">);</text:span></text:span></text:p>
      <text:p text:style-name="P59"><text:span text:style-name="U_5f_text"><text:span text:style-name="T98"><text:tab/>3) </text:span></text:span><text:span text:style-name="U_5f_text"><text:span text:style-name="T69">ф</text:span></text:span><text:span text:style-name="U_5f_text"><text:span text:style-name="T98">ункции для разбора путей: получения имени файла (</text:span></text:span><text:span text:style-name="Mono_20_12.5">get_file_name</text:span><text:span text:style-name="U_5f_text"><text:span text:style-name="T98">) и директории (</text:span></text:span><text:span text:style-name="Mono_20_12.5">get_file_path</text:span><text:span text:style-name="U_5f_text"><text:span text:style-name="T98">).</text:span></text:span></text:p>
      <text:p text:style-name="P60"><text:span text:style-name="U_5f_text"><text:span text:style-name="T98"><text:tab/></text:span></text:span><text:span text:style-name="Mono_20_12.5">restore_file_system()</text:span><text:span text:style-name="U_5f_text"><text:span text:style-name="T98"> </text:span></text:span><text:span text:style-name="U_5f_text"><text:span text:style-name="T101">—</text:span></text:span><text:span text:style-name="U_5f_text"><text:span text:style-name="T98"> </text:span></text:span><text:span text:style-name="U_5f_text"><text:span text:style-name="T102">в</text:span></text:span><text:span text:style-name="U_5f_text"><text:span text:style-name="T98">осстанавливает состояние файловой системы из сохранённых файлов или инициализирует новую файловую систему, если данные отсутствуют.</text:span></text:span></text:p>
      <text:p text:style-name="P59"><text:span text:style-name="U_5f_text"><text:span text:style-name="T98"><text:tab/>Поведение:</text:span></text:span></text:p>
      <text:p text:style-name="P59"><text:span text:style-name="U_5f_text"><text:span text:style-name="T98"><text:tab/></text:span></text:span><text:span text:style-name="U_5f_text"><text:span text:style-name="T101">1) </text:span></text:span><text:span text:style-name="U_5f_text"><text:span text:style-name="T69">п</text:span></text:span><text:span text:style-name="U_5f_text"><text:span text:style-name="T101">роверяет наличие файлов суперблока и структуры файловой системы.</text:span></text:span></text:p>
      <text:p text:style-name="P59"><text:span text:style-name="U_5f_text"><text:span text:style-name="T101"><text:tab/>2) </text:span></text:span><text:span text:style-name="U_5f_text"><text:span text:style-name="T69">е</text:span></text:span><text:span text:style-name="U_5f_text"><text:span text:style-name="T101">сли они существуют, программа запрашивает у пользователя подтверждение на форматирование.</text:span></text:span></text:p>
      <text:p text:style-name="P59"><text:span text:style-name="U_5f_text"><text:span text:style-name="T101"><text:tab/>3) </text:span></text:span><text:span text:style-name="U_5f_text"><text:span text:style-name="T69">е</text:span></text:span><text:span text:style-name="U_5f_text"><text:span text:style-name="T101">сли файлы отсутствуют — создаёт новую файловую систему (инициализация суперблока, корневого каталога, сохранение состояния).</text:span></text:span></text:p>
      <text:p text:style-name="P60"><text:span text:style-name="U_5f_text"><text:span text:style-name="T101"><text:tab/></text:span></text:span><text:span text:style-name="Mono_20_12.5">check_superblock_integrity()</text:span><text:span text:style-name="U_5f_text"><text:span text:style-name="T101"> — </text:span></text:span><text:span text:style-name="U_5f_text"><text:span text:style-name="T102">п</text:span></text:span><text:span text:style-name="U_5f_text"><text:span text:style-name="T101">роверяет целостность суперблока файловой системы, включая размеры основных структур: блока данных и битмапов.</text:span></text:span></text:p>
      <text:p text:style-name="P60"><text:span text:style-name="U_5f_text"><text:span text:style-name="T101"><text:tab/></text:span></text:span><text:span text:style-name="U_5f_text"><text:span text:style-name="T102">Возвращаемое значение:</text:span></text:span></text:p>
      <text:p text:style-name="P60"><text:span text:style-name="U_5f_text"><text:span text:style-name="T102"><text:tab/>1) </text:span></text:span><text:span text:style-name="Mono_20_12.5">true</text:span><text:span text:style-name="U_5f_text"><text:span text:style-name="T102"> — если суперблок соответствует всем ожидаемым параметрам;</text:span></text:span></text:p>
      <text:p text:style-name="P60"><text:span text:style-name="U_5f_text"><text:span text:style-name="T102"><text:tab/>2) </text:span></text:span><text:span text:style-name="Mono_20_12.5">false</text:span><text:span text:style-name="U_5f_text"><text:span text:style-name="T102"> — если есть несоответствия в размере данных или битмапов.</text:span></text:span></text:p>
      <text:p text:style-name="P60"><text:span text:style-name="U_5f_text"><text:span text:style-name="T102"><text:tab/></text:span></text:span><text:span text:style-name="Mono_20_12.5">check_file_structure_integrity()</text:span><text:span text:style-name="U_5f_text"><text:span text:style-name="T102"> </text:span></text:span><text:span text:style-name="U_5f_text"><text:span text:style-name="T91">— </text:span></text:span><text:span text:style-name="U_5f_text"><text:span text:style-name="T103">п</text:span></text:span><text:span text:style-name="U_5f_text"><text:span text:style-name="T91">роверяет корректность корневого узла (</text:span></text:span><text:span text:style-name="Mono_20_12.5">root</text:span><text:span text:style-name="U_5f_text"><text:span text:style-name="T91">) и запускает рекурсивную проверку всей файловой иерархии.</text:span></text:span></text:p>
      <text:p text:style-name="P60"><text:span text:style-name="U_5f_text"><text:span text:style-name="T91"><text:tab/>Зависимости: </text:span></text:span></text:p>
      <text:p text:style-name="P60"><text:span text:style-name="U_5f_text"><text:span text:style-name="T91"><text:tab/></text:span></text:span><text:span text:style-name="U_5f_text"><text:span text:style-name="T103">1) </text:span></text:span><text:span text:style-name="Mono_20_12.5">print_debug()</text:span><text:span text:style-name="U_5f_text"><text:span text:style-name="T103"> </text:span></text:span><text:span text:style-name="U_5f_text"><text:span text:style-name="T91">—</text:span></text:span><text:span text:style-name="U_5f_text"><text:span text:style-name="T103"> для отладочного вывода;</text:span></text:span></text:p>
      <text:p text:style-name="P61"><text:soft-page-break/><text:span text:style-name="U_5f_text"><text:span text:style-name="T103"><text:tab/>2) </text:span></text:span><text:span text:style-name="Mono_20_12.5">check_filetype_node()</text:span><text:span text:style-name="U_5f_text"><text:span text:style-name="T103"> </text:span></text:span><text:span text:style-name="U_5f_text"><text:span text:style-name="T91">—</text:span></text:span><text:span text:style-name="U_5f_text"><text:span text:style-name="T103"> реализует основную проверку структуры дерева.</text:span></text:span></text:p>
      <text:p text:style-name="P61"><text:span text:style-name="U_5f_text"><text:span text:style-name="T103"><text:tab/></text:span></text:span><text:span text:style-name="Mono_20_12.5">root_dir_init()</text:span><text:span text:style-name="U_5f_text"><text:span text:style-name="T103"> </text:span></text:span><text:span text:style-name="U_5f_text"><text:span text:style-name="T91">—</text:span></text:span><text:span text:style-name="U_5f_text"><text:span text:style-name="T103"> инициализирует корневую директорию файловой системы. Это ключевой этап при создании новой файловой структуры, так как именно с корня начинается вся иерархия. Функция выделяет память под структуру </text:span></text:span><text:span text:style-name="Mono_20_12.5">filetype</text:span><text:span text:style-name="U_5f_text"><text:span text:style-name="T103"> для корня и ассоциированный с ней </text:span></text:span><text:span text:style-name="Mono_20_12.5">inode</text:span><text:span text:style-name="U_5f_text"><text:span text:style-name="T103">, настраивает права доступа, владельца, временные метки, и другие параметры. Далее корню присваивается уникальный номер </text:span></text:span><text:span text:style-name="Mono_20_12.5">inode</text:span><text:span text:style-name="U_5f_text"><text:span text:style-name="T103">, выделенный через </text:span></text:span><text:span text:style-name="Mono_20_12.5">find_free_inode()</text:span><text:span text:style-name="U_5f_text"><text:span text:style-name="T103">. В конце сохраняется состояние файловой системы на диск. Если на любом этапе происходит ошибка (например, нехватка памяти или невозможность получить свободный </text:span></text:span><text:span text:style-name="Mono_20_12.5">inode</text:span><text:span text:style-name="U_5f_text"><text:span text:style-name="T103">), происходит корректная очистка и завершение инициализации.</text:span></text:span></text:p>
      <text:p text:style-name="P60"><text:span text:style-name="U_5f_text"><text:span text:style-name="T103"><text:tab/></text:span></text:span><text:span text:style-name="U_5f_text"><text:span text:style-name="T104">Основные действия:</text:span></text:span></text:p>
      <text:p text:style-name="P60"><text:span text:style-name="U_5f_text"><text:span text:style-name="T104"><text:tab/>1) </text:span></text:span><text:span text:style-name="U_5f_text"><text:span text:style-name="T105">р</text:span></text:span><text:span text:style-name="U_5f_text"><text:span text:style-name="T104">езервирование </text:span></text:span><text:span text:style-name="Mono_20_12.5">inode</text:span><text:span text:style-name="U_5f_text"><text:span text:style-name="T104"> с индексом 1;</text:span></text:span></text:p>
      <text:p text:style-name="P60"><text:span text:style-name="U_5f_text"><text:span text:style-name="T104"><text:tab/>2) </text:span></text:span><text:span text:style-name="U_5f_text"><text:span text:style-name="T105">в</text:span></text:span><text:span text:style-name="U_5f_text"><text:span text:style-name="T104">ыделение и обнуление памяти под </text:span></text:span><text:span text:style-name="Mono_20_12.5">root</text:span><text:span text:style-name="U_5f_text"><text:span text:style-name="T104">;</text:span></text:span></text:p>
      <text:p text:style-name="P60"><text:span text:style-name="U_5f_text"><text:span text:style-name="T104"><text:tab/>3) </text:span></text:span><text:span text:style-name="U_5f_text"><text:span text:style-name="T105">у</text:span></text:span><text:span text:style-name="U_5f_text"><text:span text:style-name="T104">становка основных атрибутов </text:span></text:span><text:span text:style-name="Mono_20_12.5">root</text:span><text:span text:style-name="U_5f_text"><text:span text:style-name="T104">;</text:span></text:span></text:p>
      <text:p text:style-name="P60"><text:span text:style-name="U_5f_text"><text:span text:style-name="T104"><text:tab/>4) </text:span></text:span><text:span text:style-name="U_5f_text"><text:span text:style-name="T105">с</text:span></text:span><text:span text:style-name="U_5f_text"><text:span text:style-name="T104">оздание и настройка </text:span></text:span><text:span text:style-name="Mono_20_12.5">inode</text:span><text:span text:style-name="U_5f_text"><text:span text:style-name="T104"> для корня;</text:span></text:span></text:p>
      <text:p text:style-name="P60"><text:span text:style-name="U_5f_text"><text:span text:style-name="T104"><text:tab/>5) </text:span></text:span><text:span text:style-name="U_5f_text"><text:span text:style-name="T105">п</text:span></text:span><text:span text:style-name="U_5f_text"><text:span text:style-name="T104">олучение свободного номера </text:span></text:span><text:span text:style-name="Mono_20_12.5">inode</text:span><text:span text:style-name="U_5f_text"><text:span text:style-name="T104">;</text:span></text:span></text:p>
      <text:p text:style-name="P60"><text:span text:style-name="U_5f_text"><text:span text:style-name="T104"><text:tab/>6) </text:span></text:span><text:span text:style-name="U_5f_text"><text:span text:style-name="T105">ф</text:span></text:span><text:span text:style-name="U_5f_text"><text:span text:style-name="T104">инальные параметры </text:span></text:span><text:span text:style-name="Mono_20_12.5">inode</text:span><text:span text:style-name="U_5f_text"><text:span text:style-name="T104">;</text:span></text:span></text:p>
      <text:p text:style-name="P62"><text:span text:style-name="U_5f_text"><text:span text:style-name="T104"><text:tab/>7) </text:span></text:span><text:span text:style-name="U_5f_text"><text:span text:style-name="T105">с</text:span></text:span><text:span text:style-name="U_5f_text"><text:span text:style-name="T104">охранение состояния файловой системы;</text:span></text:span></text:p>
      <text:p text:style-name="P63"><text:span text:style-name="U_5f_text"><text:span text:style-name="T99"><text:tab/>Основные заголовочные файлы:</text:span></text:span></text:p>
      <text:p text:style-name="P59"><text:span text:style-name="U_5f_text"><text:span text:style-name="T88"><text:tab/></text:span></text:span><text:span text:style-name="U_5f_text"><text:span text:style-name="T91">1) </text:span></text:span><text:span text:style-name="U_5f_text"><text:span text:style-name="T105">ф</text:span></text:span><text:span text:style-name="U_5f_text"><text:span text:style-name="T91">айл </text:span></text:span><text:span text:style-name="Mono_20_12.5">inode.h</text:span><text:span text:style-name="U_5f_text"><text:span text:style-name="T91"> — содержит определение структуры </text:span></text:span><text:span text:style-name="Mono_20_12.5">inode</text:span><text:span text:style-name="U_5f_text"><text:span text:style-name="T91">, описывающей метаданные файлов и директорий (права, размеры, блоки, временные метки и т.д.), а также объявления функций для работы с инодами и деревом директорий.</text:span></text:span></text:p>
      <text:p text:style-name="P59"><text:span text:style-name="U_5f_text"><text:span text:style-name="T91"><text:tab/>2) </text:span></text:span><text:span text:style-name="Mono_20_12.5">filetype.h</text:span><text:span text:style-name="U_5f_text"><text:span text:style-name="T91"> — описывает структуру </text:span></text:span><text:span text:style-name="Mono_20_12.5">filetype</text:span><text:span text:style-name="U_5f_text"><text:span text:style-name="T91">, представляющую файл или директорию как узел в дереве. Также содержит прототип функции поиска по пути и внешние ссылки на глобальные объекты.</text:span></text:span></text:p>
      <text:p text:style-name="P59"><text:span text:style-name="U_5f_text"><text:span text:style-name="T91"><text:tab/>3) </text:span></text:span><text:span text:style-name="Mono_20_12.5">superblock.h</text:span><text:span text:style-name="U_5f_text"><text:span text:style-name="T91"> — определяет структуру </text:span></text:span><text:span text:style-name="Mono_20_12.5">superblock</text:span><text:span text:style-name="U_5f_text"><text:span text:style-name="T91">, которая хранит глобальную информацию о состоянии файловой системы: блоки данных, битмапы инодов и блоков. Также содержит константу размера блока и функции инициализации суперблока и поиска свободного блока.</text:span></text:span></text:p>
      <text:p text:style-name="P59"/>
      <text:p text:style-name="P47"><text:bookmark-start text:name="__RefHeading___Toc1253_3339792413"/><text:span text:style-name="U_5f_text"><text:span text:style-name="T106"><text:tab/></text:span></text:span><text:span text:style-name="U_5f_text"><text:span text:style-name="T78">4</text:span></text:span><text:span text:style-name="U_5f_text"><text:span text:style-name="T79"> </text:span></text:span><text:span text:style-name="U_5f_text"><text:span text:style-name="T88">ОПИСАНИЕ АЛГОРИТМОВ РЕШЕНИЯ ЗАДАЧ</text:span></text:span><text:bookmark-end text:name="__RefHeading___Toc1253_3339792413"/></text:p>
      <text:p text:style-name="P38"><text:span text:style-name="U_5f_text"><text:span text:style-name="T88"/></text:span></text:p>
      <text:p text:style-name="P64"><text:span text:style-name="U_5f_text"><text:tab/>В данном разделе рассмотрены алгоритмы работы четырёх функций:</text:span></text:p>
      <text:p text:style-name="P64"><text:span text:style-name="U_5f_text"><text:tab/></text:span><text:span text:style-name="U_5f_text"><text:span text:style-name="T107">1) </text:span></text:span><text:span text:style-name="Mono_20_12.5">save_system_state()</text:span><text:span text:style-name="U_5f_text"><text:span text:style-name="T107">; </text:span></text:span></text:p>
      <text:p text:style-name="P64"><text:span text:style-name="U_5f_text"><text:tab/></text:span><text:span text:style-name="U_5f_text"><text:span text:style-name="T107">2) </text:span></text:span><text:span text:style-name="Mono_20_12.5">load_file_structure()</text:span><text:span text:style-name="U_5f_text"><text:span text:style-name="T107">; </text:span></text:span></text:p>
      <text:p text:style-name="P64"><text:span text:style-name="U_5f_text"><text:tab/></text:span><text:span text:style-name="U_5f_text"><text:span text:style-name="T107">3) </text:span></text:span><text:span text:style-name="Mono_20_12.5"><text:span text:style-name="T107">check_all_inodes</text:span></text:span><text:span text:style-name="Mono_20_12.5"><text:span text:style-name="T108">()</text:span></text:span><text:span text:style-name="U_5f_text"><text:span text:style-name="T107">;</text:span></text:span><text:span text:style-name="U_5f_text"><text:tab/></text:span></text:p>
      <text:p text:style-name="P65"><text:tab/><text:span text:style-name="T107">4) </text:span><text:span text:style-name="Mono_20_12.5">root_dir_init()</text:span><text:span text:style-name="T107">;  </text:span></text:p>
      <text:p text:style-name="P65"/>
      <text:p text:style-name="P66"><text:tab/><text:span text:style-name="T109">4</text:span>.<text:span text:style-name="T109">1</text:span> <text:span text:style-name="T109">Разработка схем алгоритмов</text:span></text:p>
      <text:p text:style-name="P65"/>
      <text:p text:style-name="P65"><text:tab/>Схема алгоритма функции, которая сохраняет текущее состояние файловой системы, <text:span text:style-name="Mono_20_12.5">save_system_state()</text:span> приведена в приложении А.</text:p>
      <text:p text:style-name="P67"><text:tab/>Схема алгоритма функции, которая восстанавливает состояние файловой системы из сохранённых данных, <text:span text:style-name="Mono_20_12.5">load_file_structure()</text:span> приведена в приложении <text:span text:style-name="T110">Б</text:span>.</text:p>
      <text:p text:style-name="P68"/>
      <text:p text:style-name="P69"><text:tab/><text:span text:style-name="T109">4</text:span>.<text:span text:style-name="T111">2</text:span> <text:span text:style-name="T109">Разработка </text:span><text:span text:style-name="T111">алгоритмов</text:span></text:p>
      <text:p text:style-name="P68"><text:span text:style-name="U_5f_text"><text:tab/></text:span></text:p>
      <text:p text:style-name="P70"><text:span text:style-name="U_5f_text"><text:tab/></text:span><text:span text:style-name="U_5f_text"><text:span text:style-name="T107">Функция <text:s/></text:span></text:span><text:span text:style-name="Mono_20_12.5"><text:span text:style-name="T107">root_dir_init()</text:span></text:span><text:span text:style-name="U_5f_text"><text:span text:style-name="T112">:</text:span></text:span></text:p>
      <text:p text:style-name="P65"><text:span text:style-name="Mono_20_12.5"><text:tab/></text:span><text:span text:style-name="U_5f_text"><text:span text:style-name="T112">1</text:span></text:span><text:span text:style-name="U_5f_text"><text:span text:style-name="T113">)</text:span></text:span><text:span text:style-name="U_5f_text"><text:span text:style-name="T112"> </text:span></text:span><text:span text:style-name="U_5f_text"><text:span text:style-name="T114">н</text:span></text:span><text:span text:style-name="U_5f_text"><text:span text:style-name="T112">ачало;</text:span></text:span></text:p>
      <text:p text:style-name="P65"><text:span text:style-name="U_5f_text"><text:span text:style-name="T112"><text:tab/>2) </text:span></text:span><text:span text:style-name="U_5f_text"><text:span text:style-name="T114">в</text:span></text:span><text:span text:style-name="U_5f_text"><text:span text:style-name="T112">ходные данные отсутствуют;</text:span></text:span></text:p>
      <text:p text:style-name="P65"><text:span text:style-name="U_5f_text"><text:span text:style-name="T112"><text:tab/>3) </text:span></text:span><text:span text:style-name="U_5f_text"><text:span text:style-name="T114">в</text:span></text:span><text:span text:style-name="U_5f_text"><text:span text:style-name="T112">ыходные данные:</text:span></text:span></text:p>
      <text:p text:style-name="P65"><text:span text:style-name="U_5f_text"><text:span text:style-name="T112"><text:tab/></text:span></text:span><text:span text:style-name="U_5f_text"><text:span text:style-name="T113">функция </text:span></text:span><text:span text:style-name="Mono_20_12.5"><text:span text:style-name="T107">void</text:span></text:span><text:span text:style-name="U_5f_text"><text:span text:style-name="T112">;</text:span></text:span></text:p>
      <text:p text:style-name="P65"><text:span text:style-name="Mono_20_12.5"><text:tab/></text:span><text:span text:style-name="Mono_20_12.5"><text:span text:style-name="T53">4) </text:span></text:span><text:span text:style-name="Mono_20_12.5"><text:span text:style-name="T81">у</text:span></text:span><text:span text:style-name="Mono_20_12.5"><text:span text:style-name="T53">становка </text:span></text:span><text:span text:style-name="Mono_20_12.5"><text:span text:style-name="T107">s_block.inode_bitmap[1]</text:span></text:span><text:span text:style-name="Mono_20_12.5"><text:span text:style-name="T53"> в </text:span></text:span><text:span text:style-name="Mono_20_12.5"><text:span text:style-name="Source_20_Text"><text:span text:style-name="T34">1</text:span></text:span></text:span><text:span text:style-name="Mono_20_12.5"><text:span text:style-name="T115">;</text:span></text:span></text:p>
      <text:p text:style-name="P65"><text:span text:style-name="Mono_20_12.5"><text:span text:style-name="T115"><text:tab/>5) </text:span></text:span><text:span text:style-name="Mono_20_12.5"><text:span text:style-name="T81">в</text:span></text:span><text:span text:style-name="Mono_20_12.5"><text:span text:style-name="T115">ыделение памяти для </text:span></text:span><text:span text:style-name="Mono_20_12.5"><text:span text:style-name="T107">root </text:span></text:span><text:span text:style-name="Mono_20_12.5"><text:span text:style-name="T115">с помощью </text:span></text:span><text:span text:style-name="Mono_20_12.5"><text:span text:style-name="T107">malloc()</text:span></text:span><text:span text:style-name="Mono_20_12.5"><text:span text:style-name="T115">. Если память не выделена, переход на шаг 6. Иначе переход на шаг 7;</text:span></text:span></text:p>
      <text:p text:style-name="P65"><text:span text:style-name="Mono_20_12.5"><text:span text:style-name="T115"><text:tab/>6) </text:span></text:span><text:span text:style-name="Mono_20_12.5"><text:span text:style-name="T81">в</text:span></text:span><text:span text:style-name="Mono_20_12.5"><text:span text:style-name="T115">ывод сообщения </text:span></text:span><text:span text:style-name="Mono_20_12.5"><text:span text:style-name="T107">Failed to allocate memory for root</text:span></text:span><text:span text:style-name="Mono_20_12.5"><text:span text:style-name="T115">. Завершение функции. Переход на шаг 18;</text:span></text:span></text:p>
      <text:p text:style-name="P65"><text:span text:style-name="Mono_20_12.5"><text:span text:style-name="T115"><text:tab/>7) </text:span></text:span><text:span text:style-name="Mono_20_12.5"><text:span text:style-name="T81">о</text:span></text:span><text:span text:style-name="Mono_20_12.5"><text:span text:style-name="T115">чистка выделенной памяти для </text:span></text:span><text:span text:style-name="Mono_20_12.5"><text:span text:style-name="T107">root</text:span></text:span><text:span text:style-name="Mono_20_12.5"><text:span text:style-name="T115"> с помощью </text:span></text:span><text:span text:style-name="Mono_20_12.5"><text:span text:style-name="T107">memset()</text:span></text:span><text:span text:style-name="Mono_20_12.5"><text:span text:style-name="T115">;</text:span></text:span></text:p>
      <text:p text:style-name="P71"><text:span text:style-name="Mono_20_12.5"><text:span text:style-name="T115"><text:tab/>8) </text:span></text:span><text:span text:style-name="Mono_20_12.5"><text:span text:style-name="T81">к</text:span></text:span><text:span text:style-name="Mono_20_12.5"><text:span text:style-name="T115">опирование пути </text:span></text:span><text:span text:style-name="Mono_20_12.5"><text:span text:style-name="Source_20_Text"><text:span text:style-name="T116">/</text:span></text:span></text:span><text:span text:style-name="Mono_20_12.5"><text:span text:style-name="T115"> и имени </text:span></text:span><text:span text:style-name="Mono_20_12.5"><text:span text:style-name="Source_20_Text"><text:span text:style-name="T116">/</text:span></text:span></text:span><text:span text:style-name="Mono_20_12.5"><text:span text:style-name="T115"> в </text:span></text:span><text:span text:style-name="Mono_20_12.5"><text:span text:style-name="T107">root-&gt;path и root→name</text:span></text:span><text:span text:style-name="Mono_20_12.5"><text:span text:style-name="Source_20_Text"><text:span text:style-name="T116">;</text:span></text:span></text:span></text:p>
      <text:p text:style-name="P65"><text:span text:style-name="Mono_20_12.5"><text:span text:style-name="T115"><text:tab/>9) </text:span></text:span><text:span text:style-name="Mono_20_12.5"><text:span text:style-name="T81">в</text:span></text:span><text:span text:style-name="Mono_20_12.5"><text:span text:style-name="T115">ыделение памяти для </text:span></text:span><text:span text:style-name="Mono_20_12.5"><text:span text:style-name="T107">root-&gt;inum</text:span></text:span><text:span text:style-name="Mono_20_12.5"><text:span text:style-name="T115"> с помощью </text:span></text:span><text:span text:style-name="Mono_20_12.5"><text:span text:style-name="T107">malloc()</text:span></text:span><text:span text:style-name="Mono_20_12.5"><text:span text:style-name="T115">. Если память не выделена, переход на шаг 10. Иначе переход на шаг 11;</text:span></text:span></text:p>
      <text:p text:style-name="P65"><text:span text:style-name="Mono_20_12.5"><text:span text:style-name="T115"><text:tab/>10) </text:span></text:span><text:span text:style-name="Mono_20_12.5"><text:span text:style-name="T81">в</text:span></text:span><text:span text:style-name="Mono_20_12.5"><text:span text:style-name="T115">ывод сообщения </text:span></text:span><text:span text:style-name="Mono_20_12.5"><text:span text:style-name="T107">Failed to allocate memory for inode</text:span></text:span><text:span text:style-name="Mono_20_12.5"><text:span text:style-name="T115">. Освобождение памяти для </text:span></text:span><text:span text:style-name="Mono_20_12.5"><text:span text:style-name="T107">root</text:span></text:span><text:span text:style-name="Mono_20_12.5"><text:span text:style-name="T115"> и завершение функции. Переход на шаг 18;</text:span></text:span></text:p>
      <text:p text:style-name="P71"><text:soft-page-break/><text:span text:style-name="Mono_20_12.5"><text:span text:style-name="T115"><text:tab/>11) </text:span></text:span><text:span text:style-name="Mono_20_12.5"><text:span text:style-name="T81">о</text:span></text:span><text:span text:style-name="Mono_20_12.5"><text:span text:style-name="T115">чистка выделенной памяти для </text:span></text:span><text:span text:style-name="Mono_20_12.5"><text:span text:style-name="T107">root-&gt;inum</text:span></text:span><text:span text:style-name="Mono_20_12.5"><text:span text:style-name="T115"> с помощью </text:span></text:span><text:span text:style-name="Mono_20_12.5"><text:span text:style-name="T107">memset()</text:span></text:span><text:span text:style-name="Mono_20_12.5"><text:span text:style-name="T115">;</text:span></text:span></text:p>
      <text:p text:style-name="P65"><text:span text:style-name="Mono_20_12.5"><text:span text:style-name="T115"><text:tab/>12) </text:span></text:span><text:span text:style-name="Mono_20_12.5"><text:span text:style-name="T81">и</text:span></text:span><text:span text:style-name="Mono_20_12.5"><text:span text:style-name="T115">нициализация полей структуры </text:span></text:span><text:span text:style-name="Mono_20_12.5"><text:span text:style-name="T107">inode</text:span></text:span><text:span text:style-name="Mono_20_12.5"><text:span text:style-name="T115">;</text:span></text:span></text:p>
      <text:p text:style-name="P65"><text:span text:style-name="Mono_20_12.5"><text:span text:style-name="T115"><text:tab/>13) </text:span></text:span><text:span text:style-name="Mono_20_12.5"><text:span text:style-name="T81">и</text:span></text:span><text:span text:style-name="Mono_20_12.5"><text:span text:style-name="T115">нициализация полей </text:span></text:span><text:span text:style-name="Mono_20_12.5"><text:span text:style-name="T107">root</text:span></text:span><text:span text:style-name="Mono_20_12.5"><text:span text:style-name="T115">;</text:span></text:span></text:p>
      <text:p text:style-name="P65"><text:span text:style-name="Mono_20_12.5"><text:span text:style-name="T115"><text:tab/>14) </text:span></text:span><text:span text:style-name="Mono_20_12.5"><text:span text:style-name="T81">в</text:span></text:span><text:span text:style-name="Mono_20_12.5"><text:span text:style-name="T115">ызов </text:span></text:span><text:span text:style-name="Mono_20_12.5"><text:span text:style-name="T107">find_free_inode()</text:span></text:span><text:span text:style-name="Mono_20_12.5"><text:span text:style-name="T115"> для поиска свободного </text:span></text:span><text:span text:style-name="Mono_20_12.5"><text:span text:style-name="T107">inode</text:span></text:span><text:span text:style-name="Mono_20_12.5"><text:span text:style-name="T115">. Если </text:span></text:span><text:span text:style-name="Mono_20_12.5"><text:span text:style-name="T107">find_free_inode()</text:span></text:span><text:span text:style-name="Mono_20_12.5"><text:span text:style-name="T115"> возвращает </text:span></text:span><text:span text:style-name="Mono_20_12.5"><text:span text:style-name="T107">-1</text:span></text:span><text:span text:style-name="Mono_20_12.5"><text:span text:style-name="T115">, переход на шаг 15;</text:span></text:span></text:p>
      <text:p text:style-name="P71"><text:span text:style-name="Mono_20_12.5"><text:span text:style-name="T115"><text:tab/>15) </text:span></text:span><text:span text:style-name="Mono_20_12.5"><text:span text:style-name="T81">в</text:span></text:span><text:span text:style-name="Mono_20_12.5"><text:span text:style-name="T115">ывод сообщения </text:span></text:span><text:span text:style-name="Mono_20_12.5"><text:span text:style-name="T107">Failed to find a free inode</text:span></text:span><text:span text:style-name="Mono_20_12.5"><text:span text:style-name="T115">. Очистка файловой системы с помощью </text:span></text:span><text:span text:style-name="Mono_20_12.5"><text:span text:style-name="T107">cleanup_filesystem()</text:span></text:span><text:span text:style-name="Mono_20_12.5"><text:span text:style-name="T115">. Освобождение памяти </text:span></text:span><text:span text:style-name="Mono_20_12.5"><text:span text:style-name="T107">root-&gt;inum и root</text:span></text:span><text:span text:style-name="Mono_20_12.5"><text:span text:style-name="T115">. Переход на шаг 18;</text:span></text:span></text:p>
      <text:p text:style-name="P65"><text:span text:style-name="Mono_20_12.5"><text:span text:style-name="T115"><text:tab/>16) </text:span></text:span><text:span text:style-name="Mono_20_12.5"><text:span text:style-name="T81">у</text:span></text:span><text:span text:style-name="Mono_20_12.5"><text:span text:style-name="T115">становка </text:span></text:span><text:span text:style-name="Mono_20_12.5"><text:span text:style-name="T107">root-&gt;inum-&gt;number</text:span></text:span><text:span text:style-name="Mono_20_12.5"><text:span text:style-name="T115"> в найденный индекс </text:span></text:span><text:span text:style-name="Mono_20_12.5"><text:span text:style-name="T107">inode</text:span></text:span><text:span text:style-name="Mono_20_12.5"><text:span text:style-name="T115">;</text:span></text:span></text:p>
      <text:p text:style-name="P71"><text:span text:style-name="Mono_20_12.5"><text:span text:style-name="T115"><text:tab/>17) </text:span></text:span><text:span text:style-name="Mono_20_12.5"><text:span text:style-name="T81">в</text:span></text:span><text:span text:style-name="Mono_20_12.5"><text:span text:style-name="T115">ызов </text:span></text:span><text:span text:style-name="Mono_20_12.5"><text:span text:style-name="T107">save_system_state()</text:span></text:span><text:span text:style-name="Mono_20_12.5"><text:span text:style-name="T115"> для сохранения текущего состояния;</text:span></text:span></text:p>
      <text:p text:style-name="P71"><text:span text:style-name="Mono_20_12.5"><text:span text:style-name="T115"><text:tab/>19) </text:span></text:span><text:span text:style-name="Mono_20_12.5"><text:span text:style-name="T81">к</text:span></text:span><text:span text:style-name="Mono_20_12.5"><text:span text:style-name="T115">онец.</text:span></text:span></text:p>
      <text:p text:style-name="P72"><text:span text:style-name="Mono_20_12.5"><text:span text:style-name="T115"><text:tab/></text:span></text:span><text:span text:style-name="U_5f_text"><text:span text:style-name="T107">Функция <text:s/></text:span></text:span><text:span text:style-name="Mono_20_12.5"><text:span text:style-name="T107">check_all_inodes</text:span></text:span><text:span text:style-name="Mono_20_12.5"><text:span text:style-name="T108">()</text:span></text:span><text:span text:style-name="U_5f_text"><text:span text:style-name="T112">:</text:span></text:span></text:p>
      <text:p text:style-name="P73"><text:span text:style-name="U_5f_text"><text:span text:style-name="T112"><text:tab/></text:span></text:span><text:span text:style-name="U_5f_text"><text:span text:style-name="T117">1) </text:span></text:span><text:span text:style-name="U_5f_text"><text:span text:style-name="T114">н</text:span></text:span><text:span text:style-name="U_5f_text"><text:span text:style-name="T117">ачало;</text:span></text:span></text:p>
      <text:p text:style-name="P73"><text:span text:style-name="U_5f_text"><text:span text:style-name="T117"><text:tab/>2) </text:span></text:span><text:span text:style-name="U_5f_text"><text:span text:style-name="T114">в</text:span></text:span><text:span text:style-name="U_5f_text"><text:span text:style-name="T117">ходные данные:</text:span></text:span></text:p>
      <text:p text:style-name="P73"><text:span text:style-name="U_5f_text"><text:span text:style-name="T117"><text:tab/></text:span></text:span><text:span text:style-name="Mono_20_12.5"><text:span text:style-name="T107">filetype *node</text:span></text:span><text:span text:style-name="U_5f_text"><text:span text:style-name="T117"> — указатель на узел файловой системы;</text:span></text:span></text:p>
      <text:p text:style-name="P73"><text:span text:style-name="U_5f_text"><text:span text:style-name="T117"><text:tab/>3) </text:span></text:span><text:span text:style-name="U_5f_text"><text:span text:style-name="T114">в</text:span></text:span><text:span text:style-name="U_5f_text"><text:span text:style-name="T117">ыходные данные:</text:span></text:span></text:p>
      <text:p text:style-name="P71"><text:span text:style-name="U_5f_text"><text:span text:style-name="T117"><text:s/><text:tab/></text:span></text:span><text:span text:style-name="Mono_20_12.5"><text:span text:style-name="T107">true</text:span></text:span><text:span text:style-name="U_5f_text"><text:span text:style-name="T117"> — все </text:span></text:span><text:span text:style-name="Mono_20_12.5"><text:span text:style-name="T107">inodes</text:span></text:span><text:span text:style-name="U_5f_text"><text:span text:style-name="T117"> корректны;</text:span></text:span></text:p>
      <text:p text:style-name="P71"><text:span text:style-name="Mono_20_12.5"><text:span text:style-name="T115"><text:tab/></text:span></text:span><text:span text:style-name="Mono_20_12.5"><text:span text:style-name="T107">false</text:span></text:span><text:span text:style-name="Mono_20_12.5"><text:span text:style-name="T115"> — обнаружена ошибка в одном из </text:span></text:span><text:span text:style-name="Mono_20_12.5"><text:span text:style-name="T107">inodes</text:span></text:span><text:span text:style-name="Mono_20_12.5"><text:span text:style-name="T115">;</text:span></text:span></text:p>
      <text:p text:style-name="P65"><text:span text:style-name="Mono_20_12.5"><text:tab/></text:span><text:span text:style-name="Mono_20_12.5"><text:span text:style-name="T115">4) </text:span></text:span><text:span text:style-name="Mono_20_12.5"><text:span text:style-name="T81">е</text:span></text:span><text:span text:style-name="Mono_20_12.5"><text:span text:style-name="T115">сли </text:span></text:span><text:span text:style-name="Mono_20_12.5"><text:span text:style-name="T107">node == NULL</text:span></text:span><text:span text:style-name="Mono_20_12.5"><text:span text:style-name="T115">, то возврат </text:span></text:span><text:span text:style-name="Mono_20_12.5"><text:span text:style-name="T107">true</text:span></text:span><text:span text:style-name="Mono_20_12.5"><text:span text:style-name="T115"> и переход на шаг 10;</text:span></text:span></text:p>
      <text:p text:style-name="P71"><text:span text:style-name="Mono_20_12.5"><text:span text:style-name="T115"><text:tab/></text:span></text:span><text:span text:style-name="Mono_20_12.5"><text:span text:style-name="T118">5) </text:span></text:span><text:span text:style-name="Mono_20_12.5"><text:span text:style-name="T81">е</text:span></text:span><text:span text:style-name="Mono_20_12.5"><text:span text:style-name="T118">сли </text:span></text:span><text:span text:style-name="Mono_20_12.5"><text:span text:style-name="T107">node→inum != NULL</text:span></text:span><text:span text:style-name="Mono_20_12.5"><text:span text:style-name="T118">, вызов </text:span></text:span><text:span text:style-name="Mono_20_12.5"><text:span text:style-name="T107">check_inode_integrity(node→inum).</text:span></text:span><text:span text:style-name="Source_20_Text"><text:span text:style-name="T119"> </text:span></text:span><text:span text:style-name="Mono_20_12.5"><text:span text:style-name="T118">Если </text:span></text:span><text:span text:style-name="Mono_20_12.5"><text:span text:style-name="T107">check_inode_integrity()</text:span></text:span><text:span text:style-name="Mono_20_12.5"><text:span text:style-name="Source_20_Text"><text:span text:style-name="T119"> </text:span></text:span></text:span><text:span text:style-name="Mono_20_12.5"><text:span text:style-name="T118">возвращает </text:span></text:span><text:span text:style-name="Mono_20_12.5"><text:span text:style-name="T107">false</text:span></text:span><text:span text:style-name="Mono_20_12.5"><text:span text:style-name="T118">, переход на шаг 9;</text:span></text:span></text:p>
      <text:p text:style-name="P65"><text:span text:style-name="Mono_20_12.5"><text:span text:style-name="T118"><text:tab/>6) </text:span></text:span><text:span text:style-name="Mono_20_12.5"><text:span text:style-name="T81">п</text:span></text:span><text:span text:style-name="Mono_20_12.5"><text:span text:style-name="T118">роход по всем дочерним узлам </text:span></text:span><text:span text:style-name="Mono_20_12.5"><text:span text:style-name="T107">node-&gt;children[i]</text:span></text:span><text:span text:style-name="Mono_20_12.5"><text:span text:style-name="T118"> (от </text:span></text:span><text:span text:style-name="Mono_20_12.5"><text:span text:style-name="T107">i</text:span></text:span><text:span text:style-name="Mono_20_12.5"><text:span text:style-name="Source_20_Text"><text:span text:style-name="T119"> </text:span></text:span></text:span><text:span text:style-name="Mono_20_12.5"><text:span text:style-name="T107">=</text:span></text:span><text:span text:style-name="Mono_20_12.5"><text:span text:style-name="Source_20_Text"><text:span text:style-name="T119"> </text:span></text:span></text:span><text:span text:style-name="Mono_20_12.5"><text:span text:style-name="T107">0</text:span></text:span><text:span text:style-name="Mono_20_12.5"><text:span text:style-name="T118"> до </text:span></text:span><text:span text:style-name="Mono_20_12.5"><text:span text:style-name="T107">node-&gt;num_children — 1</text:span></text:span><text:span text:style-name="Mono_20_12.5"><text:span text:style-name="T118">);</text:span></text:span></text:p>
      <text:p text:style-name="P65"><text:span text:style-name="Mono_20_12.5"><text:span text:style-name="T118"><text:tab/>7) </text:span></text:span><text:span text:style-name="Mono_20_12.5"><text:span text:style-name="T81">д</text:span></text:span><text:span text:style-name="Mono_20_12.5"><text:span text:style-name="T118">ля каждого дочернего узла:</text:span></text:span></text:p>
      <text:p text:style-name="P65"><text:span text:style-name="Mono_20_12.5"><text:span text:style-name="T118"><text:tab/>Вызов </text:span></text:span><text:span text:style-name="Mono_20_12.5"><text:span text:style-name="T107">check_all_inodes(node→children[i])</text:span></text:span><text:span text:style-name="Mono_20_12.5"><text:span text:style-name="Source_20_Text"><text:span text:style-name="T119">;</text:span></text:span></text:span></text:p>
      <text:p text:style-name="P71"><text:span text:style-name="Mono_20_12.5"><text:span text:style-name="T118"><text:tab/>Если </text:span></text:span><text:span text:style-name="Mono_20_12.5"><text:span text:style-name="T107">check_all_inodes()</text:span></text:span><text:span text:style-name="Mono_20_12.5"><text:span text:style-name="T118"> возвращает </text:span></text:span><text:span text:style-name="Mono_20_12.5"><text:span text:style-name="T107">false</text:span></text:span><text:span text:style-name="Mono_20_12.5"><text:span text:style-name="T118">, переход на шаг 9;</text:span></text:span></text:p>
      <text:p text:style-name="P71"><text:span text:style-name="Mono_20_12.5"><text:span text:style-name="T118"><text:tab/>8) </text:span></text:span><text:span text:style-name="Mono_20_12.5"><text:span text:style-name="T81">е</text:span></text:span><text:span text:style-name="Mono_20_12.5"><text:span text:style-name="T118">сли все проверки пройдены успешно, возврат </text:span></text:span><text:span text:style-name="Mono_20_12.5"><text:span text:style-name="T107">true</text:span></text:span><text:span text:style-name="Mono_20_12.5"><text:span text:style-name="T118"> и переход на шаг 10;</text:span></text:span></text:p>
      <text:p text:style-name="P71"><text:span text:style-name="Mono_20_12.5"><text:span text:style-name="T118"><text:tab/>9) </text:span></text:span><text:span text:style-name="Mono_20_12.5"><text:span text:style-name="T81">в</text:span></text:span><text:span text:style-name="Mono_20_12.5"><text:span text:style-name="T118">озврат </text:span></text:span><text:span text:style-name="Mono_20_12.5"><text:span text:style-name="T107">false</text:span></text:span><text:span text:style-name="Mono_20_12.5"><text:span text:style-name="T118"> — обнаружена ошибка в одном из </text:span></text:span><text:span text:style-name="Mono_20_12.5"><text:span text:style-name="T107">inodes</text:span></text:span><text:span text:style-name="Mono_20_12.5"><text:span text:style-name="T118">;</text:span></text:span></text:p>
      <text:p text:style-name="P73"><text:span text:style-name="Mono_20_12.5"><text:span text:style-name="T118"><text:tab/>10) </text:span></text:span><text:span text:style-name="Mono_20_12.5"><text:span text:style-name="T81">к</text:span></text:span><text:span text:style-name="Mono_20_12.5"><text:span text:style-name="T118">онец.</text:span></text:span></text:p>
      <text:p text:style-name="P70"/>
      <text:p text:style-name="P47"><text:span text:style-name="U_5f_text"><text:span text:style-name="T78"><text:tab/>5</text:span></text:span><text:span text:style-name="U_5f_text"><text:span text:style-name="T79"> </text:span></text:span><text:span text:style-name="U_5f_text"><text:span text:style-name="T88">РУКОВОДСТВО ПОЛЬЗОВАТЕЛЯ</text:span></text:span></text:p>
      <text:p text:style-name="Serif_20_14"><text:span text:style-name="U_5f_text"><text:span text:style-name="T88"/></text:span></text:p>
      <text:p text:style-name="Serif_20_14"><text:span text:style-name="T88"><text:tab/></text:span><text:span text:style-name="T120">5.1 Инструкция по использованию программы</text:span></text:p>
      <text:p text:style-name="Serif_20_14"><text:span text:style-name="T120"/></text:p>
      <text:p text:style-name="Serif_20_14"><text:span text:style-name="T120"><text:tab/></text:span><text:span text:style-name="T53">Программа использует систему сборки на основе </text:span><text:span text:style-name="Mono_20_12.5"><text:span text:style-name="T107">Makefile</text:span></text:span><text:span text:style-name="T53">, что упрощает процесс компиляции, настройки и установки. В </text:span><text:span text:style-name="Mono_20_12.5"><text:span text:style-name="T107">Makefile</text:span></text:span><text:span text:style-name="T53"> определены следующие основные правила:</text:span></text:p>
      <text:p text:style-name="Serif_20_14"><text:span text:style-name="T53"><text:tab/></text:span><text:span text:style-name="T121">1) </text:span><text:span text:style-name="T81">к</text:span><text:span text:style-name="T121">омпиляция программы:</text:span></text:p>
      <text:p text:style-name="Serif_20_14"><text:span text:style-name="T121"><text:tab/>Выполняется с помощью команды </text:span><text:span text:style-name="Mono_20_12.5"><text:span text:style-name="T107">make</text:span></text:span><text:span text:style-name="T121">, которая создает два исполняемых файла в каталоге </text:span><text:span text:style-name="Mono_20_12.5"><text:span text:style-name="T107">bin</text:span></text:span><text:span text:style-name="T121">:</text:span></text:p>
      <text:p text:style-name="P74"><text:span text:style-name="T121"><text:tab/></text:span><text:span text:style-name="Mono_20_12.5"><text:span text:style-name="T107">mkfs.sfs</text:span></text:span><text:span text:style-name="T53"> — утилита для создания файловой системы</text:span><text:span text:style-name="T121">;</text:span></text:p>
      <text:p text:style-name="P74"><text:span text:style-name="T121"><text:tab/></text:span><text:span text:style-name="Mono_20_12.5"><text:span text:style-name="T107">fsch</text:span></text:span><text:span text:style-name="T121"> — утилита для проверки файловой системы.</text:span></text:p>
      <text:p text:style-name="P74"><text:span text:style-name="T121"><text:tab/>2) </text:span><text:span text:style-name="T81">о</text:span><text:span text:style-name="Strong_20_Emphasis"><text:span text:style-name="T122">тладочная сборка:</text:span></text:span></text:p>
      <text:p text:style-name="P74"><text:span text:style-name="Strong_20_Emphasis"><text:span text:style-name="T122"><text:tab/>Выполняется командой </text:span></text:span><text:span text:style-name="Mono_20_12.5"><text:span text:style-name="T107">make debug</text:span></text:span><text:span text:style-name="Strong_20_Emphasis"><text:span text:style-name="T122">, которая добавляет флаги </text:span></text:span><text:span text:style-name="Mono_20_12.5"><text:span text:style-name="T107">-g -O0</text:span></text:span><text:span text:style-name="Strong_20_Emphasis"><text:span text:style-name="T122"> для включения отладочной информации</text:span></text:span><text:span text:style-name="Strong_20_Emphasis"><text:span text:style-name="T123">;</text:span></text:span></text:p>
      <text:p text:style-name="P74"><text:span text:style-name="Strong_20_Emphasis"><text:span text:style-name="T123"><text:tab/>3) </text:span></text:span><text:span text:style-name="Strong_20_Emphasis"><text:span text:style-name="T124">р</text:span></text:span><text:span text:style-name="Strong_20_Emphasis"><text:span text:style-name="T123">елизная сборка:</text:span></text:span></text:p>
      <text:p text:style-name="P74"><text:span text:style-name="Strong_20_Emphasis"><text:span text:style-name="T123"><text:tab/>Выполняется командой </text:span></text:span><text:span text:style-name="Mono_20_12.5"><text:span text:style-name="T107">make release</text:span></text:span><text:span text:style-name="Strong_20_Emphasis"><text:span text:style-name="T123">, которая добавляет флаги </text:span></text:span><text:span text:style-name="Mono_20_12.5"><text:span text:style-name="T107">-O2 </text:span></text:span><text:span text:style-name="Strong_20_Emphasis"><text:span text:style-name="T123">для оптимизированной сборки;</text:span></text:span></text:p>
      <text:p text:style-name="P74"><text:span text:style-name="Strong_20_Emphasis"><text:span text:style-name="T123"><text:tab/>4) </text:span></text:span><text:span text:style-name="Strong_20_Emphasis"><text:span text:style-name="T124">о</text:span></text:span><text:span text:style-name="Strong_20_Emphasis"><text:span text:style-name="T123">чистка проекта:</text:span></text:span></text:p>
      <text:p text:style-name="Serif_20_14"><text:span text:style-name="Strong_20_Emphasis"><text:span text:style-name="T123"><text:tab/>Выполняется командой </text:span></text:span><text:span text:style-name="Mono_20_12.5"><text:span text:style-name="T107">make clean</text:span></text:span><text:span text:style-name="Strong_20_Emphasis"><text:span text:style-name="T123">, которая удаляет директории </text:span></text:span><text:span text:style-name="Mono_20_12.5"><text:span text:style-name="T107">build</text:span></text:span><text:span text:style-name="Strong_20_Emphasis"><text:span text:style-name="T123"> и </text:span></text:span><text:span text:style-name="Mono_20_12.5"><text:span text:style-name="T107">bin</text:span></text:span><text:span text:style-name="Strong_20_Emphasis"><text:span text:style-name="T123">, включая все объектные и исполняемые файлы.</text:span></text:span></text:p>
      <text:p text:style-name="Serif_20_14"><text:tab/></text:p>
      <text:p text:style-name="P75"><text:span text:style-name="T88"><text:tab/></text:span><text:span text:style-name="T120">5.</text:span><text:span text:style-name="T125">2</text:span><text:span text:style-name="T120"> </text:span><text:span text:style-name="T125">Результаты работы программы</text:span></text:p>
      <text:p text:style-name="P76"><text:tab/></text:p>
      <text:p text:style-name="P75"><text:span text:style-name="T125"><text:tab/></text:span><text:span text:style-name="T126">Запуск утилиты форматирования:</text:span></text:p>
      <text:p text:style-name="Serif_20_14"><text:span text:style-name="T126"><text:tab/></text:span><text:span text:style-name="Mono_20_12.5"><text:span text:style-name="T107">$ ./mkfs.sfs ../Simple-File-System-main/build/release</text:span></text:span></text:p>
      <text:p text:style-name="Serif_20_14"><text:span text:style-name="Mono_20_12.5"><text:span text:style-name="T107"><text:tab/>Filesystem already exists. Format it? (y/N): y</text:span></text:span></text:p>
      <text:p text:style-name="Serif_20_14"><text:span text:style-name="Mono_20_12.5"><text:span text:style-name="T107"><text:tab/>Formatting filesystem...</text:span></text:span></text:p>
      <text:p text:style-name="Serif_20_14"><text:span text:style-name="Mono_20_12.5"><text:span text:style-name="T107"><text:tab/>Filesystem formatted successfully.</text:span></text:span></text:p>
      <text:p text:style-name="P77"><text:tab/>Запуск утилиты проверки целостности файловой системы:</text:p>
      <text:p text:style-name="Serif_20_14"><text:span text:style-name="T126"><text:tab/></text:span><text:span text:style-name="Mono_20_12.5"><text:span text:style-name="T107">$ ./fsch ../Simple-File-System-main/build/release </text:span></text:span></text:p>
      <text:p text:style-name="Serif_20_14"><text:span text:style-name="Mono_20_12.5"/></text:p>
      <text:p text:style-name="Serif_20_14"><text:span text:style-name="Mono_20_12.5"><text:span text:style-name="T107"><text:tab/>Starting filesystem check...</text:span></text:span></text:p>
      <text:p text:style-name="Serif_20_14"><text:span text:style-name="Mono_20_12.5"><text:span text:style-name="T107"><text:tab/>Checking inode integrity...</text:span></text:span></text:p>
      <text:p text:style-name="Serif_20_14"><text:soft-page-break/><text:span text:style-name="Mono_20_12.5"><text:span text:style-name="T107"><text:tab/>Inode integrity check passed.</text:span></text:span></text:p>
      <text:p text:style-name="Serif_20_14"><text:span text:style-name="Mono_20_12.5"><text:span text:style-name="T107"><text:tab/></text:span></text:span></text:p>
      <text:p text:style-name="Serif_20_14"><text:span text:style-name="Mono_20_12.5"><text:span text:style-name="T107"><text:tab/>Filesystem is healthy!</text:span></text:span></text:p>
      <text:p text:style-name="Serif_20_14"><text:span text:style-name="Mono_20_12.5"/></text:p>
      <text:p text:style-name="Serif_20_14"><text:span text:style-name="Mono_20_12.5"><text:tab/></text:span><text:span text:style-name="Mono_20_12.5"><text:span text:style-name="T127">Запуск утилиты проверки </text:span></text:span><text:span text:style-name="Mono_20_12.5"><text:span text:style-name="T128">после работы в файловой системе </text:span></text:span><text:span text:style-name="Mono_20_12.5"><text:span text:style-name="T127">в режиме:</text:span></text:span></text:p>
      <text:p text:style-name="Serif_20_14"><text:span text:style-name="Mono_20_12.5"><text:span text:style-name="T127"><text:tab/></text:span></text:span><text:span text:style-name="Mono_20_12.5"><text:span text:style-name="T107">$ ./fsch ../Simple-File-System-main/build/release —debug</text:span></text:span></text:p>
      <text:p text:style-name="Serif_20_14"><text:span text:style-name="Mono_20_12.5"/></text:p>
      <text:p text:style-name="Serif_20_14"><text:span text:style-name="Mono_20_12.5"><text:span text:style-name="T107"><text:tab/>=== DEBUG MODE ENABLED ===</text:span></text:span></text:p>
      <text:p text:style-name="Serif_20_14"><text:span text:style-name="Mono_20_12.5"/></text:p>
      <text:p text:style-name="Serif_20_14"><text:span text:style-name="Mono_20_12.5"><text:span text:style-name="T107"><text:tab/>Starting filesystem check...</text:span></text:span></text:p>
      <text:p text:style-name="Serif_20_14"><text:span text:style-name="Mono_20_12.5"/></text:p>
      <text:p text:style-name="Serif_20_14"><text:span text:style-name="Mono_20_12.5"><text:span text:style-name="T107"><text:tab/>========= Starting Superblock Integrity Check =========== </text:span></text:span></text:p>
      <text:p text:style-name="Serif_20_14"><text:span text:style-name="Mono_20_12.5"/></text:p>
      <text:p text:style-name="Serif_20_14"><text:span text:style-name="Mono_20_12.5"><text:span text:style-name="T107"><text:tab/>[1/3] Checking data blocks size... OK</text:span></text:span></text:p>
      <text:p text:style-name="Serif_20_14"><text:span text:style-name="Mono_20_12.5"><text:span text:style-name="T107"><text:tab/>[2/3] Checking bitmap sizes... OK</text:span></text:span></text:p>
      <text:p text:style-name="Serif_20_14"><text:span text:style-name="Mono_20_12.5"><text:span text:style-name="T107"><text:tab/>[3/3] Verifying bitmap consistency... OK</text:span></text:span></text:p>
      <text:p text:style-name="Serif_20_14"><text:span text:style-name="Mono_20_12.5"/></text:p>
      <text:p text:style-name="Serif_20_14"><text:span text:style-name="Mono_20_12.5"><text:span text:style-name="T107"><text:tab/>=== Superblock Check PASSED ===</text:span></text:span></text:p>
      <text:p text:style-name="Serif_20_14"><text:span text:style-name="Mono_20_12.5"/></text:p>
      <text:p text:style-name="Serif_20_14"><text:span text:style-name="Mono_20_12.5"><text:span text:style-name="T107"><text:tab/>========== Starting File Structure Integrity Check ====== </text:span></text:span></text:p>
      <text:p text:style-name="Serif_20_14"><text:span text:style-name="Mono_20_12.5"><text:span text:style-name="T107"><text:tab/>Checking root directory structure...</text:span></text:span></text:p>
      <text:p text:style-name="Serif_20_14"><text:span text:style-name="Mono_20_12.5"><text:span text:style-name="T107"><text:tab/>Checking node '/' (type: directory, valid: 1)</text:span></text:span></text:p>
      <text:p text:style-name="Serif_20_14"><text:span text:style-name="Mono_20_12.5"/></text:p>
      <text:p text:style-name="Serif_20_14"><text:span text:style-name="Mono_20_12.5"><text:span text:style-name="T107"><text:tab/>=== File Structure Check PASSED ===</text:span></text:span></text:p>
      <text:p text:style-name="Serif_20_14"><text:span text:style-name="Mono_20_12.5"><text:tab/>Checking inode integrity...</text:span></text:p>
      <text:p text:style-name="Serif_20_14"><text:span text:style-name="Mono_20_12.5"/></text:p>
      <text:p text:style-name="Serif_20_14"><text:span text:style-name="Mono_20_12.5"><text:tab/>============= Checking inode 2 ======</text:span></text:p>
      <text:p text:style-name="Serif_20_14"><text:span text:style-name="Mono_20_12.5"/></text:p>
      <text:p text:style-name="Serif_20_14"><text:span text:style-name="Mono_20_12.5"><text:tab/>[1/6] Checking inode number... OK (2)</text:span></text:p>
      <text:p text:style-name="Serif_20_14"><text:span text:style-name="Mono_20_12.5"><text:tab/>[2/6] Checking block count... OK (0 blocks)</text:span></text:p>
      <text:p text:style-name="Serif_20_14"><text:span text:style-name="Mono_20_12.5"><text:tab/>[3/6] Checking timestamps...</text:span></text:p>
      <text:p text:style-name="Serif_20_14"><text:span text:style-name="Mono_20_12.5"><text:tab/>- Access time: 1749311704 - OK</text:span></text:p>
      <text:p text:style-name="Serif_20_14"><text:span text:style-name="Mono_20_12.5"><text:s text:c="2"/><text:tab/>- Modification time: 1749244765 - OK</text:span></text:p>
      <text:p text:style-name="Serif_20_14"><text:span text:style-name="Mono_20_12.5"><text:s text:c="2"/><text:tab/>- Change time: 1749244765 - OK</text:span></text:p>
      <text:p text:style-name="Serif_20_14"><text:span text:style-name="Mono_20_12.5"><text:s text:c="2"/><text:tab/>- Birth time: 1749244765 - OK</text:span></text:p>
      <text:p text:style-name="Serif_20_14"><text:span text:style-name="Mono_20_12.5"><text:tab/>[4/6] Checking data blocks...</text:span></text:p>
      <text:p text:style-name="Serif_20_14"><text:soft-page-break/><text:span text:style-name="Mono_20_12.5"><text:tab/>[5/6] Checking permissions... OK (40777)</text:span></text:p>
      <text:p text:style-name="Serif_20_14"><text:span text:style-name="Mono_20_12.5"><text:tab/>[6/6] Checking user/group IDs... OK (UID: 1000, GID: 1000)</text:span></text:p>
      <text:p text:style-name="Serif_20_14"><text:span text:style-name="Mono_20_12.5"/></text:p>
      <text:p text:style-name="Serif_20_14"><text:span text:style-name="Mono_20_12.5"><text:tab/>=== Inode 2 check COMPLETE - VALID ===</text:span></text:p>
      <text:p text:style-name="Serif_20_14"><text:span text:style-name="Mono_20_12.5"/></text:p>
      <text:p text:style-name="Serif_20_14"><text:span text:style-name="Mono_20_12.5"/></text:p>
      <text:p text:style-name="Serif_20_14"><text:span text:style-name="Mono_20_12.5"><text:tab/>================== Checking inode 3 ===============</text:span></text:p>
      <text:p text:style-name="Serif_20_14"><text:span text:style-name="Mono_20_12.5"/></text:p>
      <text:p text:style-name="Serif_20_14"><text:span text:style-name="Mono_20_12.5"><text:tab/>[1/6] Checking inode number... OK (3)</text:span></text:p>
      <text:p text:style-name="Serif_20_14"><text:span text:style-name="Mono_20_12.5"><text:tab/>[2/6] Checking block count... OK (0 blocks)</text:span></text:p>
      <text:p text:style-name="Serif_20_14"><text:span text:style-name="Mono_20_12.5"><text:tab/>[3/6] Checking timestamps...</text:span></text:p>
      <text:p text:style-name="Serif_20_14"><text:span text:style-name="Mono_20_12.5"><text:s text:c="2"/><text:tab/>- Access time: 1749311721 - OK</text:span></text:p>
      <text:p text:style-name="Serif_20_14"><text:span text:style-name="Mono_20_12.5"><text:s text:c="2"/><text:tab/>- Modification time: 1749311721 - OK</text:span></text:p>
      <text:p text:style-name="Serif_20_14"><text:span text:style-name="Mono_20_12.5"><text:s text:c="2"/><text:tab/>- Change time: 1749311721 - OK</text:span></text:p>
      <text:p text:style-name="Serif_20_14"><text:span text:style-name="Mono_20_12.5"><text:s text:c="2"/><text:tab/>- Birth time: 1749311721 - OK</text:span></text:p>
      <text:p text:style-name="Serif_20_14"><text:span text:style-name="Mono_20_12.5"><text:tab/>[4/6] Checking data blocks...</text:span></text:p>
      <text:p text:style-name="Serif_20_14"><text:span text:style-name="Mono_20_12.5"><text:tab/>[5/6] Checking permissions... OK (40777)</text:span></text:p>
      <text:p text:style-name="Serif_20_14"><text:span text:style-name="Mono_20_12.5"><text:tab/>[6/6] Checking user/group IDs... OK (UID: 1000, GID: 1000)</text:span></text:p>
      <text:p text:style-name="Serif_20_14"><text:span text:style-name="Mono_20_12.5"><text:tab/>=== Inode 3 check COMPLETE - VALID ===</text:span></text:p>
      <text:p text:style-name="Serif_20_14"><text:span text:style-name="Mono_20_12.5"/></text:p>
      <text:p text:style-name="Serif_20_14"><text:span text:style-name="Mono_20_12.5"><text:tab/>Inode integrity check passed.</text:span><text:span text:style-name="Mono_20_12.5"><text:span text:style-name="T129">\</text:span></text:span></text:p>
      <text:p text:style-name="Serif_20_14"><text:span text:style-name="Mono_20_12.5"/></text:p>
      <text:p text:style-name="Serif_20_14"><text:span text:style-name="Mono_20_12.5"><text:tab/>=== SUMMARY ===</text:span></text:p>
      <text:p text:style-name="Serif_20_14"><text:span text:style-name="Mono_20_12.5"><text:tab/>Superblock: OK</text:span></text:p>
      <text:p text:style-name="Serif_20_14"><text:span text:style-name="Mono_20_12.5"><text:tab/>File structure: OK</text:span></text:p>
      <text:p text:style-name="Serif_20_14"><text:span text:style-name="Mono_20_12.5"><text:tab/>Inodes: OK</text:span></text:p>
      <text:p text:style-name="Serif_20_14"><text:span text:style-name="Mono_20_12.5"/></text:p>
      <text:p text:style-name="Serif_20_14"><text:span text:style-name="Mono_20_12.5"><text:tab/>Filesystem is healthy!</text:span></text:p>
      <text:p text:style-name="P78">ЗАКЛЮЧЕНИЕ</text:p>
      <text:p text:style-name="P79"><text:span text:style-name="T130"/></text:p>
      <text:p text:style-name="P80"><text:span text:style-name="T131"><text:tab/></text:span><text:span text:style-name="T132">В рамках курсового проекта была разработана утилита, реализующая базовую файловую систему с возможностью форматирования и проверки целостности её структур. Основное внимание в проекте было уделено моделированию компонентов файловой системы — суперблока, </text:span><text:span text:style-name="Source_20_Text"><text:span text:style-name="T133">inode</text:span></text:span><text:span text:style-name="T132">-таблицы и дерева директорий — а также созданию инструментов для их сериализации и десериализации. Особое место занимает реализация функций проверки целостности (</text:span><text:span text:style-name="Source_20_Text"><text:span text:style-name="T133">check_superblock_integrity()</text:span></text:span><text:span text:style-name="T132">, </text:span><text:span text:style-name="Source_20_Text"><text:span text:style-name="T133">check_file_structure_integrity()</text:span></text:span><text:span text:style-name="T132">), что позволяет отслеживать и выявлять логические ошибки и повреждения данных при загрузке или работе с системой.</text:span></text:p>
      <text:p text:style-name="P80"><text:span text:style-name="T132"><text:tab/>Модульный подход обеспечил чёткое разделение ответственности: </text:span><text:span text:style-name="Source_20_Text"><text:span text:style-name="T133">superblock.c</text:span></text:span><text:span text:style-name="T132">, </text:span><text:span text:style-name="Source_20_Text"><text:span text:style-name="T133">inode.c</text:span></text:span><text:span text:style-name="T132">, </text:span><text:span text:style-name="Source_20_Text"><text:span text:style-name="T133">filetype.c</text:span></text:span><text:span text:style-name="T132">, </text:span><text:span text:style-name="Source_20_Text"><text:span text:style-name="T133">utilities.c</text:span></text:span><text:span text:style-name="T132"> и другие модули реализуют отдельные аспекты файловой системы, что упрощает отладку, сопровождение и расширение функционала.</text:span></text:p>
      <text:p text:style-name="P81"><text:tab/>Форматирование файловой системы подразумевает создание новой структуры с корневой директорией и обнулением всех битовых карт и таблиц. При этом сохраняются базовые метаданные, включая временные метки, идентификаторы пользователя и группы, права доступа и структуру дерева директорий.</text:p>
      <text:p text:style-name="P82"><text:span text:style-name="T132"><text:tab/>Для повышения устойчивости и надёжности реализованы механизмы автоматической валидации целостности данных, как при запуске, так и после выполнения операций. Вывод диагностических сообщений и пошаговая проверка структуры корневой директории, метаданных </text:span><text:span text:style-name="Source_20_Text"><text:span text:style-name="T133">inode</text:span></text:span><text:span text:style-name="T132"> и размеров битовых карт позволяют оперативно диагностировать сбои и ошибки.</text:span></text:p>
      <text:p text:style-name="P81"><text:tab/>Разработанная утилита может служить основой для более сложной пользовательской файловой системы с поддержкой операций записи, чтения, создания и удаления файлов, а также для системного моделирования или преподавания основ организации данных в операционных системах. Архитектура проекта легко расширяема — в дальнейшем возможно добавление журналирования, кэширования, управления правами пользователей и других функциональных блоков.</text:p>
      <text:p text:style-name="P83">СПИСОК ИСПОЛЬЗОВАННЫХ ИСТОЧНИКОВ</text:p>
      <text:p text:style-name="P79"><text:span text:style-name="T130"/></text:p>
      <text:p text:style-name="P84"><text:span text:style-name="T134"><text:tab/></text:span><text:span text:style-name="Source_20_Text"><text:span text:style-name="T135">[1]</text:span></text:span><text:span text:style-name="T136"> </text:span><text:span text:style-name="T135">Программа управления компиляцией </text:span><text:span text:style-name="Source_20_Text"><text:span text:style-name="T137">GNU make</text:span></text:span><text:span text:style-name="T135"> </text:span><text:span text:style-name="T136">[Электронный ресурс]. – 20</text:span><text:span text:style-name="T134">25</text:span><text:span text:style-name="T136">. – Режим доступа : </text:span><text:a xlink:type="simple" xlink:href="https://www.opennet.ru/make_compile/" text:style-name="Internet_20_link" text:visited-style-name="Visited_20_Internet_20_Link"><text:span text:style-name="Source_20_Text"><text:span text:style-name="T137">https://www.opennet.ru/make_compile/</text:span></text:span></text:a></text:p>
      <text:p text:style-name="P85"><text:span text:style-name="Source_20_Text"><text:span text:style-name="T138"><text:tab/></text:span></text:span><text:span text:style-name="Source_20_Text"><text:span text:style-name="T135">[2] </text:span></text:span><text:span text:style-name="Source_20_Text"><text:span text:style-name="T139">Структура и работа файловых систем </text:span></text:span><text:span text:style-name="Source_20_Text"><text:span text:style-name="T137">UNIX</text:span></text:span><text:span text:style-name="Source_20_Text"><text:span text:style-name="T139">-подобных ОС [Электронный ресурс]. – </text:span></text:span><text:span text:style-name="Source_20_Text"><text:span text:style-name="T140">2025. – Режим доступа : </text:span></text:span><text:a xlink:type="simple" xlink:href="https://www.opennet.ru/base/dev/fs_unix_structure.txt" text:style-name="Internet_20_link" text:visited-style-name="Visited_20_Internet_20_Link"><text:span text:style-name="Source_20_Text"><text:span text:style-name="T141">https://www.opennet.ru/base/dev/fs_unix_structure.txt</text:span></text:span></text:a></text:p>
      <text:p text:style-name="P85"><text:span text:style-name="Source_20_Text"><text:span text:style-name="T142"><text:tab/></text:span></text:span><text:span text:style-name="Source_20_Text"><text:span text:style-name="T135">[2] </text:span></text:span><text:span text:style-name="Source_20_Text"><text:span text:style-name="T140">Основы </text:span></text:span><text:span text:style-name="Source_20_Text"><text:span text:style-name="T137">POSIX</text:span></text:span><text:span text:style-name="Source_20_Text"><text:span text:style-name="T140">. Работа с системными вызовами в</text:span></text:span><text:span text:style-name="Source_20_Text"><text:span text:style-name="T143"> C</text:span></text:span><text:span text:style-name="Source_20_Text"><text:span text:style-name="T135"> [Электронный ресурс]. – 2025. – Режим доступа : </text:span></text:span><text:span text:style-name="Source_20_Text"><text:span text:style-name="T141">https://habr.com/ru/articles/440436/ </text:span></text:span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pan text:style-name="T130"/></text:p>
      <text:p text:style-name="P79"><text:soft-page-break/><text:span text:style-name="T130">ПРИЛОЖЕНИЕ А</text:span></text:p>
      <text:p text:style-name="P86">(обязательное)</text:p>
      <text:p text:style-name="P87">Схема алгоритма функции <text:span text:style-name="Mono_20_12.5">save_system_state()</text:span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9"><text:soft-page-break/>ПРИЛОЖЕНИЕ Б</text:p>
      <text:p text:style-name="P86">(обязательное)</text:p>
      <text:p text:style-name="P90">Схема алгоритма функции <text:span text:style-name="Mono_20_12.5">load_file_structure()</text:span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8"><text:span text:style-name="T144"/></text:p>
      <text:p text:style-name="P89"><text:soft-page-break/>ПРИЛОЖЕНИЕ В</text:p>
      <text:p text:style-name="P86">(обязательное)</text:p>
      <text:p text:style-name="P91">Ведомость документо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erif_20_14" style:display-name="Serif 14" style:family="paragraph" style:master-page-name="">
      <style:paragraph-properties fo:margin-right="-0.035cm" fo:margin-top="0cm" fo:margin-bottom="0.139cm" style:contextual-spacing="false" fo:line-height="108%" fo:text-align="justify" style:justify-single-word="false" fo:orphans="0" fo:widows="0" fo:hyphenation-ladder-count="no-limit" fo:hyphenation-keep="auto" loext:hyphenation-keep-type="column" style:page-number="auto">
        <style:tab-stops/>
      </style:paragraph-properties>
      <style:text-properties style:font-name="Liberation Serif" fo:font-family="'Liberation Serif'" style:font-family-generic="roman" style:font-pitch="variable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/>
      <style:text-properties style:font-name="Times New Roman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U_5f_header" style:display-name="U_header" style:family="paragraph" style:parent-style-name="Heading_20_1" style:default-outline-level="" style:list-style-name="" style:master-page-name="">
      <style:paragraph-properties fo:margin-left="1.251cm" fo:margin-top="0cm" fo:margin-bottom="0cm" style:contextual-spacing="false" fo:text-align="justify" style:justify-single-word="false" style:page-number="auto">
        <style:tab-stops>
          <style:tab-stop style:position="1.251cm"/>
        </style:tab-stops>
      </style:paragraph-properties>
      <style:text-properties fo:text-transform="uppercase" fo:color="#000000" loext:opacity="100%" style:text-position="0% 100%" style:font-name="Liberation Serif1" fo:font-family="'Liberation Serif'" style:font-style-name="Жирный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left="1.3cm" fo:margin-right="0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U_5f_text_5f_h" style:display-name="U_text_h" style:family="paragraph">
      <style:paragraph-properties fo:margin-top="0cm" fo:margin-bottom="0cm" style:contextual-spacing="false" fo:line-height="100%" fo:text-align="justify" style:justify-single-word="false" fo:hyphenation-ladder-count="no-limit" fo:hyphenation-keep="page" loext:hyphenation-keep-type="column" fo:text-indent="1.251cm" style:auto-text-indent="false"/>
      <style:text-properties style:font-name="Liberation Serif" fo:font-family="'Liberation Serif'" style:font-family-generic="roman" style:font-pitch="variable" fo:font-size="14pt" style:font-size-asian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b" style:family="text" style:parent-style-name="Source_20_Text">
      <style:text-properties fo:font-variant="normal" fo:text-transform="none" fo:color="#000000" loext:opacity="100%" style:text-line-through-style="none" style:text-line-through-type="none" style:font-name="Liberation Mono" fo:font-family="'Liberation Mono'" style:font-family-generic="modern" style:font-pitch="fixed" fo:font-size="12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U_5f_text" style:display-name="U_text" style:family="text" style:parent-style-name="verb">
      <style:text-properties style:font-name="Liberation Serif2" fo:font-family="'Liberation Serif'" style:font-style-name="Обычный" style:font-family-generic="roman" style:font-pitch="variable" fo:font-size="14pt"/>
    </style:style>
    <style:style style:name="Mono_20_12.5" style:display-name="Mono 12.5" style:family="text">
      <style:text-properties fo:font-variant="normal" fo:text-transform="none" fo:color="#000000" loext:opacity="100%" style:text-line-through-style="none" style:text-line-through-type="none" style:font-name="Liberation Mono2" fo:font-family="'Liberation Mono'" style:font-style-name="Обычный" style:font-family-generic="modern" style:font-pitch="fixed" fo:font-size="12.5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U_5f_code" style:display-name="U_code" style:family="text" style:parent-style-name="U_5f_text">
      <style:text-properties style:font-name="Liberation Mono2" fo:font-family="'Liberation Mono'" style:font-style-name="Обычный" style:font-family-generic="modern" style:font-pitch="fixed" fo:font-size="11.5pt" loext:padding="0.049cm" loext:border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_5f_undheader_5f_t" style:display-name="U_undheader_t" style:family="text"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fo:font-style="normal" style:text-underline-style="none" fo:font-weight="bold" style:text-blinking="false" fo:background-color="#ffffff" style:font-name-asian="Liberation Mono1" style:font-family-asian="'Liberation Mono'" style:font-family-generic-asian="system" style:font-pitch-asian="variable" style:font-size-asian="14pt" style:font-style-asian="normal" style:font-weight-asian="bold" style:font-name-complex="Liberation Mono1" style:font-family-complex="'Liberation Mono'" style:font-family-generic-complex="system" style:font-pitch-complex="variable" style:font-size-complex="12pt" style:font-weight-complex="bold"/>
    </style:style>
    <style:style style:name="U_5f_HEADER_5f_t" style:display-name="U_HEADER_t" style:family="text">
      <style:text-properties fo:text-transform="uppercase" fo:color="#000000" loext:opacity="100%" style:text-line-through-style="none" style:text-line-through-type="none" style:font-name="Liberation Serif" fo:font-family="'Liberation Serif'" style:font-family-generic="roman" style:font-pitch="variable" fo:font-size="14pt" fo:font-style="normal" style:text-underline-style="none" fo:font-weight="bold" style:text-blinking="false" fo:background-color="#ffffff" style:font-name-asian="Liberation Mono1" style:font-family-asian="'Liberation Mono'" style:font-family-generic-asian="system" style:font-pitch-asian="variable" style:font-size-asian="14pt" style:font-style-asian="normal" style:font-weight-asian="bold" style:font-name-complex="Liberation Mono1" style:font-family-complex="'Liberation Mono'" style:font-family-generic-complex="system" style:font-pitch-complex="variable" style:font-size-complex="12pt" style:font-weight-complex="bold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>
      <style:text-properties fo:font-weight="bold" style:font-weight-asian="bold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7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 Копия 1"/><text:page-number text:select-page="current">26</text:page-number><text:bookmark-end text:name="PageNumWizard_FOOTER_Базовый3 Копия 1"/></text:p>
      </style:footer>
      <style:footer-first>
        <text:p text:style-name="MP1"><text:bookmark text:name="PageNumWizard_FOOTER_Базовый3 Копия 1 Копия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0:19:19.859373238</meta:creation-date>
    <dc:date>2025-06-09T00:31:27.705783725</dc:date>
    <meta:editing-duration>P1DT14H29M23S</meta:editing-duration>
    <meta:editing-cycles>33</meta:editing-cycles>
    <meta:generator>LibreOffice/24.8.2.1$Linux_X86_64 LibreOffice_project/480$Build-1</meta:generator>
    <meta:print-date>2025-06-08T17:11:23.653569733</meta:print-date>
    <meta:printed-by>Файлы PDF</meta:printed-by>
    <meta:document-statistic meta:table-count="0" meta:image-count="0" meta:object-count="0" meta:page-count="26" meta:paragraph-count="372" meta:word-count="3973" meta:character-count="32353" meta:non-whitespace-character-count="28082"/>
  </office:meta>
</office:document-meta>
</file>